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cell-protect="none"/>
    </style:style>
    <style:style style:name="ce3" style:family="table-cell" style:parent-style-name="Default" style:data-style-name="N14">
      <style:table-cell-properties style:cell-protect="none"/>
    </style:style>
    <style:style style:name="ce4" style:family="table-cell" style:parent-style-name="Default" style:data-style-name="N13">
      <style:table-cell-properties style:cell-protect="none"/>
    </style:style>
    <style:style style:name="ce5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808080"/>
    </style:style>
    <style:style style:name="ce7" style:family="table-cell" style:parent-style-name="Excel_BuiltIn_Percent" style:data-style-name="N14">
      <style:table-cell-properties style:vertical-align="automatic" fo:background-color="transparent" style:cell-protect="none"/>
      <style:text-properties fo:font-size="12pt" style:font-size-asian="12pt" style:font-size-complex="12pt"/>
    </style:style>
    <style:style style:name="ce8" style:family="table-cell" style:parent-style-name="Default" style:data-style-name="N3"/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cell-protect="none"/>
    </style:style>
    <style:style style:name="ce11" style:family="table-cell" style:parent-style-name="Default" style:data-style-name="N3"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style:cell-protect="none"/>
    </style:style>
    <style:style style:name="ce13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ext-properties style:font-name="Arial" style:font-name-asian="Arial" style:font-name-complex="Arial"/>
    </style:style>
    <style:style style:name="ce15" style:family="table-cell" style:parent-style-name="Default" style:data-style-name="N37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6" style:family="table-cell" style:parent-style-name="Default" style:data-style-name="N3">
      <style:table-cell-properties style:cell-protect="none"/>
      <style:text-properties style:font-name="Arial" style:font-name-asian="Arial" style:font-name-complex="Arial"/>
    </style:style>
    <style:style style:name="ce17" style:family="table-cell" style:parent-style-name="Default" style:data-style-name="N37">
      <style:table-cell-properties fo:background-color="transparent" style:cell-protect="none"/>
      <style:text-properties style:font-name="Arial" style:font-name-asian="Arial" style:font-name-complex="Arial"/>
    </style:style>
    <style:style style:name="ce18" style:family="table-cell" style:parent-style-name="Default" style:data-style-name="N37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9" style:family="table-cell" style:parent-style-name="Default" style:data-style-name="N3">
      <style:text-properties style:font-name="Arial" style:font-name-asian="Arial" style:font-name-complex="Arial"/>
    </style:style>
    <style:style style:name="ce20" style:family="table-cell" style:parent-style-name="Default" style:data-style-name="N37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3">
      <style:text-properties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37">
      <style:table-cell-properties style:vertical-align="automatic" fo:background-color="transparent" style:cell-protect="protected" style:repeat-content="false"/>
      <style:paragraph-properties fo:text-align="start" fo:margin-left="0.353cm"/>
      <style:text-properties style:font-name="Arial" style:font-name-asian="Arial" style:font-name-complex="Arial"/>
    </style:style>
    <style:style style:name="ce23" style:family="table-cell" style:parent-style-name="Default" style:data-style-name="N37">
      <style:table-cell-properties fo:background-color="transparent" style:cell-protect="protected"/>
      <style:text-properties style:font-name="Arial" style:font-name-asian="Arial" style:font-name-complex="Arial"/>
    </style:style>
    <style:style style:name="ce24" style:family="table-cell" style:parent-style-name="Default" style:data-style-name="N4"/>
    <style:style style:name="ce25" style:family="table-cell" style:parent-style-name="Default" style:data-style-name="N4"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style:cell-protect="none"/>
    </style:style>
    <style:style style:name="ce27" style:family="table-cell" style:parent-style-name="Default" style:data-style-name="N0">
      <style:table-cell-properties fo:background-color="#C0C0C0"/>
    </style:style>
    <style:style style:name="ce28" style:family="table-cell" style:parent-style-name="Default" style:data-style-name="N3">
      <style:table-cell-properties fo:background-color="#C0C0C0" style:cell-protect="none"/>
    </style:style>
    <style:style style:name="ce29" style:family="table-cell" style:parent-style-name="Default" style:data-style-name="N0">
      <style:table-cell-properties fo:background-color="#C0C0C0" style:cell-protect="none"/>
    </style:style>
    <style:style style:name="ce30" style:family="table-cell" style:parent-style-name="Excel_BuiltIn_Percent" style:data-style-name="N38">
      <style:table-cell-properties style:vertical-align="automatic" fo:background-color="transparent" style:cell-protect="none"/>
      <style:text-properties fo:font-size="12pt" style:font-size-asian="12pt" style:font-size-complex="12pt"/>
    </style:style>
    <style:style style:name="ce31" style:family="table-cell" style:parent-style-name="Excel_BuiltIn_Percent" style:data-style-name="N13">
      <style:table-cell-properties style:vertical-align="automatic" fo:background-color="transparent"/>
      <style:text-properties fo:font-size="12pt" style:font-size-asian="12pt" style:font-size-complex="12pt"/>
    </style:style>
    <style:style style:name="ce3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1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"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3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Excel_BuiltIn_Percent" style:data-style-name="N14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9.12812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9.57791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4.28625cm"/>
    </style:style>
    <style:style style:name="co11" style:family="table-column">
      <style:table-column-properties fo:break-before="auto" style:column-width="6.79979166666667cm"/>
    </style:style>
    <style:style style:name="co12" style:family="table-column">
      <style:table-column-properties fo:break-before="auto" style:column-width="2.83104166666667cm"/>
    </style:style>
    <style:style style:name="co13" style:family="table-column">
      <style:table-column-properties fo:break-before="auto" style:column-width="3.78354166666667cm"/>
    </style:style>
    <style:style style:name="co14" style:family="table-column">
      <style:table-column-properties fo:break-before="auto" style:column-width="3.254375cm"/>
    </style:style>
    <style:style style:name="co15" style:family="table-column">
      <style:table-column-properties fo:break-before="auto" style:column-width="4.55083333333333cm"/>
    </style:style>
    <style:style style:name="co16" style:family="table-column">
      <style:table-column-properties fo:break-before="auto" style:column-width="6.64104166666667cm"/>
    </style:style>
    <style:style style:name="co17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7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essupostos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azo médio de recebimentos (dias)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azo médio de pagamento (dias)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1">
            <text:p>Prazo médio de existências produto acabado (dias)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1">
            <text:p>IRC + Derrama</text:p>
          </table:table-cell>
          <table:table-cell office:value-type="percentage" office:value="0.23499999999999999" table:style-name="ce3">
            <text:p>23,50%</text:p>
          </table:table-cell>
          <table:table-cell office:value-type="percentage" office:value="0.23499999999999999" table:style-name="ce3">
            <text:p>23,50%</text:p>
          </table:table-cell>
          <table:table-cell office:value-type="percentage" office:value="0.23499999999999999" table:style-name="ce3">
            <text:p>23,50%</text:p>
          </table:table-cell>
          <table:table-cell office:value-type="percentage" office:value="0.23499999999999999" table:style-name="ce3">
            <text:p>23,50%</text:p>
          </table:table-cell>
          <table:table-cell office:value-type="percentage" office:value="0.23499999999999999" table:style-name="ce3">
            <text:p>23,50%</text:p>
          </table:table-cell>
          <table:table-cell office:value-type="percentage" office:value="0.23499999999999999" table:style-name="ce3">
            <text:p>23,50%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VA Vendas</text:p>
          </table:table-cell>
          <table:table-cell office:value-type="percentage" office:value="0.23" table:style-name="ce4">
            <text:p>23%</text:p>
          </table:table-cell>
          <table:table-cell office:value-type="percentage" office:value="0.23" table:style-name="ce4">
            <text:p>23%</text:p>
          </table:table-cell>
          <table:table-cell office:value-type="percentage" office:value="0.23" table:style-name="ce4">
            <text:p>23%</text:p>
          </table:table-cell>
          <table:table-cell office:value-type="percentage" office:value="0.23" table:style-name="ce4">
            <text:p>23%</text:p>
          </table:table-cell>
          <table:table-cell office:value-type="percentage" office:value="0.23" table:style-name="ce4">
            <text:p>23%</text:p>
          </table:table-cell>
          <table:table-cell office:value-type="percentage" office:value="0.23" table:style-name="ce4">
            <text:p>23%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VA Compras</text:p>
          </table:table-cell>
          <table:table-cell office:value-type="percentage" office:value="0.23" table:style-name="ce4">
            <text:p>23%</text:p>
          </table:table-cell>
          <table:table-cell office:value-type="percentage" office:value="0.23" table:style-name="ce4">
            <text:p>23%</text:p>
          </table:table-cell>
          <table:table-cell office:value-type="percentage" office:value="0.23" table:style-name="ce4">
            <text:p>23%</text:p>
          </table:table-cell>
          <table:table-cell office:value-type="percentage" office:value="0.23" table:style-name="ce4">
            <text:p>23%</text:p>
          </table:table-cell>
          <table:table-cell office:value-type="percentage" office:value="0.23" table:style-name="ce4">
            <text:p>23%</text:p>
          </table:table-cell>
          <table:table-cell office:value-type="percentage" office:value="0.23" table:style-name="ce4">
            <text:p>23%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SU</text:p>
          </table:table-cell>
          <table:table-cell office:value-type="percentage" office:value="0.23749999999999999" table:style-name="ce3">
            <text:p>23,75%</text:p>
          </table:table-cell>
          <table:table-cell office:value-type="percentage" office:value="0.23749999999999999" table:style-name="ce3">
            <text:p>23,75%</text:p>
          </table:table-cell>
          <table:table-cell office:value-type="percentage" office:value="0.23749999999999999" table:style-name="ce3">
            <text:p>23,75%</text:p>
          </table:table-cell>
          <table:table-cell office:value-type="percentage" office:value="0.23749999999999999" table:style-name="ce3">
            <text:p>23,75%</text:p>
          </table:table-cell>
          <table:table-cell office:value-type="percentage" office:value="0.23749999999999999" table:style-name="ce3">
            <text:p>23,75%</text:p>
          </table:table-cell>
          <table:table-cell office:value-type="percentage" office:value="0.23749999999999999" table:style-name="ce3">
            <text:p>23,75%</text:p>
          </table:table-cell>
          <table:table-cell table:number-columns-repeated="16377"/>
        </table:table-row>
        <table:table-row table:number-rows-repeated="1048565" table:style-name="ro1">
          <table:table-cell table:number-columns-repeated="16384"/>
        </table:table-row>
      </table:table>
      <table:table table:name="Mercado" table:style-name="ta1">
        <table:table-column table:style-name="co4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2">
          <table:table-cell office:value-type="string" table:style-name="ce5">
            <text:p>Unidades de venda</text:p>
          </table:table-cell>
          <table:table-cell table:style-name="ce1"/>
          <table:table-cell office:value-type="float" office:value="0" table:formula="of:=[Pressupostos.B1]" table:style-name="ce1">
            <text:p>0</text:p>
          </table:table-cell>
          <table:table-cell office:value-type="float" office:value="0" table:formula="of:=[Pressupostos.C1]" table:style-name="ce1">
            <text:p>0</text:p>
          </table:table-cell>
          <table:table-cell office:value-type="float" office:value="0" table:formula="of:=[Pressupostos.D1]" table:style-name="ce1">
            <text:p>0</text:p>
          </table:table-cell>
          <table:table-cell office:value-type="float" office:value="0" table:formula="of:=[Pressupostos.E1]" table:style-name="ce1">
            <text:p>0</text:p>
          </table:table-cell>
          <table:table-cell office:value-type="float" office:value="0" table:formula="of:=[Pressupostos.F1]" table:style-name="ce1">
            <text:p>0</text:p>
          </table:table-cell>
          <table:table-cell office:value-type="float" office:value="0" table:formula="of:=[Pressupostos.G1]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office:annotation draw:style-name="" svg:x="1.47916666666667in" svg:y="0.375in" svg:width="1.5in" svg:height="0.822916666666667in">
              <text:p>Comentário:</text:p>
              <text:p><text:s text:c="4"/>Cluster de impressão ao preço de 25000 euros cada módulo de 12 máquinas</text:p>
              <text:p/>
            </office:annotation>
            <text:p>Produto/Serviço 1</text:p>
          </table:table-cell>
          <table:table-cell office:value-type="string" table:style-name="ce1">
            <text:p>TOT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M</text:p>
          </table:table-cell>
          <table:table-cell table:style-name="ce2"/>
          <table:table-cell office:value-type="float" office:value="17500000000" table:style-name="ce6">
            <text:p>17500000000</text:p>
          </table:table-cell>
          <table:table-cell office:value-type="float" office:value="21000000000" table:style-name="ce6">
            <text:p>21000000000</text:p>
          </table:table-cell>
          <table:table-cell office:value-type="float" office:value="24000000000" table:style-name="ce6">
            <text:p>24000000000</text:p>
          </table:table-cell>
          <table:table-cell office:value-type="float" office:value="27000000000" table:style-name="ce6">
            <text:p>27000000000</text:p>
          </table:table-cell>
          <table:table-cell office:value-type="float" office:value="30000000000" table:style-name="ce6">
            <text:p>30000000000</text:p>
          </table:table-cell>
          <table:table-cell office:value-type="float" office:value="33000000000" table:style-name="ce6">
            <text:p>330000000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office:annotation draw:style-name="" svg:x="1.47916666666667in" svg:y="0.8125in" svg:width="1.5in" svg:height="0.822916666666667in">
              <text:p>Comentário:</text:p>
              <text:p><text:s text:c="4"/>European market</text:p>
              <text:p/>
            </office:annotation>
            <text:p>SAM</text:p>
          </table:table-cell>
          <table:table-cell table:style-name="ce2"/>
          <table:table-cell office:value-type="float" office:value="5000000000" table:style-name="ce6">
            <text:p>5000000000</text:p>
          </table:table-cell>
          <table:table-cell office:value-type="float" office:value="7500000000" table:style-name="ce6">
            <text:p>7500000000</text:p>
          </table:table-cell>
          <table:table-cell office:value-type="float" office:value="8625000000" table:formula="of:=[.D5]*15%+[.D5]" table:style-name="ce6">
            <text:p>8625000000</text:p>
          </table:table-cell>
          <table:table-cell office:value-type="float" office:value="9918750000" table:formula="of:=[.E5]*15%+[.E5]" table:style-name="ce6">
            <text:p>9918750000</text:p>
          </table:table-cell>
          <table:table-cell office:value-type="float" office:value="11406562500" table:formula="of:=[.F5]*15%+[.F5]" table:style-name="ce6">
            <text:p>11406562500</text:p>
          </table:table-cell>
          <table:table-cell office:value-type="float" office:value="13117546875" table:formula="of:=[.G5]*15%+[.G5]" table:style-name="ce6">
            <text:p>1311754687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OM</text:p>
          </table:table-cell>
          <table:table-cell table:style-name="ce2"/>
          <table:table-cell office:value-type="string" table:style-name="ce7">
            <text:p>0.00002%</text:p>
          </table:table-cell>
          <table:table-cell office:value-type="string" table:style-name="ce7">
            <text:p>0.00002%</text:p>
          </table:table-cell>
          <table:table-cell office:value-type="string" table:style-name="ce7">
            <text:p>0.00002%</text:p>
          </table:table-cell>
          <table:table-cell office:value-type="string" table:style-name="ce7">
            <text:p>0.00002%</text:p>
          </table:table-cell>
          <table:table-cell office:value-type="string" table:style-name="ce7">
            <text:p>0.00002%</text:p>
          </table:table-cell>
          <table:table-cell office:value-type="string" table:style-name="ce7">
            <text:p>0.00002%</text:p>
          </table:table-cell>
          <table:table-cell office:value-type="string" table:style-name="ce1">
            <text:p>% do SOM (Mercado Pretendido) atingido em cada ano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office:annotation draw:style-name="" svg:x="1.47916666666667in" svg:y="1.46875in" svg:width="1.5in" svg:height="0.822916666666667in">
              <text:p>Comentário:</text:p>
              <text:p><text:s text:c="4"/>Software de stock management</text:p>
              <text:p/>
            </office:annotation>
            <text:p>Produto/Serviço 2</text:p>
          </table:table-cell>
          <table:table-cell office:value-type="string" table:style-name="ce1">
            <text:p>TOT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M</text:p>
          </table:table-cell>
          <table:table-cell table:style-name="ce2"/>
          <table:table-cell office:value-type="float" office:value="2500000000" table:style-name="ce6">
            <text:p>2500000000</text:p>
          </table:table-cell>
          <table:table-cell office:value-type="float" office:value="2875000000" table:style-name="ce6">
            <text:p>2875000000</text:p>
          </table:table-cell>
          <table:table-cell office:value-type="float" office:value="3306250000" table:formula="of:=[.D9]*15%+[.D9]" table:style-name="ce6">
            <text:p>3306250000</text:p>
          </table:table-cell>
          <table:table-cell office:value-type="float" office:value="3802187500" table:formula="of:=[.E9]*15%+[.E9]" table:style-name="ce6">
            <text:p>3802187500</text:p>
          </table:table-cell>
          <table:table-cell office:value-type="float" office:value="4372515625" table:formula="of:=[.F9]*15%+[.F9]" table:style-name="ce6">
            <text:p>4372515625</text:p>
          </table:table-cell>
          <table:table-cell office:value-type="float" office:value="5028392968.75" table:formula="of:=[.G9]*15%+[.G9]" table:style-name="ce6">
            <text:p>502839296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AM</text:p>
          </table:table-cell>
          <table:table-cell table:style-name="ce2"/>
          <table:table-cell office:value-type="float" office:value="625000000" table:formula="of:=[.C9]*25%" table:style-name="ce6">
            <text:p>625000000</text:p>
          </table:table-cell>
          <table:table-cell office:value-type="float" office:value="718750000" table:formula="of:=[.D9]*25%" table:style-name="ce6">
            <text:p>718750000</text:p>
          </table:table-cell>
          <table:table-cell office:value-type="float" office:value="826562500" table:formula="of:=[.E9]*25%" table:style-name="ce6">
            <text:p>826562500</text:p>
          </table:table-cell>
          <table:table-cell office:value-type="float" office:value="950546875" table:formula="of:=[.F9]*25%" table:style-name="ce6">
            <text:p>950546875</text:p>
          </table:table-cell>
          <table:table-cell office:value-type="float" office:value="1093128906.25" table:formula="of:=[.G9]*25%" table:style-name="ce6">
            <text:p>1093128906</text:p>
          </table:table-cell>
          <table:table-cell office:value-type="float" office:value="1257098242.1875" table:formula="of:=[.H9]*25%" table:style-name="ce6">
            <text:p>125709824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OM</text:p>
          </table:table-cell>
          <table:table-cell table:style-name="ce2"/>
          <table:table-cell office:value-type="string" table:style-name="ce7">
            <text:p>0.0001%</text:p>
          </table:table-cell>
          <table:table-cell office:value-type="string" table:style-name="ce7">
            <text:p>0.0001%</text:p>
          </table:table-cell>
          <table:table-cell office:value-type="string" table:style-name="ce7">
            <text:p>0.0001%</text:p>
          </table:table-cell>
          <table:table-cell office:value-type="string" table:style-name="ce7">
            <text:p>0.0001%</text:p>
          </table:table-cell>
          <table:table-cell office:value-type="string" table:style-name="ce7">
            <text:p>0.0001%</text:p>
          </table:table-cell>
          <table:table-cell office:value-type="string" table:style-name="ce7">
            <text:p>0.0001%</text:p>
          </table:table-cell>
          <table:table-cell office:value-type="string" table:style-name="ce1">
            <text:p>% do SOM (Mercado Pretendido) atingido em cada ano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to/Serviço 3</text:p>
          </table:table-cell>
          <table:table-cell office:value-type="string" table:style-name="ce1">
            <text:p>TOT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M</text:p>
          </table:table-cell>
          <table:table-cell table:style-name="ce2"/>
          <table:table-cell table:number-columns-repeated="6" table:style-name="ce6"/>
          <table:table-cell table:number-columns-repeated="16376" table:style-name="ce1"/>
        </table:table-row>
        <table:table-row table:style-name="ro1">
          <table:table-cell office:value-type="string" table:style-name="ce1">
            <text:p>SAM</text:p>
          </table:table-cell>
          <table:table-cell table:style-name="ce2"/>
          <table:table-cell table:number-columns-repeated="6" table:style-name="ce6"/>
          <table:table-cell table:number-columns-repeated="16376" table:style-name="ce1"/>
        </table:table-row>
        <table:table-row table:style-name="ro1">
          <table:table-cell office:value-type="string" table:style-name="ce1">
            <text:p>SOM</text:p>
          </table:table-cell>
          <table:table-cell table:style-name="ce2"/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string" table:style-name="ce1">
            <text:p>% do SOM (Mercado Pretendido) atingido em cada ano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to/Serviço 4</text:p>
          </table:table-cell>
          <table:table-cell office:value-type="string" table:style-name="ce1">
            <text:p>TOT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M</text:p>
          </table:table-cell>
          <table:table-cell table:style-name="ce2"/>
          <table:table-cell table:number-columns-repeated="6" table:style-name="ce6"/>
          <table:table-cell table:number-columns-repeated="16376" table:style-name="ce1"/>
        </table:table-row>
        <table:table-row table:style-name="ro1">
          <table:table-cell office:value-type="string" table:style-name="ce1">
            <text:p>SAM</text:p>
          </table:table-cell>
          <table:table-cell table:style-name="ce2"/>
          <table:table-cell table:number-columns-repeated="6" table:style-name="ce6"/>
          <table:table-cell table:number-columns-repeated="16376" table:style-name="ce1"/>
        </table:table-row>
        <table:table-row table:style-name="ro1">
          <table:table-cell office:value-type="string" table:style-name="ce1">
            <text:p>SOM</text:p>
          </table:table-cell>
          <table:table-cell table:style-name="ce2"/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string" table:style-name="ce1">
            <text:p>% do SOM (Mercado Pretendido) atingido em cada ano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to/Serviço 5</text:p>
          </table:table-cell>
          <table:table-cell office:value-type="string" table:style-name="ce1">
            <text:p>TOT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M</text:p>
          </table:table-cell>
          <table:table-cell table:style-name="ce2"/>
          <table:table-cell table:number-columns-repeated="6" table:style-name="ce6"/>
          <table:table-cell table:number-columns-repeated="16376" table:style-name="ce1"/>
        </table:table-row>
        <table:table-row table:style-name="ro1">
          <table:table-cell office:value-type="string" table:style-name="ce1">
            <text:p>SAM</text:p>
          </table:table-cell>
          <table:table-cell table:style-name="ce2"/>
          <table:table-cell table:number-columns-repeated="6" table:style-name="ce6"/>
          <table:table-cell table:number-columns-repeated="16376" table:style-name="ce1"/>
        </table:table-row>
        <table:table-row table:style-name="ro1">
          <table:table-cell office:value-type="string" table:style-name="ce1">
            <text:p>SOM</text:p>
          </table:table-cell>
          <table:table-cell table:style-name="ce2"/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string" table:style-name="ce1">
            <text:p>% do SOM (Mercado Pretendido) atingido em cada ano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to/Serviço 6</text:p>
          </table:table-cell>
          <table:table-cell office:value-type="string" table:style-name="ce1">
            <text:p>TOT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M</text:p>
          </table:table-cell>
          <table:table-cell table:style-name="ce2"/>
          <table:table-cell table:number-columns-repeated="6" table:style-name="ce6"/>
          <table:table-cell table:number-columns-repeated="16376" table:style-name="ce1"/>
        </table:table-row>
        <table:table-row table:style-name="ro1">
          <table:table-cell office:value-type="string" table:style-name="ce1">
            <text:p>SAM</text:p>
          </table:table-cell>
          <table:table-cell table:style-name="ce2"/>
          <table:table-cell table:number-columns-repeated="6" table:style-name="ce6"/>
          <table:table-cell table:number-columns-repeated="16376" table:style-name="ce1"/>
        </table:table-row>
        <table:table-row table:style-name="ro1">
          <table:table-cell office:value-type="string" table:style-name="ce1">
            <text:p>SOM</text:p>
          </table:table-cell>
          <table:table-cell table:style-name="ce2"/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percentage" office:value="0" table:style-name="ce7">
            <text:p>0,00%</text:p>
          </table:table-cell>
          <table:table-cell office:value-type="string" table:style-name="ce1">
            <text:p>% do SOM (Mercado Pretendido) atingido em cada ano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UNIDADES VENDIDAS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Produto/Serviço 1" table:formula="of:=[.A3]" table:style-name="ce1">
            <text:p>Produto/Serviço 1</text:p>
          </table:table-cell>
          <table:table-cell table:style-name="ce1"/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office:value-type="float" office:value="36" table:style-name="ce8">
            <text:p>36</text:p>
          </table:table-cell>
          <table:table-cell office:value-type="float" office:value="48" table:style-name="ce8">
            <text:p>48</text:p>
          </table:table-cell>
          <table:table-cell table:number-columns-repeated="16376"/>
        </table:table-row>
        <table:table-row table:style-name="ro1">
          <table:table-cell office:value-type="string" office:string-value="Produto/Serviço 2" table:formula="of:=[.A8]" table:style-name="ce1">
            <text:p>Produto/Serviço 2</text:p>
          </table:table-cell>
          <table:table-cell table:style-name="ce1"/>
          <table:table-cell office:value-type="float" office:value="3000" table:style-name="ce8">
            <text:p>3 000</text:p>
          </table:table-cell>
          <table:table-cell office:value-type="float" office:value="3450" table:formula="of:=[.C37]*15%+[.C37]" table:style-name="ce8">
            <text:p>3 450</text:p>
          </table:table-cell>
          <table:table-cell office:value-type="float" office:value="3967.5" table:formula="of:=[.D37]*15%+[.D37]" table:style-name="ce8">
            <text:p>3 968</text:p>
          </table:table-cell>
          <table:table-cell office:value-type="float" office:value="4562.625" table:formula="of:=[.E37]*15%+[.E37]" table:style-name="ce8">
            <text:p>4 563</text:p>
          </table:table-cell>
          <table:table-cell office:value-type="float" office:value="5247.0187500000002" table:formula="of:=[.F37]*15%+[.F37]" table:style-name="ce8">
            <text:p>5 247</text:p>
          </table:table-cell>
          <table:table-cell office:value-type="float" office:value="6034.0715625000003" table:formula="of:=[.G37]*15%+[.G37]" table:style-name="ce8">
            <text:p>6 034</text:p>
          </table:table-cell>
          <table:table-cell table:number-columns-repeated="16376"/>
        </table:table-row>
        <table:table-row table:style-name="ro1">
          <table:table-cell office:value-type="string" office:string-value="Produto/Serviço 3" table:formula="of:=[.A13]" table:style-name="ce1">
            <text:p>Produto/Serviço 3</text:p>
          </table:table-cell>
          <table:table-cell table:style-name="ce1"/>
          <table:table-cell table:number-columns-repeated="6" table:style-name="ce8"/>
          <table:table-cell table:number-columns-repeated="16376"/>
        </table:table-row>
        <table:table-row table:style-name="ro1">
          <table:table-cell office:value-type="string" office:string-value="Produto/Serviço 4" table:formula="of:=[.A18]" table:style-name="ce1">
            <text:p>Produto/Serviço 4</text:p>
          </table:table-cell>
          <table:table-cell table:style-name="ce1"/>
          <table:table-cell table:number-columns-repeated="6" table:style-name="ce8"/>
          <table:table-cell table:number-columns-repeated="16376"/>
        </table:table-row>
        <table:table-row table:style-name="ro1">
          <table:table-cell office:value-type="string" office:string-value="Produto/Serviço 5" table:formula="of:=[.A23]" table:style-name="ce1">
            <text:p>Produto/Serviço 5</text:p>
          </table:table-cell>
          <table:table-cell table:style-name="ce1"/>
          <table:table-cell table:number-columns-repeated="6" table:style-name="ce8"/>
          <table:table-cell table:number-columns-repeated="16376"/>
        </table:table-row>
        <table:table-row table:style-name="ro1">
          <table:table-cell office:value-type="string" office:string-value="Produto/Serviço 6" table:formula="of:=[.A28]" table:style-name="ce1">
            <text:p>Produto/Serviço 6</text:p>
          </table:table-cell>
          <table:table-cell table:style-name="ce1"/>
          <table:table-cell office:value-type="float" office:value="0" table:formula="of:=ROUND([.$B$31]*[.C31];0)" table:style-name="ce8">
            <text:p>0</text:p>
          </table:table-cell>
          <table:table-cell office:value-type="float" office:value="0" table:formula="of:=ROUND([.$B$31]*[.D31];0)" table:style-name="ce8">
            <text:p>0</text:p>
          </table:table-cell>
          <table:table-cell office:value-type="float" office:value="0" table:formula="of:=ROUND([.$B$31]*[.E31];0)" table:style-name="ce8">
            <text:p>0</text:p>
          </table:table-cell>
          <table:table-cell office:value-type="float" office:value="0" table:formula="of:=ROUND([.$B$31]*[.F31];0)" table:style-name="ce8">
            <text:p>0</text:p>
          </table:table-cell>
          <table:table-cell office:value-type="float" office:value="0" table:formula="of:=ROUND([.$B$31]*[.G31];0)" table:style-name="ce8">
            <text:p>0</text:p>
          </table:table-cell>
          <table:table-cell office:value-type="float" office:value="0" table:formula="of:=ROUND([.$B$31]*[.H31];0)" table:style-name="ce8">
            <text:p>0</text:p>
          </table:table-cell>
          <table:table-cell table:number-columns-repeated="16376"/>
        </table:table-row>
        <table:table-row table:number-rows-repeated="1048535" table:style-name="ro1">
          <table:table-cell table:number-columns-repeated="16384"/>
        </table:table-row>
      </table:table>
      <table:table table:name="Vendas" table:style-name="ta1"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3" table:default-cell-style-name="ce1"/>
        <table:table-column table:style-name="co2" table:number-columns-repeated="1017" table:default-cell-style-name="ce1"/>
        <table:table-column table:style-name="co3" table:number-columns-repeated="15360" table:default-cell-style-name="ce1"/>
        <table:table-row table:style-name="ro1">
          <table:table-cell table:style-name="ce1"/>
          <table:table-cell office:value-type="float" office:value="0" table:formula="of:=[Pressupostos.B1]" table:style-name="ce1">
            <text:p>0</text:p>
          </table:table-cell>
          <table:table-cell office:value-type="float" office:value="0" table:formula="of:=[Pressupostos.C1]" table:style-name="ce1">
            <text:p>0</text:p>
          </table:table-cell>
          <table:table-cell office:value-type="float" office:value="0" table:formula="of:=[Pressupostos.D1]" table:style-name="ce1">
            <text:p>0</text:p>
          </table:table-cell>
          <table:table-cell office:value-type="float" office:value="0" table:formula="of:=[Pressupostos.E1]" table:style-name="ce1">
            <text:p>0</text:p>
          </table:table-cell>
          <table:table-cell office:value-type="float" office:value="0" table:formula="of:=[Pressupostos.F1]" table:style-name="ce1">
            <text:p>0</text:p>
          </table:table-cell>
          <table:table-cell office:value-type="float" office:value="0" table:formula="of:=[Pressupostos.G1]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PREÇO UNITÁRIO</text:p>
          </table:table-cell>
          <table:table-cell table:number-columns-repeated="16383" table:style-name="ce1"/>
        </table:table-row>
        <table:table-row table:style-name="ro3">
          <table:table-cell office:value-type="float" office:value="0" table:formula="of:=[Mercado.A36]" table:style-name="ce1">
            <text:p>0</text:p>
          </table:table-cell>
          <table:table-cell office:value-type="float" office:value="25000" table:style-name="ce10">
            <text:p>25 000,00</text:p>
          </table:table-cell>
          <table:table-cell office:value-type="float" office:value="25500" table:formula="of:=[.B3]+[.B3]*0.02" table:style-name="ce10">
            <text:p>25 500,00</text:p>
          </table:table-cell>
          <table:table-cell office:value-type="float" office:value="26010" table:formula="of:=[.C3]+[.C3]*0.02" table:style-name="ce10">
            <text:p>26 010,00</text:p>
          </table:table-cell>
          <table:table-cell office:value-type="float" office:value="26530.2" table:formula="of:=[.D3]+[.D3]*0.02" table:style-name="ce10">
            <text:p>26 530,20</text:p>
          </table:table-cell>
          <table:table-cell office:value-type="float" office:value="27060.804" table:formula="of:=[.E3]+[.E3]*0.02" table:style-name="ce10">
            <text:p>27 060,80</text:p>
          </table:table-cell>
          <table:table-cell office:value-type="float" office:value="27602.020079999998" table:formula="of:=[.F3]+[.F3]*0.02" table:style-name="ce10">
            <text:p>27 602,02</text:p>
          </table:table-cell>
          <table:table-cell table:style-name="ce10"/>
          <table:table-cell table:number-columns-repeated="16376"/>
        </table:table-row>
        <table:table-row table:style-name="ro3">
          <table:table-cell office:value-type="float" office:value="0" table:formula="of:=[Mercado.A37]" table:style-name="ce1">
            <text:p>0</text:p>
          </table:table-cell>
          <table:table-cell office:value-type="float" office:value="15" table:style-name="ce10">
            <text:p>15,00</text:p>
          </table:table-cell>
          <table:table-cell office:value-type="float" office:value="15.3" table:formula="of:=[.B4]+[.B4]*0.02" table:style-name="ce10">
            <text:p>15,30</text:p>
          </table:table-cell>
          <table:table-cell office:value-type="float" office:value="15.606" table:formula="of:=[.C4]+[.C4]*0.02" table:style-name="ce10">
            <text:p>15,61</text:p>
          </table:table-cell>
          <table:table-cell office:value-type="float" office:value="15.91812" table:formula="of:=[.D4]+[.D4]*0.02" table:style-name="ce10">
            <text:p>15,92</text:p>
          </table:table-cell>
          <table:table-cell office:value-type="float" office:value="16.2364824" table:formula="of:=[.E4]+[.E4]*0.02" table:style-name="ce10">
            <text:p>16,24</text:p>
          </table:table-cell>
          <table:table-cell office:value-type="float" office:value="16.561212048000002" table:formula="of:=[.F4]+[.F4]*0.02" table:style-name="ce10">
            <text:p>16,56</text:p>
          </table:table-cell>
          <table:table-cell table:number-columns-repeated="16377" table:style-name="ce1"/>
        </table:table-row>
        <table:table-row table:style-name="ro3">
          <table:table-cell office:value-type="float" office:value="0" table:formula="of:=[Mercado.A38]" table:style-name="ce1">
            <text:p>0</text:p>
          </table:table-cell>
          <table:table-cell office:value-type="float" office:value="0" table:style-name="ce10">
            <text:p>0,00</text:p>
          </table:table-cell>
          <table:table-cell office:value-type="float" office:value="0" table:formula="of:=[.B5]+[.B5]*0.02" table:style-name="ce10">
            <text:p>0,00</text:p>
          </table:table-cell>
          <table:table-cell office:value-type="float" office:value="0" table:formula="of:=[.C5]+[.C5]*0.02" table:style-name="ce10">
            <text:p>0,00</text:p>
          </table:table-cell>
          <table:table-cell office:value-type="float" office:value="0" table:formula="of:=[.D5]+[.D5]*0.02" table:style-name="ce10">
            <text:p>0,00</text:p>
          </table:table-cell>
          <table:table-cell office:value-type="float" office:value="0" table:formula="of:=[.E5]+[.E5]*0.02" table:style-name="ce10">
            <text:p>0,00</text:p>
          </table:table-cell>
          <table:table-cell office:value-type="float" office:value="0" table:formula="of:=[.F5]+[.F5]*0.02" table:style-name="ce10">
            <text:p>0,00</text:p>
          </table:table-cell>
          <table:table-cell table:number-columns-repeated="16377" table:style-name="ce1"/>
        </table:table-row>
        <table:table-row table:style-name="ro3">
          <table:table-cell office:value-type="float" office:value="0" table:formula="of:=[Mercado.A39]" table:style-name="ce1">
            <text:p>0</text:p>
          </table:table-cell>
          <table:table-cell office:value-type="float" office:value="0" table:style-name="ce10">
            <text:p>0,00</text:p>
          </table:table-cell>
          <table:table-cell office:value-type="float" office:value="0" table:formula="of:=[.B6]+[.B6]*0.02" table:style-name="ce10">
            <text:p>0,00</text:p>
          </table:table-cell>
          <table:table-cell office:value-type="float" office:value="0" table:formula="of:=[.C6]+[.C6]*0.02" table:style-name="ce10">
            <text:p>0,00</text:p>
          </table:table-cell>
          <table:table-cell office:value-type="float" office:value="0" table:formula="of:=[.D6]+[.D6]*0.02" table:style-name="ce10">
            <text:p>0,00</text:p>
          </table:table-cell>
          <table:table-cell office:value-type="float" office:value="0" table:formula="of:=[.E6]+[.E6]*0.02" table:style-name="ce10">
            <text:p>0,00</text:p>
          </table:table-cell>
          <table:table-cell office:value-type="float" office:value="0" table:formula="of:=[.F6]+[.F6]*0.02" table:style-name="ce10">
            <text:p>0,00</text:p>
          </table:table-cell>
          <table:table-cell table:number-columns-repeated="16377" table:style-name="ce1"/>
        </table:table-row>
        <table:table-row table:style-name="ro3">
          <table:table-cell office:value-type="float" office:value="0" table:formula="of:=[Mercado.A40]" table:style-name="ce1">
            <text:p>0</text:p>
          </table:table-cell>
          <table:table-cell office:value-type="float" office:value="0" table:style-name="ce10">
            <text:p>0,00</text:p>
          </table:table-cell>
          <table:table-cell office:value-type="float" office:value="0" table:formula="of:=[.B7]+[.B7]*0.02" table:style-name="ce10">
            <text:p>0,00</text:p>
          </table:table-cell>
          <table:table-cell office:value-type="float" office:value="0" table:formula="of:=[.C7]+[.C7]*0.02" table:style-name="ce10">
            <text:p>0,00</text:p>
          </table:table-cell>
          <table:table-cell office:value-type="float" office:value="0" table:formula="of:=[.D7]+[.D7]*0.02" table:style-name="ce10">
            <text:p>0,00</text:p>
          </table:table-cell>
          <table:table-cell office:value-type="float" office:value="0" table:formula="of:=[.E7]+[.E7]*0.02" table:style-name="ce10">
            <text:p>0,00</text:p>
          </table:table-cell>
          <table:table-cell office:value-type="float" office:value="0" table:formula="of:=[.F7]+[.F7]*0.02" table:style-name="ce10">
            <text:p>0,00</text:p>
          </table:table-cell>
          <table:table-cell table:number-columns-repeated="16377" table:style-name="ce1"/>
        </table:table-row>
        <table:table-row table:style-name="ro1">
          <table:table-cell office:value-type="float" office:value="0" table:formula="of:=[Mercado.A41]" table:style-name="ce1">
            <text:p>0</text:p>
          </table:table-cell>
          <table:table-cell table:number-columns-repeated="6" table:style-name="ce10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number-columns-repeated="16383" table:style-name="ce1"/>
        </table:table-row>
        <table:table-row table:style-name="ro1">
          <table:table-cell office:value-type="string" table:style-name="ce9">
            <text:p>VENDAS</text:p>
          </table:table-cell>
          <table:table-cell table:number-columns-repeated="16383" table:style-name="ce1"/>
        </table:table-row>
        <table:table-row table:style-name="ro3">
          <table:table-cell office:value-type="string" office:string-value="Produto/Serviço 1" table:formula="of:=[.A3]" table:style-name="ce1">
            <text:p>Produto/Serviço 1</text:p>
          </table:table-cell>
          <table:table-cell office:value-type="float" office:value="0" table:formula="of:=[.B3]*[Mercado.C36]" table:style-name="ce8">
            <text:p>0</text:p>
          </table:table-cell>
          <table:table-cell office:value-type="float" office:value="0" table:formula="of:=[.C3]*[Mercado.D36]" table:style-name="ce8">
            <text:p>0</text:p>
          </table:table-cell>
          <table:table-cell office:value-type="float" office:value="0" table:formula="of:=[.D3]*[Mercado.E36]" table:style-name="ce8">
            <text:p>0</text:p>
          </table:table-cell>
          <table:table-cell office:value-type="float" office:value="0" table:formula="of:=[.E3]*[Mercado.F36]" table:style-name="ce8">
            <text:p>0</text:p>
          </table:table-cell>
          <table:table-cell office:value-type="float" office:value="0" table:formula="of:=[.F3]*[Mercado.G36]" table:style-name="ce8">
            <text:p>0</text:p>
          </table:table-cell>
          <table:table-cell office:value-type="float" office:value="0" table:formula="of:=[.G3]*[Mercado.H36]" table:style-name="ce8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office:string-value="Produto/Serviço 2" table:formula="of:=[.A4]" table:style-name="ce1">
            <text:p>Produto/Serviço 2</text:p>
          </table:table-cell>
          <table:table-cell office:value-type="float" office:value="0" table:formula="of:=[.B4]*[Mercado.C37]" table:style-name="ce8">
            <text:p>0</text:p>
          </table:table-cell>
          <table:table-cell office:value-type="float" office:value="0" table:formula="of:=[.C4]*[Mercado.D37]" table:style-name="ce8">
            <text:p>0</text:p>
          </table:table-cell>
          <table:table-cell office:value-type="float" office:value="0" table:formula="of:=[.D4]*[Mercado.E37]" table:style-name="ce8">
            <text:p>0</text:p>
          </table:table-cell>
          <table:table-cell office:value-type="float" office:value="0" table:formula="of:=[.E4]*[Mercado.F37]" table:style-name="ce8">
            <text:p>0</text:p>
          </table:table-cell>
          <table:table-cell office:value-type="float" office:value="0" table:formula="of:=[.F4]*[Mercado.G37]" table:style-name="ce8">
            <text:p>0</text:p>
          </table:table-cell>
          <table:table-cell office:value-type="float" office:value="0" table:formula="of:=[.G4]*[Mercado.H37]" table:style-name="ce8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office:string-value="Produto/Serviço 3" table:formula="of:=[.A5]" table:style-name="ce1">
            <text:p>Produto/Serviço 3</text:p>
          </table:table-cell>
          <table:table-cell office:value-type="float" office:value="0" table:formula="of:=[.B5]*[Mercado.C38]" table:style-name="ce8">
            <text:p>0</text:p>
          </table:table-cell>
          <table:table-cell office:value-type="float" office:value="0" table:formula="of:=[.C5]*[Mercado.D38]" table:style-name="ce8">
            <text:p>0</text:p>
          </table:table-cell>
          <table:table-cell office:value-type="float" office:value="0" table:formula="of:=[.D5]*[Mercado.E38]" table:style-name="ce8">
            <text:p>0</text:p>
          </table:table-cell>
          <table:table-cell office:value-type="float" office:value="0" table:formula="of:=[.E5]*[Mercado.F38]" table:style-name="ce8">
            <text:p>0</text:p>
          </table:table-cell>
          <table:table-cell office:value-type="float" office:value="0" table:formula="of:=[.F5]*[Mercado.G38]" table:style-name="ce8">
            <text:p>0</text:p>
          </table:table-cell>
          <table:table-cell office:value-type="float" office:value="0" table:formula="of:=[.G5]*[Mercado.H38]" table:style-name="ce8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office:string-value="Produto/Serviço 4" table:formula="of:=[.A6]" table:style-name="ce1">
            <text:p>Produto/Serviço 4</text:p>
          </table:table-cell>
          <table:table-cell office:value-type="float" office:value="0" table:formula="of:=[.B6]*[Mercado.C39]" table:style-name="ce8">
            <text:p>0</text:p>
          </table:table-cell>
          <table:table-cell office:value-type="float" office:value="0" table:formula="of:=[.C6]*[Mercado.D39]" table:style-name="ce8">
            <text:p>0</text:p>
          </table:table-cell>
          <table:table-cell office:value-type="float" office:value="0" table:formula="of:=[.D6]*[Mercado.E39]" table:style-name="ce8">
            <text:p>0</text:p>
          </table:table-cell>
          <table:table-cell office:value-type="float" office:value="0" table:formula="of:=[.E6]*[Mercado.F39]" table:style-name="ce8">
            <text:p>0</text:p>
          </table:table-cell>
          <table:table-cell office:value-type="float" office:value="0" table:formula="of:=[.F6]*[Mercado.G39]" table:style-name="ce8">
            <text:p>0</text:p>
          </table:table-cell>
          <table:table-cell office:value-type="float" office:value="0" table:formula="of:=[.G6]*[Mercado.H39]" table:style-name="ce8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office:string-value="Produto/Serviço 5" table:formula="of:=[.A7]" table:style-name="ce1">
            <text:p>Produto/Serviço 5</text:p>
          </table:table-cell>
          <table:table-cell office:value-type="float" office:value="0" table:formula="of:=[.B7]*[Mercado.C40]" table:style-name="ce8">
            <text:p>0</text:p>
          </table:table-cell>
          <table:table-cell office:value-type="float" office:value="0" table:formula="of:=[.C7]*[Mercado.D40]" table:style-name="ce8">
            <text:p>0</text:p>
          </table:table-cell>
          <table:table-cell office:value-type="float" office:value="0" table:formula="of:=[.D7]*[Mercado.E40]" table:style-name="ce8">
            <text:p>0</text:p>
          </table:table-cell>
          <table:table-cell office:value-type="float" office:value="0" table:formula="of:=[.E7]*[Mercado.F40]" table:style-name="ce8">
            <text:p>0</text:p>
          </table:table-cell>
          <table:table-cell office:value-type="float" office:value="0" table:formula="of:=[.F7]*[Mercado.G40]" table:style-name="ce8">
            <text:p>0</text:p>
          </table:table-cell>
          <table:table-cell office:value-type="float" office:value="0" table:formula="of:=[.G7]*[Mercado.H40]" table:style-name="ce8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office:string-value="Produto/Serviço 6" table:formula="of:=[.A8]" table:style-name="ce1">
            <text:p>Produto/Serviço 6</text:p>
          </table:table-cell>
          <table:table-cell office:value-type="float" office:value="0" table:formula="of:=[.B8]*[Mercado.C41]" table:style-name="ce8">
            <text:p>0</text:p>
          </table:table-cell>
          <table:table-cell office:value-type="float" office:value="0" table:formula="of:=[.C8]*[Mercado.D41]" table:style-name="ce8">
            <text:p>0</text:p>
          </table:table-cell>
          <table:table-cell office:value-type="float" office:value="0" table:formula="of:=[.D8]*[Mercado.E41]" table:style-name="ce8">
            <text:p>0</text:p>
          </table:table-cell>
          <table:table-cell office:value-type="float" office:value="0" table:formula="of:=[.E8]*[Mercado.F41]" table:style-name="ce8">
            <text:p>0</text:p>
          </table:table-cell>
          <table:table-cell office:value-type="float" office:value="0" table:formula="of:=[.F8]*[Mercado.G41]" table:style-name="ce8">
            <text:p>0</text:p>
          </table:table-cell>
          <table:table-cell office:value-type="float" office:value="0" table:formula="of:=[.G8]*[Mercado.H41]" table:style-name="ce8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table:number-columns-repeated="6" table:style-name="ce8"/>
          <table:table-cell table:number-columns-repeated="16377"/>
        </table:table-row>
        <table:table-row table:style-name="ro1">
          <table:table-cell office:value-type="string" table:style-name="ce9">
            <text:p>VENDAS TOTAIS</text:p>
          </table:table-cell>
          <table:table-cell office:value-type="float" office:value="195000" table:formula="of:=SUM([.B12:.B18])" table:style-name="ce11">
            <text:p>195 000</text:p>
          </table:table-cell>
          <table:table-cell office:value-type="float" office:value="358785" table:formula="of:=SUM([.C12:.C18])" table:style-name="ce11">
            <text:p>358 785</text:p>
          </table:table-cell>
          <table:table-cell office:value-type="float" office:value="530096.80500000005" table:formula="of:=SUM([.D12:.D18])" table:style-name="ce11">
            <text:p>530 097</text:p>
          </table:table-cell>
          <table:table-cell office:value-type="float" office:value="709353.2122650001" table:formula="of:=SUM([.E12:.E18])" table:style-name="ce11">
            <text:p>709 353</text:p>
          </table:table-cell>
          <table:table-cell office:value-type="float" office:value="1059382.071586845" table:formula="of:=SUM([.F12:.F18])" table:style-name="ce11">
            <text:p>1 059 382</text:p>
          </table:table-cell>
          <table:table-cell office:value-type="float" office:value="1424828.502499369" table:formula="of:=SUM([.G12:.G18])" table:style-name="ce11">
            <text:p>1 424 829</text:p>
          </table:table-cell>
          <table:table-cell table:number-columns-repeated="16377"/>
        </table:table-row>
        <table:table-row table:number-rows-repeated="1048557" table:style-name="ro1">
          <table:table-cell table:number-columns-repeated="16384"/>
        </table:table-row>
      </table:table>
      <table:table table:name="CMVMC" table:style-name="ta1">
        <table:table-column table:style-name="co6" table:default-cell-style-name="ce1"/>
        <table:table-column table:style-name="co2" table:number-columns-repeated="5" table:default-cell-style-name="ce1"/>
        <table:table-column table:style-name="co7" table:default-cell-style-name="ce1"/>
        <table:table-column table:style-name="co2" table:number-columns-repeated="1017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9">
            <text:p>Custo das Mercadorias Vendidas e das Matérias Consumid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USTO UNITÁRIO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0" table:formula="of:=[Pressupostos.B1]" table:style-name="ce1">
            <text:p>0</text:p>
          </table:table-cell>
          <table:table-cell office:value-type="float" office:value="0" table:formula="of:=[Pressupostos.C1]" table:style-name="ce1">
            <text:p>0</text:p>
          </table:table-cell>
          <table:table-cell office:value-type="float" office:value="0" table:formula="of:=[Pressupostos.D1]" table:style-name="ce1">
            <text:p>0</text:p>
          </table:table-cell>
          <table:table-cell office:value-type="float" office:value="0" table:formula="of:=[Pressupostos.E1]" table:style-name="ce1">
            <text:p>0</text:p>
          </table:table-cell>
          <table:table-cell office:value-type="float" office:value="0" table:formula="of:=[Pressupostos.F1]" table:style-name="ce1">
            <text:p>0</text:p>
          </table:table-cell>
          <table:table-cell office:value-type="float" office:value="0" table:formula="of:=[Pressupostos.G1]" table:style-name="ce1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0" table:formula="of:=[Vendas.A3]" table:style-name="ce1">
            <text:p>0</text:p>
          </table:table-cell>
          <table:table-cell office:value-type="float" office:value="10000" table:style-name="ce12">
            <text:p>10 000,000</text:p>
          </table:table-cell>
          <table:table-cell office:value-type="float" office:value="10200" table:formula="of:=[.B5]+[.B5]*0.02" table:style-name="ce12">
            <text:p>10 200,000</text:p>
          </table:table-cell>
          <table:table-cell office:value-type="float" office:value="10404" table:formula="of:=[.C5]+[.C5]*0.02" table:style-name="ce12">
            <text:p>10 404,000</text:p>
          </table:table-cell>
          <table:table-cell office:value-type="float" office:value="10612.08" table:formula="of:=[.D5]+[.D5]*0.02" table:style-name="ce12">
            <text:p>10 612,080</text:p>
          </table:table-cell>
          <table:table-cell office:value-type="float" office:value="10824.321599999999" table:formula="of:=[.E5]+[.E5]*0.02" table:style-name="ce12">
            <text:p>10 824,322</text:p>
          </table:table-cell>
          <table:table-cell office:value-type="float" office:value="11040.808031999999" table:formula="of:=[.F5]+[.F5]*0.02" table:style-name="ce12">
            <text:p>11 040,808</text:p>
          </table:table-cell>
          <table:table-cell table:number-columns-repeated="16377"/>
        </table:table-row>
        <table:table-row table:style-name="ro3">
          <table:table-cell office:value-type="float" office:value="0" table:formula="of:=[Vendas.A4]" table:style-name="ce1">
            <text:p>0</text:p>
          </table:table-cell>
          <table:table-cell office:value-type="float" office:value="0" table:style-name="ce12">
            <text:p>0,000</text:p>
          </table:table-cell>
          <table:table-cell office:value-type="float" office:value="0" table:formula="of:=[.B6]+[.B6]*0.02" table:style-name="ce12">
            <text:p>0,000</text:p>
          </table:table-cell>
          <table:table-cell office:value-type="float" office:value="0" table:formula="of:=[.C6]+[.C6]*0.02" table:style-name="ce12">
            <text:p>0,000</text:p>
          </table:table-cell>
          <table:table-cell office:value-type="float" office:value="0" table:formula="of:=[.D6]+[.D6]*0.02" table:style-name="ce12">
            <text:p>0,000</text:p>
          </table:table-cell>
          <table:table-cell office:value-type="float" office:value="0" table:formula="of:=[.E6]+[.E6]*0.02" table:style-name="ce12">
            <text:p>0,000</text:p>
          </table:table-cell>
          <table:table-cell office:value-type="float" office:value="0" table:formula="of:=[.F6]+[.F6]*0.02" table:style-name="ce12">
            <text:p>0,000</text:p>
          </table:table-cell>
          <table:table-cell table:number-columns-repeated="16377"/>
        </table:table-row>
        <table:table-row table:style-name="ro3">
          <table:table-cell office:value-type="float" office:value="0" table:formula="of:=[Vendas.A5]" table:style-name="ce1">
            <text:p>0</text:p>
          </table:table-cell>
          <table:table-cell office:value-type="float" office:value="0" table:style-name="ce12">
            <text:p>0,000</text:p>
          </table:table-cell>
          <table:table-cell office:value-type="float" office:value="0" table:formula="of:=[.B7]+[.B7]*0.02" table:style-name="ce12">
            <text:p>0,000</text:p>
          </table:table-cell>
          <table:table-cell office:value-type="float" office:value="0" table:formula="of:=[.C7]+[.C7]*0.02" table:style-name="ce12">
            <text:p>0,000</text:p>
          </table:table-cell>
          <table:table-cell office:value-type="float" office:value="0" table:formula="of:=[.D7]+[.D7]*0.02" table:style-name="ce12">
            <text:p>0,000</text:p>
          </table:table-cell>
          <table:table-cell office:value-type="float" office:value="0" table:formula="of:=[.E7]+[.E7]*0.02" table:style-name="ce12">
            <text:p>0,000</text:p>
          </table:table-cell>
          <table:table-cell office:value-type="float" office:value="0" table:formula="of:=[.F7]+[.F7]*0.02" table:style-name="ce12">
            <text:p>0,000</text:p>
          </table:table-cell>
          <table:table-cell table:number-columns-repeated="16377"/>
        </table:table-row>
        <table:table-row table:style-name="ro3">
          <table:table-cell office:value-type="float" office:value="0" table:formula="of:=[Vendas.A6]" table:style-name="ce1">
            <text:p>0</text:p>
          </table:table-cell>
          <table:table-cell office:value-type="float" office:value="0" table:style-name="ce12">
            <text:p>0,000</text:p>
          </table:table-cell>
          <table:table-cell office:value-type="float" office:value="0" table:formula="of:=[.B8]+[.B8]*0.02" table:style-name="ce12">
            <text:p>0,000</text:p>
          </table:table-cell>
          <table:table-cell office:value-type="float" office:value="0" table:formula="of:=[.C8]+[.C8]*0.02" table:style-name="ce12">
            <text:p>0,000</text:p>
          </table:table-cell>
          <table:table-cell office:value-type="float" office:value="0" table:formula="of:=[.D8]+[.D8]*0.02" table:style-name="ce12">
            <text:p>0,000</text:p>
          </table:table-cell>
          <table:table-cell office:value-type="float" office:value="0" table:formula="of:=[.E8]+[.E8]*0.02" table:style-name="ce12">
            <text:p>0,000</text:p>
          </table:table-cell>
          <table:table-cell office:value-type="float" office:value="0" table:formula="of:=[.F8]+[.F8]*0.02" table:style-name="ce12">
            <text:p>0,000</text:p>
          </table:table-cell>
          <table:table-cell table:number-columns-repeated="16377"/>
        </table:table-row>
        <table:table-row table:style-name="ro3">
          <table:table-cell office:value-type="float" office:value="0" table:formula="of:=[Vendas.A7]" table:style-name="ce1">
            <text:p>0</text:p>
          </table:table-cell>
          <table:table-cell office:value-type="float" office:value="0" table:style-name="ce12">
            <text:p>0,000</text:p>
          </table:table-cell>
          <table:table-cell office:value-type="float" office:value="0" table:formula="of:=[.B9]+[.B9]*0.02" table:style-name="ce12">
            <text:p>0,000</text:p>
          </table:table-cell>
          <table:table-cell office:value-type="float" office:value="0" table:formula="of:=[.C9]+[.C9]*0.02" table:style-name="ce12">
            <text:p>0,000</text:p>
          </table:table-cell>
          <table:table-cell office:value-type="float" office:value="0" table:formula="of:=[.D9]+[.D9]*0.02" table:style-name="ce12">
            <text:p>0,000</text:p>
          </table:table-cell>
          <table:table-cell office:value-type="float" office:value="0" table:formula="of:=[.E9]+[.E9]*0.02" table:style-name="ce12">
            <text:p>0,000</text:p>
          </table:table-cell>
          <table:table-cell office:value-type="float" office:value="0" table:formula="of:=[.F9]+[.F9]*0.02" table:style-name="ce12">
            <text:p>0,000</text:p>
          </table:table-cell>
          <table:table-cell table:number-columns-repeated="16377"/>
        </table:table-row>
        <table:table-row table:style-name="ro1">
          <table:table-cell office:value-type="float" office:value="0" table:formula="of:=[Vendas.A8]" table:style-name="ce1">
            <text:p>0</text:p>
          </table:table-cell>
          <table:table-cell table:number-columns-repeated="6" table:style-name="ce12"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MVMC EM €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Produto/Serviço 1" table:formula="of:=[.A5]" table:style-name="ce1">
            <text:p>Produto/Serviço 1</text:p>
          </table:table-cell>
          <table:table-cell office:value-type="float" office:value="0" table:formula="of:=[.B5]*[Mercado.C36]" table:style-name="ce8">
            <text:p>0</text:p>
          </table:table-cell>
          <table:table-cell office:value-type="float" office:value="0" table:formula="of:=[.C5]*[Mercado.D36]" table:style-name="ce8">
            <text:p>0</text:p>
          </table:table-cell>
          <table:table-cell office:value-type="float" office:value="0" table:formula="of:=[.D5]*[Mercado.E36]" table:style-name="ce8">
            <text:p>0</text:p>
          </table:table-cell>
          <table:table-cell office:value-type="float" office:value="0" table:formula="of:=[.E5]*[Mercado.F36]" table:style-name="ce8">
            <text:p>0</text:p>
          </table:table-cell>
          <table:table-cell office:value-type="float" office:value="0" table:formula="of:=[.F5]*[Mercado.G36]" table:style-name="ce8">
            <text:p>0</text:p>
          </table:table-cell>
          <table:table-cell office:value-type="float" office:value="0" table:formula="of:=[.G5]*[Mercado.H36]" table:style-name="ce8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Produto/Serviço 2" table:formula="of:=[.A6]" table:style-name="ce1">
            <text:p>Produto/Serviço 2</text:p>
          </table:table-cell>
          <table:table-cell office:value-type="float" office:value="0" table:formula="of:=[.B6]*[Mercado.C37]" table:style-name="ce8">
            <text:p>0</text:p>
          </table:table-cell>
          <table:table-cell office:value-type="float" office:value="0" table:formula="of:=[.C6]*[Mercado.D37]" table:style-name="ce8">
            <text:p>0</text:p>
          </table:table-cell>
          <table:table-cell office:value-type="float" office:value="0" table:formula="of:=[.D6]*[Mercado.E37]" table:style-name="ce8">
            <text:p>0</text:p>
          </table:table-cell>
          <table:table-cell office:value-type="float" office:value="0" table:formula="of:=[.E6]*[Mercado.F37]" table:style-name="ce8">
            <text:p>0</text:p>
          </table:table-cell>
          <table:table-cell office:value-type="float" office:value="0" table:formula="of:=[.F6]*[Mercado.G37]" table:style-name="ce8">
            <text:p>0</text:p>
          </table:table-cell>
          <table:table-cell office:value-type="float" office:value="0" table:formula="of:=[.G6]*[Mercado.H37]" table:style-name="ce8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Produto/Serviço 3" table:formula="of:=[.A7]" table:style-name="ce1">
            <text:p>Produto/Serviço 3</text:p>
          </table:table-cell>
          <table:table-cell office:value-type="float" office:value="0" table:formula="of:=[.B7]*[Mercado.C38]" table:style-name="ce8">
            <text:p>0</text:p>
          </table:table-cell>
          <table:table-cell office:value-type="float" office:value="0" table:formula="of:=[.C7]*[Mercado.D38]" table:style-name="ce8">
            <text:p>0</text:p>
          </table:table-cell>
          <table:table-cell office:value-type="float" office:value="0" table:formula="of:=[.D7]*[Mercado.E38]" table:style-name="ce8">
            <text:p>0</text:p>
          </table:table-cell>
          <table:table-cell office:value-type="float" office:value="0" table:formula="of:=[.E7]*[Mercado.F38]" table:style-name="ce8">
            <text:p>0</text:p>
          </table:table-cell>
          <table:table-cell office:value-type="float" office:value="0" table:formula="of:=[.F7]*[Mercado.G38]" table:style-name="ce8">
            <text:p>0</text:p>
          </table:table-cell>
          <table:table-cell office:value-type="float" office:value="0" table:formula="of:=[.G7]*[Mercado.H38]" table:style-name="ce8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Produto/Serviço 4" table:formula="of:=[.A8]" table:style-name="ce1">
            <text:p>Produto/Serviço 4</text:p>
          </table:table-cell>
          <table:table-cell office:value-type="float" office:value="0" table:formula="of:=[.B8]*[Mercado.C39]" table:style-name="ce8">
            <text:p>0</text:p>
          </table:table-cell>
          <table:table-cell office:value-type="float" office:value="0" table:formula="of:=[.C8]*[Mercado.D39]" table:style-name="ce8">
            <text:p>0</text:p>
          </table:table-cell>
          <table:table-cell office:value-type="float" office:value="0" table:formula="of:=[.D8]*[Mercado.E39]" table:style-name="ce8">
            <text:p>0</text:p>
          </table:table-cell>
          <table:table-cell office:value-type="float" office:value="0" table:formula="of:=[.E8]*[Mercado.F39]" table:style-name="ce8">
            <text:p>0</text:p>
          </table:table-cell>
          <table:table-cell office:value-type="float" office:value="0" table:formula="of:=[.F8]*[Mercado.G39]" table:style-name="ce8">
            <text:p>0</text:p>
          </table:table-cell>
          <table:table-cell office:value-type="float" office:value="0" table:formula="of:=[.G8]*[Mercado.H39]" table:style-name="ce8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Produto/Serviço 5" table:formula="of:=[.A9]" table:style-name="ce1">
            <text:p>Produto/Serviço 5</text:p>
          </table:table-cell>
          <table:table-cell office:value-type="float" office:value="0" table:formula="of:=[.B9]*[Mercado.C40]" table:style-name="ce8">
            <text:p>0</text:p>
          </table:table-cell>
          <table:table-cell office:value-type="float" office:value="0" table:formula="of:=[.C9]*[Mercado.D40]" table:style-name="ce8">
            <text:p>0</text:p>
          </table:table-cell>
          <table:table-cell office:value-type="float" office:value="0" table:formula="of:=[.D9]*[Mercado.E40]" table:style-name="ce8">
            <text:p>0</text:p>
          </table:table-cell>
          <table:table-cell office:value-type="float" office:value="0" table:formula="of:=[.E9]*[Mercado.F40]" table:style-name="ce8">
            <text:p>0</text:p>
          </table:table-cell>
          <table:table-cell office:value-type="float" office:value="0" table:formula="of:=[.F9]*[Mercado.G40]" table:style-name="ce8">
            <text:p>0</text:p>
          </table:table-cell>
          <table:table-cell office:value-type="float" office:value="0" table:formula="of:=[.G9]*[Mercado.H40]" table:style-name="ce8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Produto/Serviço 6" table:formula="of:=[.A10]" table:style-name="ce1">
            <text:p>Produto/Serviço 6</text:p>
          </table:table-cell>
          <table:table-cell office:value-type="float" office:value="0" table:formula="of:=[.B10]*[Mercado.C41]" table:style-name="ce8">
            <text:p>0</text:p>
          </table:table-cell>
          <table:table-cell office:value-type="float" office:value="0" table:formula="of:=[.C10]*[Mercado.D41]" table:style-name="ce8">
            <text:p>0</text:p>
          </table:table-cell>
          <table:table-cell office:value-type="float" office:value="0" table:formula="of:=[.D10]*[Mercado.E41]" table:style-name="ce8">
            <text:p>0</text:p>
          </table:table-cell>
          <table:table-cell office:value-type="float" office:value="0" table:formula="of:=[.E10]*[Mercado.F41]" table:style-name="ce8">
            <text:p>0</text:p>
          </table:table-cell>
          <table:table-cell office:value-type="float" office:value="0" table:formula="of:=[.F10]*[Mercado.G41]" table:style-name="ce8">
            <text:p>0</text:p>
          </table:table-cell>
          <table:table-cell office:value-type="float" office:value="0" table:formula="of:=[.G10]*[Mercado.H41]" table:style-name="ce8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CMVMC TOTAL</text:p>
          </table:table-cell>
          <table:table-cell office:value-type="float" office:value="60000" table:formula="of:=SUM([.B14:.B20])" table:style-name="ce11">
            <text:p>60 000</text:p>
          </table:table-cell>
          <table:table-cell office:value-type="float" office:value="122400" table:formula="of:=SUM([.C14:.C20])" table:style-name="ce11">
            <text:p>122 400</text:p>
          </table:table-cell>
          <table:table-cell office:value-type="float" office:value="187272" table:formula="of:=SUM([.D14:.D20])" table:style-name="ce11">
            <text:p>187 272</text:p>
          </table:table-cell>
          <table:table-cell office:value-type="float" office:value="254689.91999999998" table:formula="of:=SUM([.E14:.E20])" table:style-name="ce11">
            <text:p>254 690</text:p>
          </table:table-cell>
          <table:table-cell office:value-type="float" office:value="389675.57759999996" table:formula="of:=SUM([.F14:.F20])" table:style-name="ce11">
            <text:p>389 676</text:p>
          </table:table-cell>
          <table:table-cell office:value-type="float" office:value="529958.78553599992" table:formula="of:=SUM([.G14:.G20])" table:style-name="ce11">
            <text:p>529 959</text:p>
          </table:table-cell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  <table:table table:name="FSE" table:style-name="ta1">
        <table:table-column table:style-name="co8" table:default-cell-style-name="ce14"/>
        <table:table-column table:style-name="co9" table:number-columns-repeated="256" table:default-cell-style-name="ce14"/>
        <table:table-column table:style-name="co9" table:number-columns-repeated="767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Custo anual</text:p>
          </table:table-cell>
          <table:table-cell table:number-columns-repeated="256" table:style-name="ce14"/>
          <table:table-cell table:number-columns-repeated="16127"/>
        </table:table-row>
        <table:table-row table:style-name="ro4">
          <table:table-cell table:number-columns-repeated="16384"/>
        </table:table-row>
        <table:table-row table:style-name="ro1">
          <table:table-cell table:style-name="ce14"/>
          <table:table-cell office:value-type="float" office:value="0" table:formula="of:=[Pressupostos.B1]" table:style-name="ce9">
            <text:p>0</text:p>
          </table:table-cell>
          <table:table-cell office:value-type="float" office:value="0" table:formula="of:=[Pressupostos.C1]" table:style-name="ce9">
            <text:p>0</text:p>
          </table:table-cell>
          <table:table-cell office:value-type="float" office:value="0" table:formula="of:=[Pressupostos.D1]" table:style-name="ce9">
            <text:p>0</text:p>
          </table:table-cell>
          <table:table-cell office:value-type="float" office:value="0" table:formula="of:=[Pressupostos.E1]" table:style-name="ce9">
            <text:p>0</text:p>
          </table:table-cell>
          <table:table-cell office:value-type="float" office:value="0" table:formula="of:=[Pressupostos.F1]" table:style-name="ce9">
            <text:p>0</text:p>
          </table:table-cell>
          <table:table-cell office:value-type="float" office:value="0" table:formula="of:=[Pressupostos.G1]" table:style-name="ce9">
            <text:p>0</text:p>
          </table:table-cell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5">
            <text:p>Contabilidade</text:p>
          </table:table-cell>
          <table:table-cell office:value-type="float" office:value="1800" table:style-name="ce16">
            <text:p>1 800</text:p>
          </table:table-cell>
          <table:table-cell office:value-type="float" office:value="1800" table:style-name="ce16">
            <text:p>1 800</text:p>
          </table:table-cell>
          <table:table-cell office:value-type="float" office:value="1800" table:style-name="ce16">
            <text:p>1 800</text:p>
          </table:table-cell>
          <table:table-cell office:value-type="float" office:value="1800" table:style-name="ce16">
            <text:p>1 800</text:p>
          </table:table-cell>
          <table:table-cell office:value-type="float" office:value="1800" table:style-name="ce16">
            <text:p>1 800</text:p>
          </table:table-cell>
          <table:table-cell office:value-type="float" office:value="1800" table:style-name="ce16">
            <text:p>1 800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dvogados</text:p>
          </table:table-cell>
          <table:table-cell office:value-type="float" office:value="150" table:style-name="ce16">
            <text:p>150</text:p>
          </table:table-cell>
          <table:table-cell office:value-type="float" office:value="150" table:style-name="ce16">
            <text:p>150</text:p>
          </table:table-cell>
          <table:table-cell office:value-type="float" office:value="150" table:style-name="ce16">
            <text:p>150</text:p>
          </table:table-cell>
          <table:table-cell office:value-type="float" office:value="150" table:style-name="ce16">
            <text:p>150</text:p>
          </table:table-cell>
          <table:table-cell office:value-type="float" office:value="150" table:style-name="ce16">
            <text:p>150</text:p>
          </table:table-cell>
          <table:table-cell office:value-type="float" office:value="150" table:style-name="ce16">
            <text:p>150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Consultores</text:p>
          </table:table-cell>
          <table:table-cell table:number-columns-repeated="6" table:style-name="ce16"/>
          <table:table-cell table:number-columns-repeated="16377"/>
        </table:table-row>
        <table:table-row table:style-name="ro4">
          <table:table-cell office:value-type="string" table:style-name="ce15">
            <text:p>Manutenção</text:p>
          </table:table-cell>
          <table:table-cell office:value-type="float" office:value="1000" table:style-name="ce16">
            <text:p>1 000</text:p>
          </table:table-cell>
          <table:table-cell office:value-type="float" office:value="1000" table:style-name="ce16">
            <text:p>1 000</text:p>
          </table:table-cell>
          <table:table-cell office:value-type="float" office:value="1000" table:style-name="ce16">
            <text:p>1 000</text:p>
          </table:table-cell>
          <table:table-cell office:value-type="float" office:value="1000" table:style-name="ce16">
            <text:p>1 000</text:p>
          </table:table-cell>
          <table:table-cell office:value-type="float" office:value="1000" table:style-name="ce16">
            <text:p>1 000</text:p>
          </table:table-cell>
          <table:table-cell office:value-type="float" office:value="1000" table:style-name="ce16">
            <text:p>1 000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Material de escritório</text:p>
          </table:table-cell>
          <table:table-cell office:value-type="float" office:value="3000" table:style-name="ce16">
            <text:p>3 000</text:p>
          </table:table-cell>
          <table:table-cell office:value-type="float" office:value="3000" table:style-name="ce16">
            <text:p>3 000</text:p>
          </table:table-cell>
          <table:table-cell office:value-type="float" office:value="3000" table:style-name="ce16">
            <text:p>3 000</text:p>
          </table:table-cell>
          <table:table-cell office:value-type="float" office:value="3000" table:style-name="ce16">
            <text:p>3 000</text:p>
          </table:table-cell>
          <table:table-cell office:value-type="float" office:value="3000" table:style-name="ce16">
            <text:p>3 000</text:p>
          </table:table-cell>
          <table:table-cell office:value-type="float" office:value="3000" table:style-name="ce16">
            <text:p>3 000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Outros materiais (e.g. ferramentas de desgaste)</text:p>
          </table:table-cell>
          <table:table-cell table:number-columns-repeated="6" table:style-name="ce16"/>
          <table:table-cell table:number-columns-repeated="16377"/>
        </table:table-row>
        <table:table-row table:style-name="ro4">
          <table:table-cell office:value-type="string" table:style-name="ce17">
            <text:p>Merchandising</text:p>
          </table:table-cell>
          <table:table-cell office:value-type="float" office:value="120" table:style-name="ce16">
            <text:p>120</text:p>
          </table:table-cell>
          <table:table-cell office:value-type="float" office:value="300" table:style-name="ce16">
            <text:p>300</text:p>
          </table:table-cell>
          <table:table-cell table:number-columns-repeated="4" table:style-name="ce16"/>
          <table:table-cell table:number-columns-repeated="16377"/>
        </table:table-row>
        <table:table-row table:style-name="ro4">
          <table:table-cell office:value-type="string" table:style-name="ce15">
            <text:p>Água</text:p>
          </table:table-cell>
          <table:table-cell office:value-type="float" office:value="600" table:style-name="ce16">
            <text:p>600</text:p>
          </table:table-cell>
          <table:table-cell office:value-type="float" office:value="600" table:style-name="ce16">
            <text:p>600</text:p>
          </table:table-cell>
          <table:table-cell office:value-type="float" office:value="600" table:style-name="ce16">
            <text:p>600</text:p>
          </table:table-cell>
          <table:table-cell office:value-type="float" office:value="600" table:style-name="ce16">
            <text:p>600</text:p>
          </table:table-cell>
          <table:table-cell office:value-type="float" office:value="600" table:style-name="ce16">
            <text:p>600</text:p>
          </table:table-cell>
          <table:table-cell office:value-type="float" office:value="600" table:style-name="ce16">
            <text:p>600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Gás</text:p>
          </table:table-cell>
          <table:table-cell office:value-type="float" office:value="300" table:style-name="ce16">
            <text:p>300</text:p>
          </table:table-cell>
          <table:table-cell office:value-type="float" office:value="300" table:style-name="ce16">
            <text:p>300</text:p>
          </table:table-cell>
          <table:table-cell office:value-type="float" office:value="300" table:style-name="ce16">
            <text:p>300</text:p>
          </table:table-cell>
          <table:table-cell office:value-type="float" office:value="300" table:style-name="ce16">
            <text:p>300</text:p>
          </table:table-cell>
          <table:table-cell office:value-type="float" office:value="300" table:style-name="ce16">
            <text:p>300</text:p>
          </table:table-cell>
          <table:table-cell office:value-type="float" office:value="300" table:style-name="ce16">
            <text:p>300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Eletricidade</text:p>
          </table:table-cell>
          <table:table-cell office:value-type="float" office:value="1200" table:style-name="ce16">
            <text:p>1 200</text:p>
          </table:table-cell>
          <table:table-cell office:value-type="float" office:value="1200" table:style-name="ce16">
            <text:p>1 200</text:p>
          </table:table-cell>
          <table:table-cell office:value-type="float" office:value="1200" table:style-name="ce16">
            <text:p>1 200</text:p>
          </table:table-cell>
          <table:table-cell office:value-type="float" office:value="1200" table:style-name="ce16">
            <text:p>1 200</text:p>
          </table:table-cell>
          <table:table-cell office:value-type="float" office:value="1200" table:style-name="ce16">
            <text:p>1 200</text:p>
          </table:table-cell>
          <table:table-cell office:value-type="float" office:value="1200" table:style-name="ce16">
            <text:p>1 200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Despesas de deslocação</text:p>
          </table:table-cell>
          <table:table-cell table:number-columns-repeated="6" table:style-name="ce16"/>
          <table:table-cell table:number-columns-repeated="16377"/>
        </table:table-row>
        <table:table-row table:style-name="ro4">
          <table:table-cell office:value-type="string" table:style-name="ce17">
            <text:p>Rendas</text:p>
          </table:table-cell>
          <table:table-cell office:value-type="float" office:value="12000" table:style-name="ce16">
            <text:p>12 000</text:p>
          </table:table-cell>
          <table:table-cell office:value-type="float" office:value="24000" table:style-name="ce16">
            <text:p>24 000</text:p>
          </table:table-cell>
          <table:table-cell office:value-type="float" office:value="36000" table:style-name="ce16">
            <text:p>36 000</text:p>
          </table:table-cell>
          <table:table-cell office:value-type="float" office:value="36000" table:style-name="ce16">
            <text:p>36 000</text:p>
          </table:table-cell>
          <table:table-cell office:value-type="float" office:value="36000" table:style-name="ce16">
            <text:p>36 000</text:p>
          </table:table-cell>
          <table:table-cell office:value-type="float" office:value="36000" table:style-name="ce16">
            <text:p>36 000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Condomínio</text:p>
          </table:table-cell>
          <table:table-cell table:number-columns-repeated="6" table:style-name="ce16"/>
          <table:table-cell table:number-columns-repeated="16377"/>
        </table:table-row>
        <table:table-row table:style-name="ro4">
          <table:table-cell office:value-type="string" table:style-name="ce15">
            <text:p>Comunicações</text:p>
          </table:table-cell>
          <table:table-cell office:value-type="float" office:value="1200" table:style-name="ce16">
            <text:p>1 200</text:p>
          </table:table-cell>
          <table:table-cell office:value-type="float" office:value="1800" table:style-name="ce16">
            <text:p>1 800</text:p>
          </table:table-cell>
          <table:table-cell office:value-type="float" office:value="2400" table:style-name="ce16">
            <text:p>2 400</text:p>
          </table:table-cell>
          <table:table-cell office:value-type="float" office:value="3000" table:style-name="ce16">
            <text:p>3 000</text:p>
          </table:table-cell>
          <table:table-cell office:value-type="float" office:value="3000" table:style-name="ce16">
            <text:p>3 000</text:p>
          </table:table-cell>
          <table:table-cell office:value-type="float" office:value="3000" table:style-name="ce16">
            <text:p>3 000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Limpeza</text:p>
          </table:table-cell>
          <table:table-cell table:number-columns-repeated="6" table:style-name="ce16"/>
          <table:table-cell table:number-columns-repeated="16377"/>
        </table:table-row>
        <table:table-row table:style-name="ro3">
          <table:table-cell office:value-type="string" table:style-name="ce15">
            <text:p>Marketing/Publicidade</text:p>
          </table:table-cell>
          <table:table-cell office:value-type="float" office:value="0" table:formula="of:=0.2*[Vendas.C19]" table:style-name="ce16">
            <text:p>0</text:p>
          </table:table-cell>
          <table:table-cell office:value-type="float" office:value="0" table:formula="of:=0.2*[Vendas.D19]" table:style-name="ce16">
            <text:p>0</text:p>
          </table:table-cell>
          <table:table-cell office:value-type="float" office:value="0" table:formula="of:=0.2*[Vendas.E19]" table:style-name="ce16">
            <text:p>0</text:p>
          </table:table-cell>
          <table:table-cell office:value-type="float" office:value="0" table:formula="of:=0.2*[Vendas.F19]" table:style-name="ce16">
            <text:p>0</text:p>
          </table:table-cell>
          <table:table-cell office:value-type="float" office:value="0" table:formula="of:=0.2*[Vendas.G19]" table:style-name="ce16">
            <text:p>0</text:p>
          </table:table-cell>
          <table:table-cell office:value-type="float" office:value="0" table:formula="of:=0.2*[Vendas.H19]" table:style-name="ce16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Seguros (excl. Acidentes de Trabalho)</text:p>
          </table:table-cell>
          <table:table-cell table:number-columns-repeated="6" table:style-name="ce16"/>
          <table:table-cell table:number-columns-repeated="16377"/>
        </table:table-row>
        <table:table-row table:style-name="ro4">
          <table:table-cell office:value-type="string" table:style-name="ce15">
            <text:p>Transportes</text:p>
          </table:table-cell>
          <table:table-cell table:number-columns-repeated="6" table:style-name="ce16"/>
          <table:table-cell table:number-columns-repeated="16377"/>
        </table:table-row>
        <table:table-row table:style-name="ro4">
          <table:table-cell office:value-type="string" table:style-name="ce15">
            <text:p>Hosting (página web,software)</text:p>
          </table:table-cell>
          <table:table-cell office:value-type="float" office:value="1000" table:style-name="ce16">
            <text:p>1 000</text:p>
          </table:table-cell>
          <table:table-cell office:value-type="float" office:value="5000" table:style-name="ce16">
            <text:p>5 000</text:p>
          </table:table-cell>
          <table:table-cell office:value-type="float" office:value="5000" table:style-name="ce16">
            <text:p>5 000</text:p>
          </table:table-cell>
          <table:table-cell office:value-type="float" office:value="5000" table:style-name="ce16">
            <text:p>5 000</text:p>
          </table:table-cell>
          <table:table-cell office:value-type="float" office:value="5000" table:style-name="ce16">
            <text:p>5 000</text:p>
          </table:table-cell>
          <table:table-cell office:value-type="float" office:value="2700" table:style-name="ce16">
            <text:p>2 700</text:p>
          </table:table-cell>
          <table:table-cell table:number-columns-repeated="16377"/>
        </table:table-row>
        <table:table-row table:number-rows-repeated="13" table:style-name="ro4">
          <table:table-cell table:style-name="ce15"/>
          <table:table-cell table:number-columns-repeated="6" table:style-name="ce16"/>
          <table:table-cell table:number-columns-repeated="16377"/>
        </table:table-row>
        <table:table-row table:style-name="ro4">
          <table:table-cell table:style-name="ce18"/>
          <table:table-cell table:number-columns-repeated="6" table:style-name="ce19"/>
          <table:table-cell table:number-columns-repeated="16377"/>
        </table:table-row>
        <table:table-row table:style-name="ro1">
          <table:table-cell office:value-type="string" table:style-name="ce20">
            <text:p>TOTAL</text:p>
          </table:table-cell>
          <table:table-cell office:value-type="float" office:value="94127" table:formula="of:=SUM([.B5:.B37])" table:style-name="ce21">
            <text:p>94 127</text:p>
          </table:table-cell>
          <table:table-cell office:value-type="float" office:value="145169.36100000003" table:formula="of:=SUM([.C5:.C37])" table:style-name="ce21">
            <text:p>145 169</text:p>
          </table:table-cell>
          <table:table-cell office:value-type="float" office:value="193320.64245300004" table:formula="of:=SUM([.D5:.D37])" table:style-name="ce21">
            <text:p>193 321</text:p>
          </table:table-cell>
          <table:table-cell office:value-type="float" office:value="263926.414317369" table:formula="of:=SUM([.E5:.E37])" table:style-name="ce21">
            <text:p>263 926</text:p>
          </table:table-cell>
          <table:table-cell office:value-type="float" office:value="337015.70049987378" table:formula="of:=SUM([.F5:.F37])" table:style-name="ce21">
            <text:p>337 016</text:p>
          </table:table-cell>
          <table:table-cell office:value-type="float" office:value="49750" table:formula="of:=SUM([.G5:.G37])" table:style-name="ce21">
            <text:p>49 750</text:p>
          </table:table-cell>
          <table:table-cell table:number-columns-repeated="16377"/>
        </table:table-row>
        <table:table-row table:number-rows-repeated="6" table:style-name="ro4">
          <table:table-cell table:style-name="ce22"/>
          <table:table-cell table:number-columns-repeated="256" table:style-name="ce14"/>
          <table:table-cell table:number-columns-repeated="16127"/>
        </table:table-row>
        <table:table-row table:style-name="ro4">
          <table:table-cell table:style-name="ce23"/>
          <table:table-cell table:number-columns-repeated="256" table:style-name="ce14"/>
          <table:table-cell table:number-columns-repeated="16127"/>
        </table:table-row>
        <table:table-row table:number-rows-repeated="1048531" table:style-name="ro4">
          <table:table-cell table:number-columns-repeated="16384"/>
        </table:table-row>
      </table:table>
      <table:table table:name="Investimentos_e_Depreciações" table:style-name="ta1">
        <table:table-column table:style-name="co10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9">
            <text:p>INVESTIMENTO EM ATIVOS FIXOS - PREENCHER O INVESTIMENTO REALIZADO EM CADA AN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nos Deprec.</text:p>
          </table:table-cell>
          <table:table-cell office:value-type="float" office:value="0" table:formula="of:=[Pressupostos.B1]" table:style-name="ce9">
            <text:p>0</text:p>
          </table:table-cell>
          <table:table-cell office:value-type="float" office:value="0" table:formula="of:=[Pressupostos.C1]" table:style-name="ce9">
            <text:p>0</text:p>
          </table:table-cell>
          <table:table-cell office:value-type="float" office:value="0" table:formula="of:=[Pressupostos.D1]" table:style-name="ce9">
            <text:p>0</text:p>
          </table:table-cell>
          <table:table-cell office:value-type="float" office:value="0" table:formula="of:=[Pressupostos.E1]" table:style-name="ce9">
            <text:p>0</text:p>
          </table:table-cell>
          <table:table-cell office:value-type="float" office:value="0" table:formula="of:=[Pressupostos.F1]" table:style-name="ce9">
            <text:p>0</text:p>
          </table:table-cell>
          <table:table-cell office:value-type="float" office:value="0" table:formula="of:=[Pressupostos.G1]" table:style-name="ce9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difícios</text:p>
          </table:table-cell>
          <table:table-cell office:value-type="float" office:value="50" table:style-name="ce2">
            <text:p>50</text:p>
          </table:table-cell>
          <table:table-cell table:number-columns-repeated="6" table:style-name="ce10"/>
          <table:table-cell table:number-columns-repeated="16376"/>
        </table:table-row>
        <table:table-row table:style-name="ro3">
          <table:table-cell office:value-type="string" table:style-name="ce2">
            <text:p>Equipamento A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Equipamento B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Equipamento C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Equipamento D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Equipamento E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quipamento F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10"/>
          <table:table-cell table:number-columns-repeated="16376"/>
        </table:table-row>
        <table:table-row table:style-name="ro1">
          <table:table-cell office:value-type="string" table:style-name="ce2">
            <text:p>Desenvolvimento 1</text:p>
          </table:table-cell>
          <table:table-cell office:value-type="float" office:value="3" table:style-name="ce2">
            <text:p>3</text:p>
          </table:table-cell>
          <table:table-cell table:number-columns-repeated="6" table:style-name="ce10"/>
          <table:table-cell table:number-columns-repeated="16376"/>
        </table:table-row>
        <table:table-row table:style-name="ro1">
          <table:table-cell office:value-type="string" table:style-name="ce2">
            <text:p>Desenvolvimento 2</text:p>
          </table:table-cell>
          <table:table-cell office:value-type="float" office:value="3" table:style-name="ce2">
            <text:p>3</text:p>
          </table:table-cell>
          <table:table-cell table:number-columns-repeated="6" table:style-name="ce10"/>
          <table:table-cell table:number-columns-repeated="16376"/>
        </table:table-row>
        <table:table-row table:style-name="ro1">
          <table:table-cell office:value-type="string" table:style-name="ce2">
            <text:p>Desenvolvimento 3</text:p>
          </table:table-cell>
          <table:table-cell office:value-type="float" office:value="2" table:style-name="ce2">
            <text:p>2</text:p>
          </table:table-cell>
          <table:table-cell table:number-columns-repeated="6" table:style-name="ce10"/>
          <table:table-cell table:number-columns-repeated="16376"/>
        </table:table-row>
        <table:table-row table:style-name="ro1">
          <table:table-cell office:value-type="string" table:style-name="ce2">
            <text:p>Desenvolvimento 4</text:p>
          </table:table-cell>
          <table:table-cell office:value-type="float" office:value="1" table:style-name="ce2">
            <text:p>1</text:p>
          </table:table-cell>
          <table:table-cell table:number-columns-repeated="6" table:style-name="ce10"/>
          <table:table-cell table:number-columns-repeated="16376"/>
        </table:table-row>
        <table:table-row table:style-name="ro1">
          <table:table-cell office:value-type="string" table:style-name="ce2">
            <text:p>Desenvolvimento 5</text:p>
          </table:table-cell>
          <table:table-cell office:value-type="float" office:value="1" table:style-name="ce2">
            <text:p>1</text:p>
          </table:table-cell>
          <table:table-cell table:number-columns-repeated="6" table:style-name="ce10"/>
          <table:table-cell table:number-columns-repeated="16376"/>
        </table:table-row>
        <table:table-row table:number-rows-repeated="5" table:style-name="ro1">
          <table:table-cell table:number-columns-repeated="2" table:style-name="ce1"/>
          <table:table-cell table:number-columns-repeated="6" table:style-name="ce24"/>
          <table:table-cell table:number-columns-repeated="16376"/>
        </table:table-row>
        <table:table-row table:style-name="ro1">
          <table:table-cell office:value-type="string" table:style-name="ce1">
            <text:p>DEPRECIAÇÕES 2020</text:p>
          </table:table-cell>
          <table:table-cell table:style-name="ce1"/>
          <table:table-cell table:number-columns-repeated="6" table:style-name="ce24"/>
          <table:table-cell table:number-columns-repeated="16376"/>
        </table:table-row>
        <table:table-row table:style-name="ro1">
          <table:table-cell office:value-type="string" office:string-value="Edifícios" table:formula="of:=[.A5]" table:style-name="ce1">
            <text:p>Edifícios</text:p>
          </table:table-cell>
          <table:table-cell table:style-name="ce1"/>
          <table:table-cell office:value-type="float" office:value="0" table:formula="of:=IF([.C$3]&lt;=[.$B5];[.$C5]/[.$B5];0)" table:style-name="ce24">
            <text:p>0,00</text:p>
          </table:table-cell>
          <table:table-cell office:value-type="float" office:value="0" table:formula="of:=IF([.D$3]&lt;=[.$B5];[.$C5]/[.$B5];0)" table:style-name="ce24">
            <text:p>0,00</text:p>
          </table:table-cell>
          <table:table-cell office:value-type="float" office:value="0" table:formula="of:=IF([.E$3]&lt;=[.$B5];[.$C5]/[.$B5];0)" table:style-name="ce24">
            <text:p>0,00</text:p>
          </table:table-cell>
          <table:table-cell office:value-type="float" office:value="0" table:formula="of:=IF([.F$3]&lt;=[.$B5];[.$C5]/[.$B5];0)" table:style-name="ce24">
            <text:p>0,00</text:p>
          </table:table-cell>
          <table:table-cell office:value-type="float" office:value="0" table:formula="of:=IF([.G$3]&lt;=[.$B5];[.$C5]/[.$B5];0)" table:style-name="ce24">
            <text:p>0,00</text:p>
          </table:table-cell>
          <table:table-cell office:value-type="float" office:value="0" table:formula="of:=IF([.H$3]&lt;=[.$B5];[.$C5]/[.$B5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A" table:formula="of:=[.A6]" table:style-name="ce1">
            <text:p>Equipamento A</text:p>
          </table:table-cell>
          <table:table-cell table:style-name="ce1"/>
          <table:table-cell office:value-type="float" office:value="0" table:formula="of:=IF([.C$3]&lt;=[.$B6];[.$C6]/[.$B6];0)" table:style-name="ce24">
            <text:p>0,00</text:p>
          </table:table-cell>
          <table:table-cell office:value-type="float" office:value="0" table:formula="of:=IF([.D$3]&lt;=[.$B6];[.$C6]/[.$B6];0)" table:style-name="ce24">
            <text:p>0,00</text:p>
          </table:table-cell>
          <table:table-cell office:value-type="float" office:value="0" table:formula="of:=IF([.E$3]&lt;=[.$B6];[.$C6]/[.$B6];0)" table:style-name="ce24">
            <text:p>0,00</text:p>
          </table:table-cell>
          <table:table-cell office:value-type="float" office:value="0" table:formula="of:=IF([.F$3]&lt;=[.$B6];[.$C6]/[.$B6];0)" table:style-name="ce24">
            <text:p>0,00</text:p>
          </table:table-cell>
          <table:table-cell office:value-type="float" office:value="0" table:formula="of:=IF([.G$3]&lt;=[.$B6];[.$C6]/[.$B6];0)" table:style-name="ce24">
            <text:p>0,00</text:p>
          </table:table-cell>
          <table:table-cell office:value-type="float" office:value="0" table:formula="of:=IF([.H$3]&lt;=[.$B6];[.$C6]/[.$B6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B" table:formula="of:=[.A7]" table:style-name="ce1">
            <text:p>Equipamento B</text:p>
          </table:table-cell>
          <table:table-cell table:style-name="ce1"/>
          <table:table-cell office:value-type="float" office:value="0" table:formula="of:=IF([.C$3]&lt;=[.$B7];[.$C7]/[.$B7];0)" table:style-name="ce24">
            <text:p>0,00</text:p>
          </table:table-cell>
          <table:table-cell office:value-type="float" office:value="0" table:formula="of:=IF([.D$3]&lt;=[.$B7];[.$C7]/[.$B7];0)" table:style-name="ce24">
            <text:p>0,00</text:p>
          </table:table-cell>
          <table:table-cell office:value-type="float" office:value="0" table:formula="of:=IF([.E$3]&lt;=[.$B7];[.$C7]/[.$B7];0)" table:style-name="ce24">
            <text:p>0,00</text:p>
          </table:table-cell>
          <table:table-cell office:value-type="float" office:value="0" table:formula="of:=IF([.F$3]&lt;=[.$B7];[.$C7]/[.$B7];0)" table:style-name="ce24">
            <text:p>0,00</text:p>
          </table:table-cell>
          <table:table-cell office:value-type="float" office:value="0" table:formula="of:=IF([.G$3]&lt;=[.$B7];[.$C7]/[.$B7];0)" table:style-name="ce24">
            <text:p>0,00</text:p>
          </table:table-cell>
          <table:table-cell office:value-type="float" office:value="0" table:formula="of:=IF([.H$3]&lt;=[.$B7];[.$C7]/[.$B7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C" table:formula="of:=[.A8]" table:style-name="ce1">
            <text:p>Equipamento C</text:p>
          </table:table-cell>
          <table:table-cell table:style-name="ce1"/>
          <table:table-cell office:value-type="float" office:value="0" table:formula="of:=IF([.C$3]&lt;=[.$B8];[.$C8]/[.$B8];0)" table:style-name="ce24">
            <text:p>0,00</text:p>
          </table:table-cell>
          <table:table-cell office:value-type="float" office:value="0" table:formula="of:=IF([.D$3]&lt;=[.$B8];[.$C8]/[.$B8];0)" table:style-name="ce24">
            <text:p>0,00</text:p>
          </table:table-cell>
          <table:table-cell office:value-type="float" office:value="0" table:formula="of:=IF([.E$3]&lt;=[.$B8];[.$C8]/[.$B8];0)" table:style-name="ce24">
            <text:p>0,00</text:p>
          </table:table-cell>
          <table:table-cell office:value-type="float" office:value="0" table:formula="of:=IF([.F$3]&lt;=[.$B8];[.$C8]/[.$B8];0)" table:style-name="ce24">
            <text:p>0,00</text:p>
          </table:table-cell>
          <table:table-cell office:value-type="float" office:value="0" table:formula="of:=IF([.G$3]&lt;=[.$B8];[.$C8]/[.$B8];0)" table:style-name="ce24">
            <text:p>0,00</text:p>
          </table:table-cell>
          <table:table-cell office:value-type="float" office:value="0" table:formula="of:=IF([.H$3]&lt;=[.$B8];[.$C8]/[.$B8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D" table:formula="of:=[.A9]" table:style-name="ce1">
            <text:p>Equipamento D</text:p>
          </table:table-cell>
          <table:table-cell table:style-name="ce1"/>
          <table:table-cell office:value-type="float" office:value="0" table:formula="of:=IF([.C$3]&lt;=[.$B9];[.$C9]/[.$B9];0)" table:style-name="ce24">
            <text:p>0,00</text:p>
          </table:table-cell>
          <table:table-cell office:value-type="float" office:value="0" table:formula="of:=IF([.D$3]&lt;=[.$B9];[.$C9]/[.$B9];0)" table:style-name="ce24">
            <text:p>0,00</text:p>
          </table:table-cell>
          <table:table-cell office:value-type="float" office:value="0" table:formula="of:=IF([.E$3]&lt;=[.$B9];[.$C9]/[.$B9];0)" table:style-name="ce24">
            <text:p>0,00</text:p>
          </table:table-cell>
          <table:table-cell office:value-type="float" office:value="0" table:formula="of:=IF([.F$3]&lt;=[.$B9];[.$C9]/[.$B9];0)" table:style-name="ce24">
            <text:p>0,00</text:p>
          </table:table-cell>
          <table:table-cell office:value-type="float" office:value="0" table:formula="of:=IF([.G$3]&lt;=[.$B9];[.$C9]/[.$B9];0)" table:style-name="ce24">
            <text:p>0,00</text:p>
          </table:table-cell>
          <table:table-cell office:value-type="float" office:value="0" table:formula="of:=IF([.H$3]&lt;=[.$B9];[.$C9]/[.$B9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E" table:formula="of:=[.A10]" table:style-name="ce1">
            <text:p>Equipamento E</text:p>
          </table:table-cell>
          <table:table-cell table:style-name="ce1"/>
          <table:table-cell office:value-type="float" office:value="0" table:formula="of:=IF([.C$3]&lt;=[.$B10];[.$C10]/[.$B10];0)" table:style-name="ce24">
            <text:p>0,00</text:p>
          </table:table-cell>
          <table:table-cell office:value-type="float" office:value="0" table:formula="of:=IF([.D$3]&lt;=[.$B10];[.$C10]/[.$B10];0)" table:style-name="ce24">
            <text:p>0,00</text:p>
          </table:table-cell>
          <table:table-cell office:value-type="float" office:value="0" table:formula="of:=IF([.E$3]&lt;=[.$B10];[.$C10]/[.$B10];0)" table:style-name="ce24">
            <text:p>0,00</text:p>
          </table:table-cell>
          <table:table-cell office:value-type="float" office:value="0" table:formula="of:=IF([.F$3]&lt;=[.$B10];[.$C10]/[.$B10];0)" table:style-name="ce24">
            <text:p>0,00</text:p>
          </table:table-cell>
          <table:table-cell office:value-type="float" office:value="0" table:formula="of:=IF([.G$3]&lt;=[.$B10];[.$C10]/[.$B10];0)" table:style-name="ce24">
            <text:p>0,00</text:p>
          </table:table-cell>
          <table:table-cell office:value-type="float" office:value="0" table:formula="of:=IF([.H$3]&lt;=[.$B10];[.$C10]/[.$B10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F" table:formula="of:=[.A11]" table:style-name="ce1">
            <text:p>Equipamento F</text:p>
          </table:table-cell>
          <table:table-cell table:style-name="ce1"/>
          <table:table-cell office:value-type="float" office:value="0" table:formula="of:=IF([.C$3]&lt;=[.$B11];[.$C11]/[.$B11];0)" table:style-name="ce24">
            <text:p>0,00</text:p>
          </table:table-cell>
          <table:table-cell office:value-type="float" office:value="0" table:formula="of:=IF([.D$3]&lt;=[.$B11];[.$C11]/[.$B11];0)" table:style-name="ce24">
            <text:p>0,00</text:p>
          </table:table-cell>
          <table:table-cell office:value-type="float" office:value="0" table:formula="of:=IF([.E$3]&lt;=[.$B11];[.$C11]/[.$B11];0)" table:style-name="ce24">
            <text:p>0,00</text:p>
          </table:table-cell>
          <table:table-cell office:value-type="float" office:value="0" table:formula="of:=IF([.F$3]&lt;=[.$B11];[.$C11]/[.$B11];0)" table:style-name="ce24">
            <text:p>0,00</text:p>
          </table:table-cell>
          <table:table-cell office:value-type="float" office:value="0" table:formula="of:=IF([.G$3]&lt;=[.$B11];[.$C11]/[.$B11];0)" table:style-name="ce24">
            <text:p>0,00</text:p>
          </table:table-cell>
          <table:table-cell office:value-type="float" office:value="0" table:formula="of:=IF([.H$3]&lt;=[.$B11];[.$C11]/[.$B11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1" table:formula="of:=[.A12]" table:style-name="ce1">
            <text:p>Desenvolvimento 1</text:p>
          </table:table-cell>
          <table:table-cell table:style-name="ce1"/>
          <table:table-cell office:value-type="float" office:value="0" table:formula="of:=IF([.C$3]&lt;=[.$B12];[.$C12]/[.$B12];0)" table:style-name="ce24">
            <text:p>0,00</text:p>
          </table:table-cell>
          <table:table-cell office:value-type="float" office:value="0" table:formula="of:=IF([.D$3]&lt;=[.$B12];[.$C12]/[.$B12];0)" table:style-name="ce24">
            <text:p>0,00</text:p>
          </table:table-cell>
          <table:table-cell office:value-type="float" office:value="0" table:formula="of:=IF([.E$3]&lt;=[.$B12];[.$C12]/[.$B12];0)" table:style-name="ce24">
            <text:p>0,00</text:p>
          </table:table-cell>
          <table:table-cell office:value-type="float" office:value="0" table:formula="of:=IF([.F$3]&lt;=[.$B12];[.$C12]/[.$B12];0)" table:style-name="ce24">
            <text:p>0,00</text:p>
          </table:table-cell>
          <table:table-cell office:value-type="float" office:value="0" table:formula="of:=IF([.G$3]&lt;=[.$B12];[.$C12]/[.$B12];0)" table:style-name="ce24">
            <text:p>0,00</text:p>
          </table:table-cell>
          <table:table-cell office:value-type="float" office:value="0" table:formula="of:=IF([.H$3]&lt;=[.$B12];[.$C12]/[.$B12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2" table:formula="of:=[.A13]" table:style-name="ce1">
            <text:p>Desenvolvimento 2</text:p>
          </table:table-cell>
          <table:table-cell table:style-name="ce1"/>
          <table:table-cell office:value-type="float" office:value="0" table:formula="of:=IF([.C$3]&lt;=[.$B13];[.$C13]/[.$B13];0)" table:style-name="ce24">
            <text:p>0,00</text:p>
          </table:table-cell>
          <table:table-cell office:value-type="float" office:value="0" table:formula="of:=IF([.D$3]&lt;=[.$B13];[.$C13]/[.$B13];0)" table:style-name="ce24">
            <text:p>0,00</text:p>
          </table:table-cell>
          <table:table-cell office:value-type="float" office:value="0" table:formula="of:=IF([.E$3]&lt;=[.$B13];[.$C13]/[.$B13];0)" table:style-name="ce24">
            <text:p>0,00</text:p>
          </table:table-cell>
          <table:table-cell office:value-type="float" office:value="0" table:formula="of:=IF([.F$3]&lt;=[.$B13];[.$C13]/[.$B13];0)" table:style-name="ce24">
            <text:p>0,00</text:p>
          </table:table-cell>
          <table:table-cell office:value-type="float" office:value="0" table:formula="of:=IF([.G$3]&lt;=[.$B13];[.$C13]/[.$B13];0)" table:style-name="ce24">
            <text:p>0,00</text:p>
          </table:table-cell>
          <table:table-cell office:value-type="float" office:value="0" table:formula="of:=IF([.H$3]&lt;=[.$B13];[.$C13]/[.$B13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3" table:formula="of:=[.A14]" table:style-name="ce1">
            <text:p>Desenvolvimento 3</text:p>
          </table:table-cell>
          <table:table-cell table:style-name="ce1"/>
          <table:table-cell office:value-type="float" office:value="0" table:formula="of:=IF([.C$3]&lt;=[.$B14];[.$C14]/[.$B14];0)" table:style-name="ce24">
            <text:p>0,00</text:p>
          </table:table-cell>
          <table:table-cell office:value-type="float" office:value="0" table:formula="of:=IF([.D$3]&lt;=[.$B14];[.$C14]/[.$B14];0)" table:style-name="ce24">
            <text:p>0,00</text:p>
          </table:table-cell>
          <table:table-cell office:value-type="float" office:value="0" table:formula="of:=IF([.E$3]&lt;=[.$B14];[.$C14]/[.$B14];0)" table:style-name="ce24">
            <text:p>0,00</text:p>
          </table:table-cell>
          <table:table-cell office:value-type="float" office:value="0" table:formula="of:=IF([.F$3]&lt;=[.$B14];[.$C14]/[.$B14];0)" table:style-name="ce24">
            <text:p>0,00</text:p>
          </table:table-cell>
          <table:table-cell office:value-type="float" office:value="0" table:formula="of:=IF([.G$3]&lt;=[.$B14];[.$C14]/[.$B14];0)" table:style-name="ce24">
            <text:p>0,00</text:p>
          </table:table-cell>
          <table:table-cell office:value-type="float" office:value="0" table:formula="of:=IF([.H$3]&lt;=[.$B14];[.$C14]/[.$B14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4" table:formula="of:=[.A15]" table:style-name="ce1">
            <text:p>Desenvolvimento 4</text:p>
          </table:table-cell>
          <table:table-cell table:style-name="ce1"/>
          <table:table-cell office:value-type="float" office:value="0" table:formula="of:=IF([.C$3]&lt;=[.$B15];[.$C15]/[.$B15];0)" table:style-name="ce24">
            <text:p>0,00</text:p>
          </table:table-cell>
          <table:table-cell office:value-type="float" office:value="0" table:formula="of:=IF([.D$3]&lt;=[.$B15];[.$C15]/[.$B15];0)" table:style-name="ce24">
            <text:p>0,00</text:p>
          </table:table-cell>
          <table:table-cell office:value-type="float" office:value="0" table:formula="of:=IF([.E$3]&lt;=[.$B15];[.$C15]/[.$B15];0)" table:style-name="ce24">
            <text:p>0,00</text:p>
          </table:table-cell>
          <table:table-cell office:value-type="float" office:value="0" table:formula="of:=IF([.F$3]&lt;=[.$B15];[.$C15]/[.$B15];0)" table:style-name="ce24">
            <text:p>0,00</text:p>
          </table:table-cell>
          <table:table-cell office:value-type="float" office:value="0" table:formula="of:=IF([.G$3]&lt;=[.$B15];[.$C15]/[.$B15];0)" table:style-name="ce24">
            <text:p>0,00</text:p>
          </table:table-cell>
          <table:table-cell office:value-type="float" office:value="0" table:formula="of:=IF([.H$3]&lt;=[.$B15];[.$C15]/[.$B15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5" table:formula="of:=[.A16]" table:style-name="ce1">
            <text:p>Desenvolvimento 5</text:p>
          </table:table-cell>
          <table:table-cell table:style-name="ce1"/>
          <table:table-cell office:value-type="float" office:value="0" table:formula="of:=IF([.C$3]&lt;=[.$B16];[.$C16]/[.$B16];0)" table:style-name="ce24">
            <text:p>0,00</text:p>
          </table:table-cell>
          <table:table-cell office:value-type="float" office:value="0" table:formula="of:=IF([.D$3]&lt;=[.$B16];[.$C16]/[.$B16];0)" table:style-name="ce24">
            <text:p>0,00</text:p>
          </table:table-cell>
          <table:table-cell office:value-type="float" office:value="0" table:formula="of:=IF([.E$3]&lt;=[.$B16];[.$C16]/[.$B16];0)" table:style-name="ce24">
            <text:p>0,00</text:p>
          </table:table-cell>
          <table:table-cell office:value-type="float" office:value="0" table:formula="of:=IF([.F$3]&lt;=[.$B16];[.$C16]/[.$B16];0)" table:style-name="ce24">
            <text:p>0,00</text:p>
          </table:table-cell>
          <table:table-cell office:value-type="float" office:value="0" table:formula="of:=IF([.G$3]&lt;=[.$B16];[.$C16]/[.$B16];0)" table:style-name="ce24">
            <text:p>0,00</text:p>
          </table:table-cell>
          <table:table-cell office:value-type="float" office:value="0" table:formula="of:=IF([.H$3]&lt;=[.$B16];[.$C16]/[.$B16];0)" table:style-name="ce24">
            <text:p>0,00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6" table:style-name="ce24"/>
          <table:table-cell table:number-columns-repeated="16376"/>
        </table:table-row>
        <table:table-row table:style-name="ro1">
          <table:table-cell office:value-type="string" table:style-name="ce9">
            <text:p>TOTAL</text:p>
          </table:table-cell>
          <table:table-cell table:style-name="ce9"/>
          <table:table-cell office:value-type="float" office:value="0" table:formula="of:=SUM([.C23:.C35])" table:style-name="ce25">
            <text:p>0,00</text:p>
          </table:table-cell>
          <table:table-cell office:value-type="float" office:value="0" table:formula="of:=SUM([.D23:.D35])" table:style-name="ce25">
            <text:p>0,00</text:p>
          </table:table-cell>
          <table:table-cell office:value-type="float" office:value="0" table:formula="of:=SUM([.E23:.E35])" table:style-name="ce25">
            <text:p>0,00</text:p>
          </table:table-cell>
          <table:table-cell office:value-type="float" office:value="0" table:formula="of:=SUM([.F23:.F35])" table:style-name="ce25">
            <text:p>0,00</text:p>
          </table:table-cell>
          <table:table-cell office:value-type="float" office:value="0" table:formula="of:=SUM([.G23:.G35])" table:style-name="ce25">
            <text:p>0,00</text:p>
          </table:table-cell>
          <table:table-cell office:value-type="float" office:value="0" table:formula="of:=SUM([.H23:.H35])" table:style-name="ce25">
            <text:p>0,00</text:p>
          </table:table-cell>
          <table:table-cell table:number-columns-repeated="16376" table:style-name="ce9"/>
        </table:table-row>
        <table:table-row table:number-rows-repeated="2" table:style-name="ro1">
          <table:table-cell table:number-columns-repeated="2" table:style-name="ce1"/>
          <table:table-cell table:number-columns-repeated="6" table:style-name="ce24"/>
          <table:table-cell table:number-columns-repeated="16376"/>
        </table:table-row>
        <table:table-row table:style-name="ro1">
          <table:table-cell office:value-type="string" table:style-name="ce1">
            <text:p>DEPRECIAÇÕES 2021</text:p>
          </table:table-cell>
          <table:table-cell table:style-name="ce1"/>
          <table:table-cell table:number-columns-repeated="6" table:style-name="ce24"/>
          <table:table-cell table:number-columns-repeated="16376"/>
        </table:table-row>
        <table:table-row table:style-name="ro1">
          <table:table-cell office:value-type="string" office:string-value="Edifícios" table:formula="of:=[.A23]" table:style-name="ce1">
            <text:p>Edifícios</text:p>
          </table:table-cell>
          <table:table-cell table:style-name="ce1"/>
          <table:table-cell table:style-name="ce24"/>
          <table:table-cell office:value-type="float" office:value="0" table:formula="of:=IF([.D$3]&lt;=[.$B5]+1;[.$D5]/[.$B5];0)" table:style-name="ce24">
            <text:p>0,00</text:p>
          </table:table-cell>
          <table:table-cell office:value-type="float" office:value="0" table:formula="of:=IF([.E$3]&lt;=[.$B5]+1;[.$D5]/[.$B5];0)" table:style-name="ce24">
            <text:p>0,00</text:p>
          </table:table-cell>
          <table:table-cell office:value-type="float" office:value="0" table:formula="of:=IF([.F$3]&lt;=[.$B5]+1;[.$D5]/[.$B5];0)" table:style-name="ce24">
            <text:p>0,00</text:p>
          </table:table-cell>
          <table:table-cell office:value-type="float" office:value="0" table:formula="of:=IF([.G$3]&lt;=[.$B5]+1;[.$D5]/[.$B5];0)" table:style-name="ce24">
            <text:p>0,00</text:p>
          </table:table-cell>
          <table:table-cell office:value-type="float" office:value="0" table:formula="of:=IF([.H$3]&lt;=[.$B5]+1;[.$D5]/[.$B5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A" table:formula="of:=[.A24]" table:style-name="ce1">
            <text:p>Equipamento A</text:p>
          </table:table-cell>
          <table:table-cell table:style-name="ce1"/>
          <table:table-cell table:style-name="ce24"/>
          <table:table-cell office:value-type="float" office:value="0" table:formula="of:=IF([.D$3]&lt;=[.$B6]+1;[.$D6]/[.$B6];0)" table:style-name="ce24">
            <text:p>0,00</text:p>
          </table:table-cell>
          <table:table-cell office:value-type="float" office:value="0" table:formula="of:=IF([.E$3]&lt;=[.$B6]+1;[.$D6]/[.$B6];0)" table:style-name="ce24">
            <text:p>0,00</text:p>
          </table:table-cell>
          <table:table-cell office:value-type="float" office:value="0" table:formula="of:=IF([.F$3]&lt;=[.$B6]+1;[.$D6]/[.$B6];0)" table:style-name="ce24">
            <text:p>0,00</text:p>
          </table:table-cell>
          <table:table-cell office:value-type="float" office:value="0" table:formula="of:=IF([.G$3]&lt;=[.$B6]+1;[.$D6]/[.$B6];0)" table:style-name="ce24">
            <text:p>0,00</text:p>
          </table:table-cell>
          <table:table-cell office:value-type="float" office:value="0" table:formula="of:=IF([.H$3]&lt;=[.$B6]+1;[.$D6]/[.$B6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B" table:formula="of:=[.A25]" table:style-name="ce1">
            <text:p>Equipamento B</text:p>
          </table:table-cell>
          <table:table-cell table:style-name="ce1"/>
          <table:table-cell table:style-name="ce24"/>
          <table:table-cell office:value-type="float" office:value="0" table:formula="of:=IF([.D$3]&lt;=[.$B7]+1;[.$D7]/[.$B7];0)" table:style-name="ce24">
            <text:p>0,00</text:p>
          </table:table-cell>
          <table:table-cell office:value-type="float" office:value="0" table:formula="of:=IF([.E$3]&lt;=[.$B7]+1;[.$D7]/[.$B7];0)" table:style-name="ce24">
            <text:p>0,00</text:p>
          </table:table-cell>
          <table:table-cell office:value-type="float" office:value="0" table:formula="of:=IF([.F$3]&lt;=[.$B7]+1;[.$D7]/[.$B7];0)" table:style-name="ce24">
            <text:p>0,00</text:p>
          </table:table-cell>
          <table:table-cell office:value-type="float" office:value="0" table:formula="of:=IF([.G$3]&lt;=[.$B7]+1;[.$D7]/[.$B7];0)" table:style-name="ce24">
            <text:p>0,00</text:p>
          </table:table-cell>
          <table:table-cell office:value-type="float" office:value="0" table:formula="of:=IF([.H$3]&lt;=[.$B7]+1;[.$D7]/[.$B7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C" table:formula="of:=[.A26]" table:style-name="ce1">
            <text:p>Equipamento C</text:p>
          </table:table-cell>
          <table:table-cell table:style-name="ce1"/>
          <table:table-cell table:style-name="ce24"/>
          <table:table-cell office:value-type="float" office:value="0" table:formula="of:=IF([.D$3]&lt;=[.$B8]+1;[.$D8]/[.$B8];0)" table:style-name="ce24">
            <text:p>0,00</text:p>
          </table:table-cell>
          <table:table-cell office:value-type="float" office:value="0" table:formula="of:=IF([.E$3]&lt;=[.$B8]+1;[.$D8]/[.$B8];0)" table:style-name="ce24">
            <text:p>0,00</text:p>
          </table:table-cell>
          <table:table-cell office:value-type="float" office:value="0" table:formula="of:=IF([.F$3]&lt;=[.$B8]+1;[.$D8]/[.$B8];0)" table:style-name="ce24">
            <text:p>0,00</text:p>
          </table:table-cell>
          <table:table-cell office:value-type="float" office:value="0" table:formula="of:=IF([.G$3]&lt;=[.$B8]+1;[.$D8]/[.$B8];0)" table:style-name="ce24">
            <text:p>0,00</text:p>
          </table:table-cell>
          <table:table-cell office:value-type="float" office:value="0" table:formula="of:=IF([.H$3]&lt;=[.$B8]+1;[.$D8]/[.$B8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D" table:formula="of:=[.A27]" table:style-name="ce1">
            <text:p>Equipamento D</text:p>
          </table:table-cell>
          <table:table-cell table:style-name="ce1"/>
          <table:table-cell table:style-name="ce24"/>
          <table:table-cell office:value-type="float" office:value="0" table:formula="of:=IF([.D$3]&lt;=[.$B9]+1;[.$D9]/[.$B9];0)" table:style-name="ce24">
            <text:p>0,00</text:p>
          </table:table-cell>
          <table:table-cell office:value-type="float" office:value="0" table:formula="of:=IF([.E$3]&lt;=[.$B9]+1;[.$D9]/[.$B9];0)" table:style-name="ce24">
            <text:p>0,00</text:p>
          </table:table-cell>
          <table:table-cell office:value-type="float" office:value="0" table:formula="of:=IF([.F$3]&lt;=[.$B9]+1;[.$D9]/[.$B9];0)" table:style-name="ce24">
            <text:p>0,00</text:p>
          </table:table-cell>
          <table:table-cell office:value-type="float" office:value="0" table:formula="of:=IF([.G$3]&lt;=[.$B9]+1;[.$D9]/[.$B9];0)" table:style-name="ce24">
            <text:p>0,00</text:p>
          </table:table-cell>
          <table:table-cell office:value-type="float" office:value="0" table:formula="of:=IF([.H$3]&lt;=[.$B9]+1;[.$D9]/[.$B9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E" table:formula="of:=[.A28]" table:style-name="ce1">
            <text:p>Equipamento E</text:p>
          </table:table-cell>
          <table:table-cell table:style-name="ce1"/>
          <table:table-cell table:style-name="ce24"/>
          <table:table-cell office:value-type="float" office:value="0" table:formula="of:=IF([.D$3]&lt;=[.$B10]+1;[.$D10]/[.$B10];0)" table:style-name="ce24">
            <text:p>0,00</text:p>
          </table:table-cell>
          <table:table-cell office:value-type="float" office:value="0" table:formula="of:=IF([.E$3]&lt;=[.$B10]+1;[.$D10]/[.$B10];0)" table:style-name="ce24">
            <text:p>0,00</text:p>
          </table:table-cell>
          <table:table-cell office:value-type="float" office:value="0" table:formula="of:=IF([.F$3]&lt;=[.$B10]+1;[.$D10]/[.$B10];0)" table:style-name="ce24">
            <text:p>0,00</text:p>
          </table:table-cell>
          <table:table-cell office:value-type="float" office:value="0" table:formula="of:=IF([.G$3]&lt;=[.$B10]+1;[.$D10]/[.$B10];0)" table:style-name="ce24">
            <text:p>0,00</text:p>
          </table:table-cell>
          <table:table-cell office:value-type="float" office:value="0" table:formula="of:=IF([.H$3]&lt;=[.$B10]+1;[.$D10]/[.$B10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F" table:formula="of:=[.A29]" table:style-name="ce1">
            <text:p>Equipamento F</text:p>
          </table:table-cell>
          <table:table-cell table:style-name="ce1"/>
          <table:table-cell table:style-name="ce24"/>
          <table:table-cell office:value-type="float" office:value="0" table:formula="of:=IF([.D$3]&lt;=[.$B11]+1;[.$D11]/[.$B11];0)" table:style-name="ce24">
            <text:p>0,00</text:p>
          </table:table-cell>
          <table:table-cell office:value-type="float" office:value="0" table:formula="of:=IF([.E$3]&lt;=[.$B11]+1;[.$D11]/[.$B11];0)" table:style-name="ce24">
            <text:p>0,00</text:p>
          </table:table-cell>
          <table:table-cell office:value-type="float" office:value="0" table:formula="of:=IF([.F$3]&lt;=[.$B11]+1;[.$D11]/[.$B11];0)" table:style-name="ce24">
            <text:p>0,00</text:p>
          </table:table-cell>
          <table:table-cell office:value-type="float" office:value="0" table:formula="of:=IF([.G$3]&lt;=[.$B11]+1;[.$D11]/[.$B11];0)" table:style-name="ce24">
            <text:p>0,00</text:p>
          </table:table-cell>
          <table:table-cell office:value-type="float" office:value="0" table:formula="of:=IF([.H$3]&lt;=[.$B11]+1;[.$D11]/[.$B11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1" table:formula="of:=[.A30]" table:style-name="ce1">
            <text:p>Desenvolvimento 1</text:p>
          </table:table-cell>
          <table:table-cell table:style-name="ce1"/>
          <table:table-cell table:style-name="ce24"/>
          <table:table-cell office:value-type="float" office:value="0" table:formula="of:=IF([.D$3]&lt;=[.$B12]+1;[.$D12]/[.$B12];0)" table:style-name="ce24">
            <text:p>0,00</text:p>
          </table:table-cell>
          <table:table-cell office:value-type="float" office:value="0" table:formula="of:=IF([.E$3]&lt;=[.$B12]+1;[.$D12]/[.$B12];0)" table:style-name="ce24">
            <text:p>0,00</text:p>
          </table:table-cell>
          <table:table-cell office:value-type="float" office:value="0" table:formula="of:=IF([.F$3]&lt;=[.$B12]+1;[.$D12]/[.$B12];0)" table:style-name="ce24">
            <text:p>0,00</text:p>
          </table:table-cell>
          <table:table-cell office:value-type="float" office:value="0" table:formula="of:=IF([.G$3]&lt;=[.$B12]+1;[.$D12]/[.$B12];0)" table:style-name="ce24">
            <text:p>0,00</text:p>
          </table:table-cell>
          <table:table-cell office:value-type="float" office:value="0" table:formula="of:=IF([.H$3]&lt;=[.$B12]+1;[.$D12]/[.$B12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2" table:formula="of:=[.A31]" table:style-name="ce1">
            <text:p>Desenvolvimento 2</text:p>
          </table:table-cell>
          <table:table-cell table:style-name="ce1"/>
          <table:table-cell table:style-name="ce24"/>
          <table:table-cell office:value-type="float" office:value="0" table:formula="of:=IF([.D$3]&lt;=[.$B13]+1;[.$D13]/[.$B13];0)" table:style-name="ce24">
            <text:p>0,00</text:p>
          </table:table-cell>
          <table:table-cell office:value-type="float" office:value="0" table:formula="of:=IF([.E$3]&lt;=[.$B13]+1;[.$D13]/[.$B13];0)" table:style-name="ce24">
            <text:p>0,00</text:p>
          </table:table-cell>
          <table:table-cell office:value-type="float" office:value="0" table:formula="of:=IF([.F$3]&lt;=[.$B13]+1;[.$D13]/[.$B13];0)" table:style-name="ce24">
            <text:p>0,00</text:p>
          </table:table-cell>
          <table:table-cell office:value-type="float" office:value="0" table:formula="of:=IF([.G$3]&lt;=[.$B13]+1;[.$D13]/[.$B13];0)" table:style-name="ce24">
            <text:p>0,00</text:p>
          </table:table-cell>
          <table:table-cell office:value-type="float" office:value="0" table:formula="of:=IF([.H$3]&lt;=[.$B13]+1;[.$D13]/[.$B13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3" table:formula="of:=[.A32]" table:style-name="ce1">
            <text:p>Desenvolvimento 3</text:p>
          </table:table-cell>
          <table:table-cell table:style-name="ce1"/>
          <table:table-cell table:style-name="ce24"/>
          <table:table-cell office:value-type="float" office:value="0" table:formula="of:=IF([.D$3]&lt;=[.$B14]+1;[.$D14]/[.$B14];0)" table:style-name="ce24">
            <text:p>0,00</text:p>
          </table:table-cell>
          <table:table-cell office:value-type="float" office:value="0" table:formula="of:=IF([.E$3]&lt;=[.$B14]+1;[.$D14]/[.$B14];0)" table:style-name="ce24">
            <text:p>0,00</text:p>
          </table:table-cell>
          <table:table-cell office:value-type="float" office:value="0" table:formula="of:=IF([.F$3]&lt;=[.$B14]+1;[.$D14]/[.$B14];0)" table:style-name="ce24">
            <text:p>0,00</text:p>
          </table:table-cell>
          <table:table-cell office:value-type="float" office:value="0" table:formula="of:=IF([.G$3]&lt;=[.$B14]+1;[.$D14]/[.$B14];0)" table:style-name="ce24">
            <text:p>0,00</text:p>
          </table:table-cell>
          <table:table-cell office:value-type="float" office:value="0" table:formula="of:=IF([.H$3]&lt;=[.$B14]+1;[.$D14]/[.$B14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4" table:formula="of:=[.A33]" table:style-name="ce1">
            <text:p>Desenvolvimento 4</text:p>
          </table:table-cell>
          <table:table-cell table:style-name="ce1"/>
          <table:table-cell table:style-name="ce24"/>
          <table:table-cell office:value-type="float" office:value="0" table:formula="of:=IF([.D$3]&lt;=[.$B15]+1;[.$D15]/[.$B15];0)" table:style-name="ce24">
            <text:p>0,00</text:p>
          </table:table-cell>
          <table:table-cell office:value-type="float" office:value="0" table:formula="of:=IF([.E$3]&lt;=[.$B15]+1;[.$D15]/[.$B15];0)" table:style-name="ce24">
            <text:p>0,00</text:p>
          </table:table-cell>
          <table:table-cell office:value-type="float" office:value="0" table:formula="of:=IF([.F$3]&lt;=[.$B15]+1;[.$D15]/[.$B15];0)" table:style-name="ce24">
            <text:p>0,00</text:p>
          </table:table-cell>
          <table:table-cell office:value-type="float" office:value="0" table:formula="of:=IF([.G$3]&lt;=[.$B15]+1;[.$D15]/[.$B15];0)" table:style-name="ce24">
            <text:p>0,00</text:p>
          </table:table-cell>
          <table:table-cell office:value-type="float" office:value="0" table:formula="of:=IF([.H$3]&lt;=[.$B15]+1;[.$D15]/[.$B15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5" table:formula="of:=[.A34]" table:style-name="ce1">
            <text:p>Desenvolvimento 5</text:p>
          </table:table-cell>
          <table:table-cell table:style-name="ce1"/>
          <table:table-cell table:style-name="ce24"/>
          <table:table-cell office:value-type="float" office:value="0" table:formula="of:=IF([.D$3]&lt;=[.$B16]+1;[.$D16]/[.$B16];0)" table:style-name="ce24">
            <text:p>0,00</text:p>
          </table:table-cell>
          <table:table-cell office:value-type="float" office:value="0" table:formula="of:=IF([.E$3]&lt;=[.$B16]+1;[.$D16]/[.$B16];0)" table:style-name="ce24">
            <text:p>0,00</text:p>
          </table:table-cell>
          <table:table-cell office:value-type="float" office:value="0" table:formula="of:=IF([.F$3]&lt;=[.$B16]+1;[.$D16]/[.$B16];0)" table:style-name="ce24">
            <text:p>0,00</text:p>
          </table:table-cell>
          <table:table-cell office:value-type="float" office:value="0" table:formula="of:=IF([.G$3]&lt;=[.$B16]+1;[.$D16]/[.$B16];0)" table:style-name="ce24">
            <text:p>0,00</text:p>
          </table:table-cell>
          <table:table-cell office:value-type="float" office:value="0" table:formula="of:=IF([.H$3]&lt;=[.$B16]+1;[.$D16]/[.$B16];0)" table:style-name="ce24">
            <text:p>0,00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6" table:style-name="ce24"/>
          <table:table-cell table:number-columns-repeated="16376"/>
        </table:table-row>
        <table:table-row table:style-name="ro1">
          <table:table-cell office:value-type="string" table:style-name="ce9">
            <text:p>TOTAL</text:p>
          </table:table-cell>
          <table:table-cell table:style-name="ce9"/>
          <table:table-cell table:style-name="ce25"/>
          <table:table-cell office:value-type="float" office:value="0" table:formula="of:=SUM([.D40:.D52])" table:style-name="ce25">
            <text:p>0,00</text:p>
          </table:table-cell>
          <table:table-cell office:value-type="float" office:value="0" table:formula="of:=SUM([.E40:.E52])" table:style-name="ce25">
            <text:p>0,00</text:p>
          </table:table-cell>
          <table:table-cell office:value-type="float" office:value="0" table:formula="of:=SUM([.F40:.F52])" table:style-name="ce25">
            <text:p>0,00</text:p>
          </table:table-cell>
          <table:table-cell office:value-type="float" office:value="0" table:formula="of:=SUM([.G40:.G52])" table:style-name="ce25">
            <text:p>0,00</text:p>
          </table:table-cell>
          <table:table-cell office:value-type="float" office:value="0" table:formula="of:=SUM([.H40:.H52])" table:style-name="ce25">
            <text:p>0,00</text:p>
          </table:table-cell>
          <table:table-cell table:number-columns-repeated="16376" table:style-name="ce9"/>
        </table:table-row>
        <table:table-row table:number-rows-repeated="2" table:style-name="ro1">
          <table:table-cell table:number-columns-repeated="2" table:style-name="ce1"/>
          <table:table-cell table:number-columns-repeated="6" table:style-name="ce24"/>
          <table:table-cell table:number-columns-repeated="16376"/>
        </table:table-row>
        <table:table-row table:style-name="ro1">
          <table:table-cell office:value-type="string" table:style-name="ce1">
            <text:p>DEPRECIAÇÕES 2022</text:p>
          </table:table-cell>
          <table:table-cell table:style-name="ce1"/>
          <table:table-cell table:number-columns-repeated="6" table:style-name="ce24"/>
          <table:table-cell table:number-columns-repeated="16376"/>
        </table:table-row>
        <table:table-row table:style-name="ro1">
          <table:table-cell office:value-type="string" office:string-value="Edifícios" table:formula="of:=[.A40]" table:style-name="ce1">
            <text:p>Edifícios</text:p>
          </table:table-cell>
          <table:table-cell table:style-name="ce1"/>
          <table:table-cell table:number-columns-repeated="2" table:style-name="ce24"/>
          <table:table-cell office:value-type="float" office:value="0" table:formula="of:=IF([.E$3]&lt;=[.$B5]+2;[.$E5]/[.$B5];0)" table:style-name="ce24">
            <text:p>0,00</text:p>
          </table:table-cell>
          <table:table-cell office:value-type="float" office:value="0" table:formula="of:=IF([.F$3]&lt;=[.$B5]+2;[.$E5]/[.$B5];0)" table:style-name="ce24">
            <text:p>0,00</text:p>
          </table:table-cell>
          <table:table-cell office:value-type="float" office:value="0" table:formula="of:=IF([.G$3]&lt;=[.$B5]+2;[.$E5]/[.$B5];0)" table:style-name="ce24">
            <text:p>0,00</text:p>
          </table:table-cell>
          <table:table-cell office:value-type="float" office:value="0" table:formula="of:=IF([.H$3]&lt;=[.$B5]+2;[.$E5]/[.$B5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A" table:formula="of:=[.A41]" table:style-name="ce1">
            <text:p>Equipamento A</text:p>
          </table:table-cell>
          <table:table-cell table:style-name="ce1"/>
          <table:table-cell table:number-columns-repeated="2" table:style-name="ce24"/>
          <table:table-cell office:value-type="float" office:value="0" table:formula="of:=IF([.E$3]&lt;=[.$B6]+2;[.$E6]/[.$B6];0)" table:style-name="ce24">
            <text:p>0,00</text:p>
          </table:table-cell>
          <table:table-cell office:value-type="float" office:value="0" table:formula="of:=IF([.F$3]&lt;=[.$B6]+2;[.$E6]/[.$B6];0)" table:style-name="ce24">
            <text:p>0,00</text:p>
          </table:table-cell>
          <table:table-cell office:value-type="float" office:value="0" table:formula="of:=IF([.G$3]&lt;=[.$B6]+2;[.$E6]/[.$B6];0)" table:style-name="ce24">
            <text:p>0,00</text:p>
          </table:table-cell>
          <table:table-cell office:value-type="float" office:value="0" table:formula="of:=IF([.H$3]&lt;=[.$B6]+2;[.$E6]/[.$B6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B" table:formula="of:=[.A42]" table:style-name="ce1">
            <text:p>Equipamento B</text:p>
          </table:table-cell>
          <table:table-cell table:style-name="ce1"/>
          <table:table-cell table:number-columns-repeated="2" table:style-name="ce24"/>
          <table:table-cell office:value-type="float" office:value="0" table:formula="of:=IF([.E$3]&lt;=[.$B7]+2;[.$E7]/[.$B7];0)" table:style-name="ce24">
            <text:p>0,00</text:p>
          </table:table-cell>
          <table:table-cell office:value-type="float" office:value="0" table:formula="of:=IF([.F$3]&lt;=[.$B7]+2;[.$E7]/[.$B7];0)" table:style-name="ce24">
            <text:p>0,00</text:p>
          </table:table-cell>
          <table:table-cell office:value-type="float" office:value="0" table:formula="of:=IF([.G$3]&lt;=[.$B7]+2;[.$E7]/[.$B7];0)" table:style-name="ce24">
            <text:p>0,00</text:p>
          </table:table-cell>
          <table:table-cell office:value-type="float" office:value="0" table:formula="of:=IF([.H$3]&lt;=[.$B7]+2;[.$E7]/[.$B7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C" table:formula="of:=[.A43]" table:style-name="ce1">
            <text:p>Equipamento C</text:p>
          </table:table-cell>
          <table:table-cell table:style-name="ce1"/>
          <table:table-cell table:number-columns-repeated="2" table:style-name="ce24"/>
          <table:table-cell office:value-type="float" office:value="0" table:formula="of:=IF([.E$3]&lt;=[.$B8]+2;[.$E8]/[.$B8];0)" table:style-name="ce24">
            <text:p>0,00</text:p>
          </table:table-cell>
          <table:table-cell office:value-type="float" office:value="0" table:formula="of:=IF([.F$3]&lt;=[.$B8]+2;[.$E8]/[.$B8];0)" table:style-name="ce24">
            <text:p>0,00</text:p>
          </table:table-cell>
          <table:table-cell office:value-type="float" office:value="0" table:formula="of:=IF([.G$3]&lt;=[.$B8]+2;[.$E8]/[.$B8];0)" table:style-name="ce24">
            <text:p>0,00</text:p>
          </table:table-cell>
          <table:table-cell office:value-type="float" office:value="0" table:formula="of:=IF([.H$3]&lt;=[.$B8]+2;[.$E8]/[.$B8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D" table:formula="of:=[.A44]" table:style-name="ce1">
            <text:p>Equipamento D</text:p>
          </table:table-cell>
          <table:table-cell table:style-name="ce1"/>
          <table:table-cell table:number-columns-repeated="2" table:style-name="ce24"/>
          <table:table-cell office:value-type="float" office:value="0" table:formula="of:=IF([.E$3]&lt;=[.$B9]+2;[.$E9]/[.$B9];0)" table:style-name="ce24">
            <text:p>0,00</text:p>
          </table:table-cell>
          <table:table-cell office:value-type="float" office:value="0" table:formula="of:=IF([.F$3]&lt;=[.$B9]+2;[.$E9]/[.$B9];0)" table:style-name="ce24">
            <text:p>0,00</text:p>
          </table:table-cell>
          <table:table-cell office:value-type="float" office:value="0" table:formula="of:=IF([.G$3]&lt;=[.$B9]+2;[.$E9]/[.$B9];0)" table:style-name="ce24">
            <text:p>0,00</text:p>
          </table:table-cell>
          <table:table-cell office:value-type="float" office:value="0" table:formula="of:=IF([.H$3]&lt;=[.$B9]+2;[.$E9]/[.$B9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E" table:formula="of:=[.A45]" table:style-name="ce1">
            <text:p>Equipamento E</text:p>
          </table:table-cell>
          <table:table-cell table:style-name="ce1"/>
          <table:table-cell table:number-columns-repeated="2" table:style-name="ce24"/>
          <table:table-cell office:value-type="float" office:value="0" table:formula="of:=IF([.E$3]&lt;=[.$B10]+2;[.$E10]/[.$B10];0)" table:style-name="ce24">
            <text:p>0,00</text:p>
          </table:table-cell>
          <table:table-cell office:value-type="float" office:value="0" table:formula="of:=IF([.F$3]&lt;=[.$B10]+2;[.$E10]/[.$B10];0)" table:style-name="ce24">
            <text:p>0,00</text:p>
          </table:table-cell>
          <table:table-cell office:value-type="float" office:value="0" table:formula="of:=IF([.G$3]&lt;=[.$B10]+2;[.$E10]/[.$B10];0)" table:style-name="ce24">
            <text:p>0,00</text:p>
          </table:table-cell>
          <table:table-cell office:value-type="float" office:value="0" table:formula="of:=IF([.H$3]&lt;=[.$B10]+2;[.$E10]/[.$B10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F" table:formula="of:=[.A46]" table:style-name="ce1">
            <text:p>Equipamento F</text:p>
          </table:table-cell>
          <table:table-cell table:style-name="ce1"/>
          <table:table-cell table:number-columns-repeated="2" table:style-name="ce24"/>
          <table:table-cell office:value-type="float" office:value="0" table:formula="of:=IF([.E$3]&lt;=[.$B11]+2;[.$E11]/[.$B11];0)" table:style-name="ce24">
            <text:p>0,00</text:p>
          </table:table-cell>
          <table:table-cell office:value-type="float" office:value="0" table:formula="of:=IF([.F$3]&lt;=[.$B11]+2;[.$E11]/[.$B11];0)" table:style-name="ce24">
            <text:p>0,00</text:p>
          </table:table-cell>
          <table:table-cell office:value-type="float" office:value="0" table:formula="of:=IF([.G$3]&lt;=[.$B11]+2;[.$E11]/[.$B11];0)" table:style-name="ce24">
            <text:p>0,00</text:p>
          </table:table-cell>
          <table:table-cell office:value-type="float" office:value="0" table:formula="of:=IF([.H$3]&lt;=[.$B11]+2;[.$E11]/[.$B11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1" table:formula="of:=[.A47]" table:style-name="ce1">
            <text:p>Desenvolvimento 1</text:p>
          </table:table-cell>
          <table:table-cell table:style-name="ce1"/>
          <table:table-cell table:number-columns-repeated="2" table:style-name="ce24"/>
          <table:table-cell office:value-type="float" office:value="0" table:formula="of:=IF([.E$3]&lt;=[.$B12]+2;[.$E12]/[.$B12];0)" table:style-name="ce24">
            <text:p>0,00</text:p>
          </table:table-cell>
          <table:table-cell office:value-type="float" office:value="0" table:formula="of:=IF([.F$3]&lt;=[.$B12]+2;[.$E12]/[.$B12];0)" table:style-name="ce24">
            <text:p>0,00</text:p>
          </table:table-cell>
          <table:table-cell office:value-type="float" office:value="0" table:formula="of:=IF([.G$3]&lt;=[.$B12]+2;[.$E12]/[.$B12];0)" table:style-name="ce24">
            <text:p>0,00</text:p>
          </table:table-cell>
          <table:table-cell office:value-type="float" office:value="0" table:formula="of:=IF([.H$3]&lt;=[.$B12]+2;[.$E12]/[.$B12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2" table:formula="of:=[.A48]" table:style-name="ce1">
            <text:p>Desenvolvimento 2</text:p>
          </table:table-cell>
          <table:table-cell table:style-name="ce1"/>
          <table:table-cell table:number-columns-repeated="2" table:style-name="ce24"/>
          <table:table-cell office:value-type="float" office:value="0" table:formula="of:=IF([.E$3]&lt;=[.$B13]+2;[.$E13]/[.$B13];0)" table:style-name="ce24">
            <text:p>0,00</text:p>
          </table:table-cell>
          <table:table-cell office:value-type="float" office:value="0" table:formula="of:=IF([.F$3]&lt;=[.$B13]+2;[.$E13]/[.$B13];0)" table:style-name="ce24">
            <text:p>0,00</text:p>
          </table:table-cell>
          <table:table-cell office:value-type="float" office:value="0" table:formula="of:=IF([.G$3]&lt;=[.$B13]+2;[.$E13]/[.$B13];0)" table:style-name="ce24">
            <text:p>0,00</text:p>
          </table:table-cell>
          <table:table-cell office:value-type="float" office:value="0" table:formula="of:=IF([.H$3]&lt;=[.$B13]+2;[.$E13]/[.$B13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3" table:formula="of:=[.A49]" table:style-name="ce1">
            <text:p>Desenvolvimento 3</text:p>
          </table:table-cell>
          <table:table-cell table:style-name="ce1"/>
          <table:table-cell table:number-columns-repeated="2" table:style-name="ce24"/>
          <table:table-cell office:value-type="float" office:value="0" table:formula="of:=IF([.E$3]&lt;=[.$B14]+2;[.$E14]/[.$B14];0)" table:style-name="ce24">
            <text:p>0,00</text:p>
          </table:table-cell>
          <table:table-cell office:value-type="float" office:value="0" table:formula="of:=IF([.F$3]&lt;=[.$B14]+2;[.$E14]/[.$B14];0)" table:style-name="ce24">
            <text:p>0,00</text:p>
          </table:table-cell>
          <table:table-cell office:value-type="float" office:value="0" table:formula="of:=IF([.G$3]&lt;=[.$B14]+2;[.$E14]/[.$B14];0)" table:style-name="ce24">
            <text:p>0,00</text:p>
          </table:table-cell>
          <table:table-cell office:value-type="float" office:value="0" table:formula="of:=IF([.H$3]&lt;=[.$B14]+2;[.$E14]/[.$B14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4" table:formula="of:=[.A50]" table:style-name="ce1">
            <text:p>Desenvolvimento 4</text:p>
          </table:table-cell>
          <table:table-cell table:style-name="ce1"/>
          <table:table-cell table:number-columns-repeated="2" table:style-name="ce24"/>
          <table:table-cell office:value-type="float" office:value="0" table:formula="of:=IF([.E$3]&lt;=[.$B15]+2;[.$E15]/[.$B15];0)" table:style-name="ce24">
            <text:p>0,00</text:p>
          </table:table-cell>
          <table:table-cell office:value-type="float" office:value="0" table:formula="of:=IF([.F$3]&lt;=[.$B15]+2;[.$E15]/[.$B15];0)" table:style-name="ce24">
            <text:p>0,00</text:p>
          </table:table-cell>
          <table:table-cell office:value-type="float" office:value="0" table:formula="of:=IF([.G$3]&lt;=[.$B15]+2;[.$E15]/[.$B15];0)" table:style-name="ce24">
            <text:p>0,00</text:p>
          </table:table-cell>
          <table:table-cell office:value-type="float" office:value="0" table:formula="of:=IF([.H$3]&lt;=[.$B15]+2;[.$E15]/[.$B15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5" table:formula="of:=[.A51]" table:style-name="ce1">
            <text:p>Desenvolvimento 5</text:p>
          </table:table-cell>
          <table:table-cell table:style-name="ce1"/>
          <table:table-cell table:number-columns-repeated="2" table:style-name="ce24"/>
          <table:table-cell office:value-type="float" office:value="0" table:formula="of:=IF([.E$3]&lt;=[.$B16]+2;[.$E16]/[.$B16];0)" table:style-name="ce24">
            <text:p>0,00</text:p>
          </table:table-cell>
          <table:table-cell office:value-type="float" office:value="0" table:formula="of:=IF([.F$3]&lt;=[.$B16]+2;[.$E16]/[.$B16];0)" table:style-name="ce24">
            <text:p>0,00</text:p>
          </table:table-cell>
          <table:table-cell office:value-type="float" office:value="0" table:formula="of:=IF([.G$3]&lt;=[.$B16]+2;[.$E16]/[.$B16];0)" table:style-name="ce24">
            <text:p>0,00</text:p>
          </table:table-cell>
          <table:table-cell office:value-type="float" office:value="0" table:formula="of:=IF([.H$3]&lt;=[.$B16]+2;[.$E16]/[.$B16];0)" table:style-name="ce24">
            <text:p>0,00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6" table:style-name="ce24"/>
          <table:table-cell table:number-columns-repeated="16376"/>
        </table:table-row>
        <table:table-row table:style-name="ro1">
          <table:table-cell office:value-type="string" table:style-name="ce9">
            <text:p>TOTAL</text:p>
          </table:table-cell>
          <table:table-cell table:style-name="ce9"/>
          <table:table-cell table:number-columns-repeated="2" table:style-name="ce25"/>
          <table:table-cell office:value-type="float" office:value="0" table:formula="of:=SUM([.E57:.E69])" table:style-name="ce25">
            <text:p>0,00</text:p>
          </table:table-cell>
          <table:table-cell office:value-type="float" office:value="0" table:formula="of:=SUM([.F57:.F69])" table:style-name="ce25">
            <text:p>0,00</text:p>
          </table:table-cell>
          <table:table-cell office:value-type="float" office:value="0" table:formula="of:=SUM([.G57:.G69])" table:style-name="ce25">
            <text:p>0,00</text:p>
          </table:table-cell>
          <table:table-cell office:value-type="float" office:value="0" table:formula="of:=SUM([.H57:.H69])" table:style-name="ce25">
            <text:p>0,00</text:p>
          </table:table-cell>
          <table:table-cell table:number-columns-repeated="16376" table:style-name="ce9"/>
        </table:table-row>
        <table:table-row table:number-rows-repeated="2" table:style-name="ro1">
          <table:table-cell table:number-columns-repeated="2" table:style-name="ce1"/>
          <table:table-cell table:number-columns-repeated="6" table:style-name="ce24"/>
          <table:table-cell table:number-columns-repeated="16376"/>
        </table:table-row>
        <table:table-row table:style-name="ro1">
          <table:table-cell office:value-type="string" table:style-name="ce1">
            <text:p>DEPRECIAÇÕES 2023</text:p>
          </table:table-cell>
          <table:table-cell table:style-name="ce1"/>
          <table:table-cell table:number-columns-repeated="6" table:style-name="ce24"/>
          <table:table-cell table:number-columns-repeated="16376"/>
        </table:table-row>
        <table:table-row table:style-name="ro1">
          <table:table-cell office:value-type="string" office:string-value="Edifícios" table:formula="of:=[.A57]" table:style-name="ce1">
            <text:p>Edifícios</text:p>
          </table:table-cell>
          <table:table-cell table:style-name="ce1"/>
          <table:table-cell table:number-columns-repeated="3" table:style-name="ce24"/>
          <table:table-cell office:value-type="float" office:value="0" table:formula="of:=IF([.F$3]&lt;=[.$B5]+3;[.$F5]/[.$B5];0)" table:style-name="ce24">
            <text:p>0,00</text:p>
          </table:table-cell>
          <table:table-cell office:value-type="float" office:value="0" table:formula="of:=IF([.G$3]&lt;=[.$B5]+3;[.$F5]/[.$B5];0)" table:style-name="ce24">
            <text:p>0,00</text:p>
          </table:table-cell>
          <table:table-cell office:value-type="float" office:value="0" table:formula="of:=IF([.H$3]&lt;=[.$B5]+3;[.$F5]/[.$B5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A" table:formula="of:=[.A58]" table:style-name="ce1">
            <text:p>Equipamento A</text:p>
          </table:table-cell>
          <table:table-cell table:style-name="ce1"/>
          <table:table-cell table:number-columns-repeated="3" table:style-name="ce24"/>
          <table:table-cell office:value-type="float" office:value="0" table:formula="of:=IF([.F$3]&lt;=[.$B6]+3;[.$F6]/[.$B6];0)" table:style-name="ce24">
            <text:p>0,00</text:p>
          </table:table-cell>
          <table:table-cell office:value-type="float" office:value="0" table:formula="of:=IF([.G$3]&lt;=[.$B6]+3;[.$F6]/[.$B6];0)" table:style-name="ce24">
            <text:p>0,00</text:p>
          </table:table-cell>
          <table:table-cell office:value-type="float" office:value="0" table:formula="of:=IF([.H$3]&lt;=[.$B6]+3;[.$F6]/[.$B6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B" table:formula="of:=[.A59]" table:style-name="ce1">
            <text:p>Equipamento B</text:p>
          </table:table-cell>
          <table:table-cell table:style-name="ce1"/>
          <table:table-cell table:number-columns-repeated="3" table:style-name="ce24"/>
          <table:table-cell office:value-type="float" office:value="0" table:formula="of:=IF([.F$3]&lt;=[.$B7]+3;[.$F7]/[.$B7];0)" table:style-name="ce24">
            <text:p>0,00</text:p>
          </table:table-cell>
          <table:table-cell office:value-type="float" office:value="0" table:formula="of:=IF([.G$3]&lt;=[.$B7]+3;[.$F7]/[.$B7];0)" table:style-name="ce24">
            <text:p>0,00</text:p>
          </table:table-cell>
          <table:table-cell office:value-type="float" office:value="0" table:formula="of:=IF([.H$3]&lt;=[.$B7]+3;[.$F7]/[.$B7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C" table:formula="of:=[.A60]" table:style-name="ce1">
            <text:p>Equipamento C</text:p>
          </table:table-cell>
          <table:table-cell table:style-name="ce1"/>
          <table:table-cell table:number-columns-repeated="3" table:style-name="ce24"/>
          <table:table-cell office:value-type="float" office:value="0" table:formula="of:=IF([.F$3]&lt;=[.$B8]+3;[.$F8]/[.$B8];0)" table:style-name="ce24">
            <text:p>0,00</text:p>
          </table:table-cell>
          <table:table-cell office:value-type="float" office:value="0" table:formula="of:=IF([.G$3]&lt;=[.$B8]+3;[.$F8]/[.$B8];0)" table:style-name="ce24">
            <text:p>0,00</text:p>
          </table:table-cell>
          <table:table-cell office:value-type="float" office:value="0" table:formula="of:=IF([.H$3]&lt;=[.$B8]+3;[.$F8]/[.$B8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D" table:formula="of:=[.A61]" table:style-name="ce1">
            <text:p>Equipamento D</text:p>
          </table:table-cell>
          <table:table-cell table:style-name="ce1"/>
          <table:table-cell table:number-columns-repeated="3" table:style-name="ce24"/>
          <table:table-cell office:value-type="float" office:value="0" table:formula="of:=IF([.F$3]&lt;=[.$B9]+3;[.$F9]/[.$B9];0)" table:style-name="ce24">
            <text:p>0,00</text:p>
          </table:table-cell>
          <table:table-cell office:value-type="float" office:value="0" table:formula="of:=IF([.G$3]&lt;=[.$B9]+3;[.$F9]/[.$B9];0)" table:style-name="ce24">
            <text:p>0,00</text:p>
          </table:table-cell>
          <table:table-cell office:value-type="float" office:value="0" table:formula="of:=IF([.H$3]&lt;=[.$B9]+3;[.$F9]/[.$B9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E" table:formula="of:=[.A62]" table:style-name="ce1">
            <text:p>Equipamento E</text:p>
          </table:table-cell>
          <table:table-cell table:style-name="ce1"/>
          <table:table-cell table:number-columns-repeated="3" table:style-name="ce24"/>
          <table:table-cell office:value-type="float" office:value="0" table:formula="of:=IF([.F$3]&lt;=[.$B10]+3;[.$F10]/[.$B10];0)" table:style-name="ce24">
            <text:p>0,00</text:p>
          </table:table-cell>
          <table:table-cell office:value-type="float" office:value="0" table:formula="of:=IF([.G$3]&lt;=[.$B10]+3;[.$F10]/[.$B10];0)" table:style-name="ce24">
            <text:p>0,00</text:p>
          </table:table-cell>
          <table:table-cell office:value-type="float" office:value="0" table:formula="of:=IF([.H$3]&lt;=[.$B10]+3;[.$F10]/[.$B10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F" table:formula="of:=[.A63]" table:style-name="ce1">
            <text:p>Equipamento F</text:p>
          </table:table-cell>
          <table:table-cell table:style-name="ce1"/>
          <table:table-cell table:number-columns-repeated="3" table:style-name="ce24"/>
          <table:table-cell office:value-type="float" office:value="0" table:formula="of:=IF([.F$3]&lt;=[.$B11]+3;[.$F11]/[.$B11];0)" table:style-name="ce24">
            <text:p>0,00</text:p>
          </table:table-cell>
          <table:table-cell office:value-type="float" office:value="0" table:formula="of:=IF([.G$3]&lt;=[.$B11]+3;[.$F11]/[.$B11];0)" table:style-name="ce24">
            <text:p>0,00</text:p>
          </table:table-cell>
          <table:table-cell office:value-type="float" office:value="0" table:formula="of:=IF([.H$3]&lt;=[.$B11]+3;[.$F11]/[.$B11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1" table:formula="of:=[.A64]" table:style-name="ce1">
            <text:p>Desenvolvimento 1</text:p>
          </table:table-cell>
          <table:table-cell table:style-name="ce1"/>
          <table:table-cell table:number-columns-repeated="3" table:style-name="ce24"/>
          <table:table-cell office:value-type="float" office:value="0" table:formula="of:=IF([.F$3]&lt;=[.$B12]+3;[.$F12]/[.$B12];0)" table:style-name="ce24">
            <text:p>0,00</text:p>
          </table:table-cell>
          <table:table-cell office:value-type="float" office:value="0" table:formula="of:=IF([.G$3]&lt;=[.$B12]+3;[.$F12]/[.$B12];0)" table:style-name="ce24">
            <text:p>0,00</text:p>
          </table:table-cell>
          <table:table-cell office:value-type="float" office:value="0" table:formula="of:=IF([.H$3]&lt;=[.$B12]+3;[.$F12]/[.$B12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2" table:formula="of:=[.A65]" table:style-name="ce1">
            <text:p>Desenvolvimento 2</text:p>
          </table:table-cell>
          <table:table-cell table:style-name="ce1"/>
          <table:table-cell table:number-columns-repeated="3" table:style-name="ce24"/>
          <table:table-cell office:value-type="float" office:value="0" table:formula="of:=IF([.F$3]&lt;=[.$B13]+3;[.$F13]/[.$B13];0)" table:style-name="ce24">
            <text:p>0,00</text:p>
          </table:table-cell>
          <table:table-cell office:value-type="float" office:value="0" table:formula="of:=IF([.G$3]&lt;=[.$B13]+3;[.$F13]/[.$B13];0)" table:style-name="ce24">
            <text:p>0,00</text:p>
          </table:table-cell>
          <table:table-cell office:value-type="float" office:value="0" table:formula="of:=IF([.H$3]&lt;=[.$B13]+3;[.$F13]/[.$B13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3" table:formula="of:=[.A66]" table:style-name="ce1">
            <text:p>Desenvolvimento 3</text:p>
          </table:table-cell>
          <table:table-cell table:style-name="ce1"/>
          <table:table-cell table:number-columns-repeated="3" table:style-name="ce24"/>
          <table:table-cell office:value-type="float" office:value="0" table:formula="of:=IF([.F$3]&lt;=[.$B14]+3;[.$F14]/[.$B14];0)" table:style-name="ce24">
            <text:p>0,00</text:p>
          </table:table-cell>
          <table:table-cell office:value-type="float" office:value="0" table:formula="of:=IF([.G$3]&lt;=[.$B14]+3;[.$F14]/[.$B14];0)" table:style-name="ce24">
            <text:p>0,00</text:p>
          </table:table-cell>
          <table:table-cell office:value-type="float" office:value="0" table:formula="of:=IF([.H$3]&lt;=[.$B14]+3;[.$F14]/[.$B14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4" table:formula="of:=[.A67]" table:style-name="ce1">
            <text:p>Desenvolvimento 4</text:p>
          </table:table-cell>
          <table:table-cell table:style-name="ce1"/>
          <table:table-cell table:number-columns-repeated="3" table:style-name="ce24"/>
          <table:table-cell office:value-type="float" office:value="0" table:formula="of:=IF([.F$3]&lt;=[.$B15]+3;[.$F15]/[.$B15];0)" table:style-name="ce24">
            <text:p>0,00</text:p>
          </table:table-cell>
          <table:table-cell office:value-type="float" office:value="0" table:formula="of:=IF([.G$3]&lt;=[.$B15]+3;[.$F15]/[.$B15];0)" table:style-name="ce24">
            <text:p>0,00</text:p>
          </table:table-cell>
          <table:table-cell office:value-type="float" office:value="0" table:formula="of:=IF([.H$3]&lt;=[.$B15]+3;[.$F15]/[.$B15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5" table:formula="of:=[.A68]" table:style-name="ce1">
            <text:p>Desenvolvimento 5</text:p>
          </table:table-cell>
          <table:table-cell table:style-name="ce1"/>
          <table:table-cell table:number-columns-repeated="3" table:style-name="ce24"/>
          <table:table-cell office:value-type="float" office:value="0" table:formula="of:=IF([.F$3]&lt;=[.$B16]+3;[.$F16]/[.$B16];0)" table:style-name="ce24">
            <text:p>0,00</text:p>
          </table:table-cell>
          <table:table-cell office:value-type="float" office:value="0" table:formula="of:=IF([.G$3]&lt;=[.$B16]+3;[.$F16]/[.$B16];0)" table:style-name="ce24">
            <text:p>0,00</text:p>
          </table:table-cell>
          <table:table-cell office:value-type="float" office:value="0" table:formula="of:=IF([.H$3]&lt;=[.$B16]+3;[.$F16]/[.$B16];0)" table:style-name="ce24">
            <text:p>0,00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6" table:style-name="ce24"/>
          <table:table-cell table:number-columns-repeated="16376"/>
        </table:table-row>
        <table:table-row table:style-name="ro1">
          <table:table-cell office:value-type="string" table:style-name="ce9">
            <text:p>TOTAL</text:p>
          </table:table-cell>
          <table:table-cell table:style-name="ce9"/>
          <table:table-cell table:number-columns-repeated="3" table:style-name="ce25"/>
          <table:table-cell office:value-type="float" office:value="0" table:formula="of:=SUM([.F74:.F86])" table:style-name="ce25">
            <text:p>0,00</text:p>
          </table:table-cell>
          <table:table-cell office:value-type="float" office:value="0" table:formula="of:=SUM([.G74:.G86])" table:style-name="ce25">
            <text:p>0,00</text:p>
          </table:table-cell>
          <table:table-cell office:value-type="float" office:value="0" table:formula="of:=SUM([.H74:.H86])" table:style-name="ce25">
            <text:p>0,00</text:p>
          </table:table-cell>
          <table:table-cell table:number-columns-repeated="16376" table:style-name="ce9"/>
        </table:table-row>
        <table:table-row table:number-rows-repeated="2" table:style-name="ro1">
          <table:table-cell table:number-columns-repeated="2" table:style-name="ce1"/>
          <table:table-cell table:number-columns-repeated="6" table:style-name="ce24"/>
          <table:table-cell table:number-columns-repeated="16376"/>
        </table:table-row>
        <table:table-row table:style-name="ro1">
          <table:table-cell office:value-type="string" table:style-name="ce1">
            <text:p>DEPRECIAÇÕES 2024</text:p>
          </table:table-cell>
          <table:table-cell table:style-name="ce1"/>
          <table:table-cell table:number-columns-repeated="6" table:style-name="ce24"/>
          <table:table-cell table:number-columns-repeated="16376"/>
        </table:table-row>
        <table:table-row table:style-name="ro1">
          <table:table-cell office:value-type="string" office:string-value="Edifícios" table:formula="of:=[.A74]" table:style-name="ce1">
            <text:p>Edifícios</text:p>
          </table:table-cell>
          <table:table-cell table:style-name="ce1"/>
          <table:table-cell table:number-columns-repeated="4" table:style-name="ce24"/>
          <table:table-cell office:value-type="float" office:value="0" table:formula="of:=IF([.G$3]&lt;=[.$B5]+4;[.$G5]/[.$B5];0)" table:style-name="ce24">
            <text:p>0,00</text:p>
          </table:table-cell>
          <table:table-cell office:value-type="float" office:value="0" table:formula="of:=IF([.H$3]&lt;=[.$B5]+4;[.$G5]/[.$B5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A" table:formula="of:=[.A75]" table:style-name="ce1">
            <text:p>Equipamento A</text:p>
          </table:table-cell>
          <table:table-cell table:style-name="ce1"/>
          <table:table-cell table:number-columns-repeated="4" table:style-name="ce24"/>
          <table:table-cell office:value-type="float" office:value="0" table:formula="of:=IF([.G$3]&lt;=[.$B6]+4;[.$G6]/[.$B6];0)" table:style-name="ce24">
            <text:p>0,00</text:p>
          </table:table-cell>
          <table:table-cell office:value-type="float" office:value="0" table:formula="of:=IF([.H$3]&lt;=[.$B6]+4;[.$G6]/[.$B6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B" table:formula="of:=[.A76]" table:style-name="ce1">
            <text:p>Equipamento B</text:p>
          </table:table-cell>
          <table:table-cell table:style-name="ce1"/>
          <table:table-cell table:number-columns-repeated="4" table:style-name="ce24"/>
          <table:table-cell office:value-type="float" office:value="0" table:formula="of:=IF([.G$3]&lt;=[.$B7]+4;[.$G7]/[.$B7];0)" table:style-name="ce24">
            <text:p>0,00</text:p>
          </table:table-cell>
          <table:table-cell office:value-type="float" office:value="0" table:formula="of:=IF([.H$3]&lt;=[.$B7]+4;[.$G7]/[.$B7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C" table:formula="of:=[.A77]" table:style-name="ce1">
            <text:p>Equipamento C</text:p>
          </table:table-cell>
          <table:table-cell table:style-name="ce1"/>
          <table:table-cell table:number-columns-repeated="4" table:style-name="ce24"/>
          <table:table-cell office:value-type="float" office:value="0" table:formula="of:=IF([.G$3]&lt;=[.$B8]+4;[.$G8]/[.$B8];0)" table:style-name="ce24">
            <text:p>0,00</text:p>
          </table:table-cell>
          <table:table-cell office:value-type="float" office:value="0" table:formula="of:=IF([.H$3]&lt;=[.$B8]+4;[.$G8]/[.$B8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D" table:formula="of:=[.A78]" table:style-name="ce1">
            <text:p>Equipamento D</text:p>
          </table:table-cell>
          <table:table-cell table:style-name="ce1"/>
          <table:table-cell table:number-columns-repeated="4" table:style-name="ce24"/>
          <table:table-cell office:value-type="float" office:value="0" table:formula="of:=IF([.G$3]&lt;=[.$B9]+4;[.$G9]/[.$B9];0)" table:style-name="ce24">
            <text:p>0,00</text:p>
          </table:table-cell>
          <table:table-cell office:value-type="float" office:value="0" table:formula="of:=IF([.H$3]&lt;=[.$B9]+4;[.$G9]/[.$B9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E" table:formula="of:=[.A79]" table:style-name="ce1">
            <text:p>Equipamento E</text:p>
          </table:table-cell>
          <table:table-cell table:style-name="ce1"/>
          <table:table-cell table:number-columns-repeated="4" table:style-name="ce24"/>
          <table:table-cell office:value-type="float" office:value="0" table:formula="of:=IF([.G$3]&lt;=[.$B10]+4;[.$G10]/[.$B10];0)" table:style-name="ce24">
            <text:p>0,00</text:p>
          </table:table-cell>
          <table:table-cell office:value-type="float" office:value="0" table:formula="of:=IF([.H$3]&lt;=[.$B10]+4;[.$G10]/[.$B10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F" table:formula="of:=[.A80]" table:style-name="ce1">
            <text:p>Equipamento F</text:p>
          </table:table-cell>
          <table:table-cell table:style-name="ce1"/>
          <table:table-cell table:number-columns-repeated="4" table:style-name="ce24"/>
          <table:table-cell office:value-type="float" office:value="0" table:formula="of:=IF([.G$3]&lt;=[.$B11]+4;[.$G11]/[.$B11];0)" table:style-name="ce24">
            <text:p>0,00</text:p>
          </table:table-cell>
          <table:table-cell office:value-type="float" office:value="0" table:formula="of:=IF([.H$3]&lt;=[.$B11]+4;[.$G11]/[.$B11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1" table:formula="of:=[.A81]" table:style-name="ce1">
            <text:p>Desenvolvimento 1</text:p>
          </table:table-cell>
          <table:table-cell table:style-name="ce1"/>
          <table:table-cell table:number-columns-repeated="4" table:style-name="ce24"/>
          <table:table-cell office:value-type="float" office:value="0" table:formula="of:=IF([.G$3]&lt;=[.$B12]+4;[.$G12]/[.$B12];0)" table:style-name="ce24">
            <text:p>0,00</text:p>
          </table:table-cell>
          <table:table-cell office:value-type="float" office:value="0" table:formula="of:=IF([.H$3]&lt;=[.$B12]+4;[.$G12]/[.$B12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2" table:formula="of:=[.A82]" table:style-name="ce1">
            <text:p>Desenvolvimento 2</text:p>
          </table:table-cell>
          <table:table-cell table:style-name="ce1"/>
          <table:table-cell table:number-columns-repeated="4" table:style-name="ce24"/>
          <table:table-cell office:value-type="float" office:value="0" table:formula="of:=IF([.G$3]&lt;=[.$B13]+4;[.$G13]/[.$B13];0)" table:style-name="ce24">
            <text:p>0,00</text:p>
          </table:table-cell>
          <table:table-cell office:value-type="float" office:value="0" table:formula="of:=IF([.H$3]&lt;=[.$B13]+4;[.$G13]/[.$B13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3" table:formula="of:=[.A83]" table:style-name="ce1">
            <text:p>Desenvolvimento 3</text:p>
          </table:table-cell>
          <table:table-cell table:style-name="ce1"/>
          <table:table-cell table:number-columns-repeated="4" table:style-name="ce24"/>
          <table:table-cell office:value-type="float" office:value="0" table:formula="of:=IF([.G$3]&lt;=[.$B14]+4;[.$G14]/[.$B14];0)" table:style-name="ce24">
            <text:p>0,00</text:p>
          </table:table-cell>
          <table:table-cell office:value-type="float" office:value="0" table:formula="of:=IF([.H$3]&lt;=[.$B14]+4;[.$G14]/[.$B14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4" table:formula="of:=[.A84]" table:style-name="ce1">
            <text:p>Desenvolvimento 4</text:p>
          </table:table-cell>
          <table:table-cell table:style-name="ce1"/>
          <table:table-cell table:number-columns-repeated="4" table:style-name="ce24"/>
          <table:table-cell office:value-type="float" office:value="0" table:formula="of:=IF([.G$3]&lt;=[.$B15]+4;[.$G15]/[.$B15];0)" table:style-name="ce24">
            <text:p>0,00</text:p>
          </table:table-cell>
          <table:table-cell office:value-type="float" office:value="0" table:formula="of:=IF([.H$3]&lt;=[.$B15]+4;[.$G15]/[.$B15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5" table:formula="of:=[.A85]" table:style-name="ce1">
            <text:p>Desenvolvimento 5</text:p>
          </table:table-cell>
          <table:table-cell table:style-name="ce1"/>
          <table:table-cell table:number-columns-repeated="4" table:style-name="ce24"/>
          <table:table-cell office:value-type="float" office:value="0" table:formula="of:=IF([.G$3]&lt;=[.$B16]+4;[.$G16]/[.$B16];0)" table:style-name="ce24">
            <text:p>0,00</text:p>
          </table:table-cell>
          <table:table-cell office:value-type="float" office:value="0" table:formula="of:=IF([.H$3]&lt;=[.$B16]+4;[.$G16]/[.$B16];0)" table:style-name="ce24">
            <text:p>0,00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6" table:style-name="ce24"/>
          <table:table-cell table:number-columns-repeated="16376"/>
        </table:table-row>
        <table:table-row table:style-name="ro1">
          <table:table-cell office:value-type="string" table:style-name="ce9">
            <text:p>TOTAL</text:p>
          </table:table-cell>
          <table:table-cell table:style-name="ce9"/>
          <table:table-cell table:number-columns-repeated="4" table:style-name="ce25"/>
          <table:table-cell office:value-type="float" office:value="0" table:formula="of:=SUM([.G91:.G103])" table:style-name="ce25">
            <text:p>0,00</text:p>
          </table:table-cell>
          <table:table-cell office:value-type="float" office:value="0" table:formula="of:=SUM([.H91:.H103])" table:style-name="ce25">
            <text:p>0,00</text:p>
          </table:table-cell>
          <table:table-cell table:number-columns-repeated="16376" table:style-name="ce9"/>
        </table:table-row>
        <table:table-row table:number-rows-repeated="2" table:style-name="ro1">
          <table:table-cell table:number-columns-repeated="2" table:style-name="ce1"/>
          <table:table-cell table:number-columns-repeated="6" table:style-name="ce24"/>
          <table:table-cell table:number-columns-repeated="16376"/>
        </table:table-row>
        <table:table-row table:style-name="ro1">
          <table:table-cell office:value-type="string" table:style-name="ce1">
            <text:p>DEPRECIAÇÕES 2025</text:p>
          </table:table-cell>
          <table:table-cell table:style-name="ce1"/>
          <table:table-cell table:number-columns-repeated="6" table:style-name="ce24"/>
          <table:table-cell table:number-columns-repeated="16376"/>
        </table:table-row>
        <table:table-row table:style-name="ro1">
          <table:table-cell office:value-type="string" office:string-value="Edifícios" table:formula="of:=[.A91]" table:style-name="ce1">
            <text:p>Edifícios</text:p>
          </table:table-cell>
          <table:table-cell table:style-name="ce1"/>
          <table:table-cell table:number-columns-repeated="5" table:style-name="ce24"/>
          <table:table-cell office:value-type="float" office:value="0" table:formula="of:=IF([.H$3]&lt;=[.$B5]+5;[.$H5]/[.$B5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A" table:formula="of:=[.A92]" table:style-name="ce1">
            <text:p>Equipamento A</text:p>
          </table:table-cell>
          <table:table-cell table:style-name="ce1"/>
          <table:table-cell table:number-columns-repeated="5" table:style-name="ce24"/>
          <table:table-cell office:value-type="float" office:value="0" table:formula="of:=IF([.H$3]&lt;=[.$B6]+5;[.$H6]/[.$B6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B" table:formula="of:=[.A93]" table:style-name="ce1">
            <text:p>Equipamento B</text:p>
          </table:table-cell>
          <table:table-cell table:style-name="ce1"/>
          <table:table-cell table:number-columns-repeated="5" table:style-name="ce24"/>
          <table:table-cell office:value-type="float" office:value="0" table:formula="of:=IF([.H$3]&lt;=[.$B7]+5;[.$H7]/[.$B7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C" table:formula="of:=[.A94]" table:style-name="ce1">
            <text:p>Equipamento C</text:p>
          </table:table-cell>
          <table:table-cell table:style-name="ce1"/>
          <table:table-cell table:number-columns-repeated="5" table:style-name="ce24"/>
          <table:table-cell office:value-type="float" office:value="0" table:formula="of:=IF([.H$3]&lt;=[.$B8]+5;[.$H8]/[.$B8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D" table:formula="of:=[.A95]" table:style-name="ce1">
            <text:p>Equipamento D</text:p>
          </table:table-cell>
          <table:table-cell table:style-name="ce1"/>
          <table:table-cell table:number-columns-repeated="5" table:style-name="ce24"/>
          <table:table-cell office:value-type="float" office:value="0" table:formula="of:=IF([.H$3]&lt;=[.$B9]+5;[.$H9]/[.$B9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E" table:formula="of:=[.A96]" table:style-name="ce1">
            <text:p>Equipamento E</text:p>
          </table:table-cell>
          <table:table-cell table:style-name="ce1"/>
          <table:table-cell table:number-columns-repeated="5" table:style-name="ce24"/>
          <table:table-cell office:value-type="float" office:value="0" table:formula="of:=IF([.H$3]&lt;=[.$B10]+5;[.$H10]/[.$B10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Equipamento F" table:formula="of:=[.A97]" table:style-name="ce1">
            <text:p>Equipamento F</text:p>
          </table:table-cell>
          <table:table-cell table:style-name="ce1"/>
          <table:table-cell table:number-columns-repeated="5" table:style-name="ce24"/>
          <table:table-cell office:value-type="float" office:value="0" table:formula="of:=IF([.H$3]&lt;=[.$B11]+5;[.$H11]/[.$B11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1" table:formula="of:=[.A98]" table:style-name="ce1">
            <text:p>Desenvolvimento 1</text:p>
          </table:table-cell>
          <table:table-cell table:style-name="ce1"/>
          <table:table-cell table:number-columns-repeated="5" table:style-name="ce24"/>
          <table:table-cell office:value-type="float" office:value="0" table:formula="of:=IF([.H$3]&lt;=[.$B12]+5;[.$H12]/[.$B12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2" table:formula="of:=[.A99]" table:style-name="ce1">
            <text:p>Desenvolvimento 2</text:p>
          </table:table-cell>
          <table:table-cell table:style-name="ce1"/>
          <table:table-cell table:number-columns-repeated="5" table:style-name="ce24"/>
          <table:table-cell office:value-type="float" office:value="0" table:formula="of:=IF([.H$3]&lt;=[.$B13]+5;[.$H13]/[.$B13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3" table:formula="of:=[.A100]" table:style-name="ce1">
            <text:p>Desenvolvimento 3</text:p>
          </table:table-cell>
          <table:table-cell table:style-name="ce1"/>
          <table:table-cell table:number-columns-repeated="5" table:style-name="ce24"/>
          <table:table-cell office:value-type="float" office:value="0" table:formula="of:=IF([.H$3]&lt;=[.$B14]+5;[.$H14]/[.$B14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4" table:formula="of:=[.A101]" table:style-name="ce1">
            <text:p>Desenvolvimento 4</text:p>
          </table:table-cell>
          <table:table-cell table:style-name="ce1"/>
          <table:table-cell table:number-columns-repeated="5" table:style-name="ce24"/>
          <table:table-cell office:value-type="float" office:value="0" table:formula="of:=IF([.H$3]&lt;=[.$B15]+5;[.$H15]/[.$B15];0)" table:style-name="ce24">
            <text:p>0,00</text:p>
          </table:table-cell>
          <table:table-cell table:number-columns-repeated="16376"/>
        </table:table-row>
        <table:table-row table:style-name="ro1">
          <table:table-cell office:value-type="string" office:string-value="Desenvolvimento 5" table:formula="of:=[.A102]" table:style-name="ce1">
            <text:p>Desenvolvimento 5</text:p>
          </table:table-cell>
          <table:table-cell table:style-name="ce1"/>
          <table:table-cell table:number-columns-repeated="5" table:style-name="ce24"/>
          <table:table-cell office:value-type="float" office:value="0" table:formula="of:=IF([.H$3]&lt;=[.$B16]+5;[.$H16]/[.$B16];0)" table:style-name="ce24">
            <text:p>0,00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6" table:style-name="ce24"/>
          <table:table-cell table:number-columns-repeated="16376"/>
        </table:table-row>
        <table:table-row table:style-name="ro1">
          <table:table-cell office:value-type="string" table:style-name="ce9">
            <text:p>TOTAL</text:p>
          </table:table-cell>
          <table:table-cell table:style-name="ce9"/>
          <table:table-cell table:number-columns-repeated="5" table:style-name="ce25"/>
          <table:table-cell office:value-type="float" office:value="0" table:formula="of:=SUM([.H108:.H120])" table:style-name="ce25">
            <text:p>0,00</text:p>
          </table:table-cell>
          <table:table-cell table:number-columns-repeated="16376" table:style-name="ce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GRAND TOTAL DEPR</text:p>
          </table:table-cell>
          <table:table-cell table:style-name="ce9"/>
          <table:table-cell office:value-type="float" office:value="0" table:formula="of:=[.C36]+[.C53]+[.C70]+[.C87]+[.C104]+[.C121]" table:style-name="ce25">
            <text:p>0,00</text:p>
          </table:table-cell>
          <table:table-cell office:value-type="float" office:value="0" table:formula="of:=[.D36]+[.D53]+[.D70]+[.D87]+[.D104]+[.D121]" table:style-name="ce25">
            <text:p>0,00</text:p>
          </table:table-cell>
          <table:table-cell office:value-type="float" office:value="0" table:formula="of:=[.E36]+[.E53]+[.E70]+[.E87]+[.E104]+[.E121]" table:style-name="ce25">
            <text:p>0,00</text:p>
          </table:table-cell>
          <table:table-cell office:value-type="float" office:value="0" table:formula="of:=[.F36]+[.F53]+[.F70]+[.F87]+[.F104]+[.F121]" table:style-name="ce25">
            <text:p>0,00</text:p>
          </table:table-cell>
          <table:table-cell office:value-type="float" office:value="0" table:formula="of:=[.G36]+[.G53]+[.G70]+[.G87]+[.G104]+[.G121]" table:style-name="ce25">
            <text:p>0,00</text:p>
          </table:table-cell>
          <table:table-cell office:value-type="float" office:value="0" table:formula="of:=[.H36]+[.H53]+[.H70]+[.H87]+[.H104]+[.H121]" table:style-name="ce25">
            <text:p>0,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TIVOS LÍQUIDOS</text:p>
          </table:table-cell>
          <table:table-cell table:style-name="ce9"/>
          <table:table-cell office:value-type="float" office:value="0" table:formula="of:=SUM([.$C$5:.C16])-SUM([.$C$124:.C124])" table:style-name="ce25">
            <text:p>0,00</text:p>
          </table:table-cell>
          <table:table-cell office:value-type="float" office:value="0" table:formula="of:=SUM([.$C$5:.D16])-SUM([.$C$124:.D124])" table:style-name="ce25">
            <text:p>0,00</text:p>
          </table:table-cell>
          <table:table-cell office:value-type="float" office:value="0" table:formula="of:=SUM([.$C$5:.E16])-SUM([.$C$124:.E124])" table:style-name="ce25">
            <text:p>0,00</text:p>
          </table:table-cell>
          <table:table-cell office:value-type="float" office:value="0" table:formula="of:=SUM([.$C$5:.F16])-SUM([.$C$124:.F124])" table:style-name="ce25">
            <text:p>0,00</text:p>
          </table:table-cell>
          <table:table-cell office:value-type="float" office:value="0" table:formula="of:=SUM([.$C$5:.G16])-SUM([.$C$124:.G124])" table:style-name="ce25">
            <text:p>0,00</text:p>
          </table:table-cell>
          <table:table-cell office:value-type="float" office:value="0" table:formula="of:=SUM([.$C$5:.H16])-SUM([.$C$124:.H124])" table:style-name="ce25">
            <text:p>0,00</text:p>
          </table:table-cell>
          <table:table-cell table:number-columns-repeated="16376"/>
        </table:table-row>
        <table:table-row table:number-rows-repeated="1048451" table:style-name="ro1">
          <table:table-cell table:number-columns-repeated="16384"/>
        </table:table-row>
      </table:table>
      <table:table table:name="Funding" table:style-name="ta1">
        <table:table-column table:style-name="co11" table:default-cell-style-name="ce1"/>
        <table:table-column table:style-name="co12" table:default-cell-style-name="ce1"/>
        <table:table-column table:style-name="co13" table:number-columns-repeated="6" table:default-cell-style-name="ce1"/>
        <table:table-column table:style-name="co2" table:default-cell-style-name="ce1"/>
        <table:table-column table:style-name="co14" table:default-cell-style-name="ce1"/>
        <table:table-column table:style-name="co2" table:number-columns-repeated="1014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1">
            <text:p>Diferença de balanço</text:p>
          </table:table-cell>
          <table:table-cell table:style-name="ce1"/>
          <table:table-cell office:value-type="float" office:value="0" table:formula="of:=[Financials.C21]" table:style-name="ce8">
            <text:p>0</text:p>
          </table:table-cell>
          <table:table-cell office:value-type="float" office:value="0" table:formula="of:=[Financials.D21]" table:style-name="ce8">
            <text:p>0</text:p>
          </table:table-cell>
          <table:table-cell office:value-type="float" office:value="0" table:formula="of:=[Financials.E21]" table:style-name="ce8">
            <text:p>0</text:p>
          </table:table-cell>
          <table:table-cell office:value-type="float" office:value="0" table:formula="of:=[Financials.F21]" table:style-name="ce8">
            <text:p>0</text:p>
          </table:table-cell>
          <table:table-cell office:value-type="float" office:value="0" table:formula="of:=[Financials.G21]" table:style-name="ce8">
            <text:p>0</text:p>
          </table:table-cell>
          <table:table-cell office:value-type="float" office:value="0" table:formula="of:=[Financials.H21]" table:style-name="ce8">
            <text:p>0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72" table:style-name="ce1">
            <text:p>72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float" office:value="0" table:formula="of:=[Pressupostos.B1]" table:style-name="ce9">
            <text:p>0</text:p>
          </table:table-cell>
          <table:table-cell office:value-type="float" office:value="0" table:formula="of:=[Pressupostos.C1]" table:style-name="ce9">
            <text:p>0</text:p>
          </table:table-cell>
          <table:table-cell office:value-type="float" office:value="0" table:formula="of:=[Pressupostos.D1]" table:style-name="ce9">
            <text:p>0</text:p>
          </table:table-cell>
          <table:table-cell office:value-type="float" office:value="0" table:formula="of:=[Pressupostos.E1]" table:style-name="ce9">
            <text:p>0</text:p>
          </table:table-cell>
          <table:table-cell office:value-type="float" office:value="0" table:formula="of:=[Pressupostos.F1]" table:style-name="ce9">
            <text:p>0</text:p>
          </table:table-cell>
          <table:table-cell office:value-type="float" office:value="0" table:formula="of:=[Pressupostos.G1]" table:style-name="ce9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Tip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pital Social</text:p>
          </table:table-cell>
          <table:table-cell table:style-name="ce1"/>
          <table:table-cell office:value-type="float" office:value="2000" table:style-name="ce26">
            <text:p>2 000</text:p>
          </table:table-cell>
          <table:table-cell office:value-type="float" office:value="2000" table:style-name="ce26">
            <text:p>2 000</text:p>
          </table:table-cell>
          <table:table-cell office:value-type="float" office:value="2000" table:style-name="ce26">
            <text:p>2 000</text:p>
          </table:table-cell>
          <table:table-cell office:value-type="float" office:value="2000" table:style-name="ce26">
            <text:p>2 000</text:p>
          </table:table-cell>
          <table:table-cell office:value-type="float" office:value="2000" table:style-name="ce26">
            <text:p>2 000</text:p>
          </table:table-cell>
          <table:table-cell office:value-type="float" office:value="2000" table:style-name="ce26">
            <text:p>2 0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mpréstimos de sócios/acionistas</text:p>
          </table:table-cell>
          <table:table-cell table:style-name="ce1"/>
          <table:table-cell office:value-type="float" office:value="2000" table:style-name="ce26">
            <text:p>2 000</text:p>
          </table:table-cell>
          <table:table-cell office:value-type="float" office:value="0" table:style-name="ce26">
            <text:p>0</text:p>
          </table:table-cell>
          <table:table-cell table:number-columns-repeated="4" table:style-name="ce26"/>
          <table:table-cell table:number-columns-repeated="16376" table:style-name="ce1"/>
        </table:table-row>
        <table:table-row table:style-name="ro1">
          <table:table-cell office:value-type="string" table:style-name="ce1">
            <text:p>Financiamento de Médio/Longo prazo</text:p>
          </table:table-cell>
          <table:table-cell table:style-name="ce1"/>
          <table:table-cell table:number-columns-repeated="6" table:style-name="ce26"/>
          <table:table-cell table:number-columns-repeated="16376" table:style-name="ce1"/>
        </table:table-row>
        <table:table-row table:style-name="ro1">
          <table:table-cell office:value-type="string" table:style-name="ce27">
            <text:p>Empréstimos de Curto prazo</text:p>
          </table:table-cell>
          <table:table-cell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string" table:style-name="ce1">
            <text:p>não mexer</text:p>
          </table:table-cell>
          <table:table-cell table:number-columns-repeated="16375"/>
        </table:table-row>
        <table:table-row table:style-name="ro1">
          <table:table-cell office:value-type="string" table:style-name="ce27">
            <text:p>GOAL</text:p>
          </table:table-cell>
          <table:table-cell table:style-name="ce27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1">
            <text:p>não mexer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Taxas de juro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Empréstimos de sócios/acionistas" table:formula="of:=[.A6]" table:style-name="ce1">
            <text:p>Empréstimos de sócios/acionistas</text:p>
          </table:table-cell>
          <table:table-cell office:value-type="percentage" office:value="0.01" table:style-name="ce30">
            <text:p>1,000%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Financiamento de Médio/Longo prazo" table:formula="of:=[.A7]" table:style-name="ce1">
            <text:p>Financiamento de Médio/Longo prazo</text:p>
          </table:table-cell>
          <table:table-cell office:value-type="percentage" office:value="0.04" table:style-name="ce30">
            <text:p>4,000%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Empréstimos de Curto prazo" table:formula="of:=[.A8]" table:style-name="ce1">
            <text:p>Empréstimos de Curto prazo</text:p>
          </table:table-cell>
          <table:table-cell office:value-type="percentage" office:value="0.06" table:style-name="ce30">
            <text:p>6,000%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1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Prazo - em meses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Financiamento de Médio/Longo prazo" table:formula="of:=[.A13]" table:style-name="ce1">
            <text:p>Financiamento de Médio/Longo prazo</text:p>
          </table:table-cell>
          <table:table-cell office:value-type="string" table:style-name="ce1">
            <text:p>months</text:p>
          </table:table-cell>
          <table:table-cell office:value-type="float" office:value="48" table:style-name="ce2">
            <text:p>48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embolso Emp. M/L Prazo 2018</text:p>
          </table:table-cell>
          <table:table-cell table:style-name="ce1"/>
          <table:table-cell office:value-type="float" office:value="0" table:formula="of:=IF([.B2]&gt;=[.$C$18];0;IF([.$C$18]&lt;=[.C$2];[.$C$7]/[.$C$18]*([.$C$18]-[.B2]);[.$C$7]/[.$C$18]*12))" table:style-name="ce24">
            <text:p>0,00</text:p>
          </table:table-cell>
          <table:table-cell office:value-type="float" office:value="0" table:formula="of:=IF([.C2]&gt;=[.$C$18];0;IF([.$C$18]&lt;=[.D$2];[.$C$7]/[.$C$18]*([.$C$18]-[.C2]);[.$C$7]/[.$C$18]*12))" table:style-name="ce24">
            <text:p>0,00</text:p>
          </table:table-cell>
          <table:table-cell office:value-type="float" office:value="0" table:formula="of:=IF([.D2]&gt;=[.$C$18];0;IF([.$C$18]&lt;=[.E$2];[.$C$7]/[.$C$18]*([.$C$18]-[.D2]);[.$C$7]/[.$C$18]*12))" table:style-name="ce24">
            <text:p>0,00</text:p>
          </table:table-cell>
          <table:table-cell office:value-type="float" office:value="0" table:formula="of:=IF([.E2]&gt;=[.$C$18];0;IF([.$C$18]&lt;=[.F$2];[.$C$7]/[.$C$18]*([.$C$18]-[.E2]);[.$C$7]/[.$C$18]*12))" table:style-name="ce24">
            <text:p>0,00</text:p>
          </table:table-cell>
          <table:table-cell office:value-type="float" office:value="0" table:formula="of:=IF([.F2]&gt;=[.$C$18];0;IF([.$C$18]&lt;=[.G$2];[.$C$7]/[.$C$18]*([.$C$18]-[.F2]);[.$C$7]/[.$C$18]*12))" table:style-name="ce24">
            <text:p>0,00</text:p>
          </table:table-cell>
          <table:table-cell office:value-type="float" office:value="0" table:formula="of:=IF([.G2]&gt;=[.$C$18];0;IF([.$C$18]&lt;=[.H$2];[.$C$7]/[.$C$18]*([.$C$18]-[.G2]);[.$C$7]/[.$C$18]*12))" table:style-name="ce24">
            <text:p>0,00</text:p>
          </table:table-cell>
          <table:table-cell table:style-name="ce1"/>
          <table:table-cell table:style-name="ce24"/>
          <table:table-cell table:number-columns-repeated="16374"/>
        </table:table-row>
        <table:table-row table:style-name="ro1">
          <table:table-cell office:value-type="string" table:style-name="ce1">
            <text:p>Reembolso Emp. M/L Prazo 2019</text:p>
          </table:table-cell>
          <table:table-cell table:style-name="ce1"/>
          <table:table-cell table:style-name="ce24"/>
          <table:table-cell office:value-type="float" office:value="0" table:formula="of:=IF([.C2]&gt;=[.$D$18]+[.$C$2];0;IF([.$D$18]+[.$C$2]&lt;=[.D$2];([.$D$7]/[.$D$18])*([.$D$18]-[.C2]+[.$C$2]);([.$D$7]/[.$D$18])*12))" table:style-name="ce24">
            <text:p>0,00</text:p>
          </table:table-cell>
          <table:table-cell office:value-type="float" office:value="0" table:formula="of:=IF([.D2]&gt;=[.$D$18]+[.$C$2];0;IF([.$D$18]+[.$C$2]&lt;=[.E$2];([.$D$7]/[.$D$18])*([.$D$18]-[.D2]+[.$C$2]);([.$D$7]/[.$D$18])*12))" table:style-name="ce24">
            <text:p>0,00</text:p>
          </table:table-cell>
          <table:table-cell office:value-type="float" office:value="0" table:formula="of:=IF([.E2]&gt;=[.$D$18]+[.$C$2];0;IF([.$D$18]+[.$C$2]&lt;=[.F$2];([.$D$7]/[.$D$18])*([.$D$18]-[.E2]+[.$C$2]);([.$D$7]/[.$D$18])*12))" table:style-name="ce24">
            <text:p>0,00</text:p>
          </table:table-cell>
          <table:table-cell office:value-type="float" office:value="0" table:formula="of:=IF([.F2]&gt;=[.$D$18]+[.$C$2];0;IF([.$D$18]+[.$C$2]&lt;=[.G$2];([.$D$7]/[.$D$18])*([.$D$18]-[.F2]+[.$C$2]);([.$D$7]/[.$D$18])*12))" table:style-name="ce24">
            <text:p>0,00</text:p>
          </table:table-cell>
          <table:table-cell office:value-type="float" office:value="0" table:formula="of:=IF([.G2]&gt;=[.$D$18]+[.$C$2];0;IF([.$D$18]+[.$C$2]&lt;=[.H$2];([.$D$7]/[.$D$18])*([.$D$18]-[.G2]+[.$C$2]);([.$D$7]/[.$D$18])*12))" table:style-name="ce24">
            <text:p>0,00</text:p>
          </table:table-cell>
          <table:table-cell table:style-name="ce1"/>
          <table:table-cell table:style-name="ce24"/>
          <table:table-cell table:number-columns-repeated="16374"/>
        </table:table-row>
        <table:table-row table:style-name="ro1">
          <table:table-cell office:value-type="string" table:style-name="ce1">
            <text:p>Reembolso Emp. M/L Prazo 2020</text:p>
          </table:table-cell>
          <table:table-cell table:number-columns-repeated="3" table:style-name="ce1"/>
          <table:table-cell office:value-type="float" office:value="0" table:formula="of:=IF([.D2]&gt;=[.$E$18]+[.$D$2];0;IF([.$E$18]+[.$D$2]&lt;=[.E$2];([.$E$7]/[.$E$18])*([.$E$18]-[.D2]+[.$D$2]);([.$E$7]/[.$E$18])*12))" table:style-name="ce24">
            <text:p>0,00</text:p>
          </table:table-cell>
          <table:table-cell office:value-type="float" office:value="0" table:formula="of:=IF([.E2]&gt;=[.$E$18]+[.$D$2];0;IF([.$E$18]+[.$D$2]&lt;=[.F$2];([.$E$7]/[.$E$18])*([.$E$18]-[.E2]+[.$D$2]);([.$E$7]/[.$E$18])*12))" table:style-name="ce24">
            <text:p>0,00</text:p>
          </table:table-cell>
          <table:table-cell office:value-type="float" office:value="0" table:formula="of:=IF([.F2]&gt;=[.$E$18]+[.$D$2];0;IF([.$E$18]+[.$D$2]&lt;=[.G$2];([.$E$7]/[.$E$18])*([.$E$18]-[.F2]+[.$D$2]);([.$E$7]/[.$E$18])*12))" table:style-name="ce24">
            <text:p>0,00</text:p>
          </table:table-cell>
          <table:table-cell office:value-type="float" office:value="0" table:formula="of:=IF([.G2]&gt;=[.$E$18]+[.$D$2];0;IF([.$E$18]+[.$D$2]&lt;=[.H$2];([.$E$7]/[.$E$18])*([.$E$18]-[.G2]+[.$D$2]);([.$E$7]/[.$E$18])*12))" table:style-name="ce24">
            <text:p>0,00</text:p>
          </table:table-cell>
          <table:table-cell table:style-name="ce1"/>
          <table:table-cell table:style-name="ce24"/>
          <table:table-cell table:number-columns-repeated="16374"/>
        </table:table-row>
        <table:table-row table:style-name="ro1">
          <table:table-cell office:value-type="string" table:style-name="ce1">
            <text:p>Reembolso Emp. M/L Prazo 2021</text:p>
          </table:table-cell>
          <table:table-cell table:number-columns-repeated="4" table:style-name="ce1"/>
          <table:table-cell office:value-type="float" office:value="0" table:formula="of:=IF([.E2]&gt;=[.$F$18]+[.$E$2];0;IF([.$F$18]+[.$E$2]&lt;=[.F$2];([.$F$7]/[.$F$18])*([.$F$18]-[.E2]+[.$E$2]);([.$F$7]/[.$F$18])*12))" table:style-name="ce24">
            <text:p>0,00</text:p>
          </table:table-cell>
          <table:table-cell office:value-type="float" office:value="0" table:formula="of:=IF([.F2]&gt;=[.$F$18]+[.$E$2];0;IF([.$F$18]+[.$E$2]&lt;=[.G$2];([.$F$7]/[.$F$18])*([.$F$18]-[.F2]+[.$E$2]);([.$F$7]/[.$F$18])*12))" table:style-name="ce24">
            <text:p>0,00</text:p>
          </table:table-cell>
          <table:table-cell office:value-type="float" office:value="0" table:formula="of:=IF([.G2]&gt;=[.$F$18]+[.$E$2];0;IF([.$F$18]+[.$E$2]&lt;=[.H$2];([.$F$7]/[.$F$18])*([.$F$18]-[.G2]+[.$E$2]);([.$F$7]/[.$F$18])*12))" table:style-name="ce24">
            <text:p>0,00</text:p>
          </table:table-cell>
          <table:table-cell table:style-name="ce1"/>
          <table:table-cell table:style-name="ce24"/>
          <table:table-cell table:number-columns-repeated="16374"/>
        </table:table-row>
        <table:table-row table:style-name="ro1">
          <table:table-cell office:value-type="string" table:style-name="ce1">
            <text:p>Reembolso Emp. M/L Prazo 2022</text:p>
          </table:table-cell>
          <table:table-cell table:number-columns-repeated="5" table:style-name="ce1"/>
          <table:table-cell office:value-type="float" office:value="0" table:formula="of:=IF([.F2]&gt;=[.$G$18]+[.$F$2];0;IF([.$G$18]+[.$F$2]&lt;=[.G$2];([.$G$7]/[.$G$18])*([.$G$18]-[.F2]+[.$F$2]);([.$G$7]/[.$G$18])*12))" table:style-name="ce24">
            <text:p>0,00</text:p>
          </table:table-cell>
          <table:table-cell office:value-type="float" office:value="0" table:formula="of:=IF([.G2]&gt;=[.$G$18]+[.$F$2];0;IF([.$G$18]+[.$F$2]&lt;=[.H$2];([.$G$7]/[.$G$18])*([.$G$18]-[.G2]+[.$F$2]);([.$G$7]/[.$G$18])*12))" table:style-name="ce24">
            <text:p>0,00</text:p>
          </table:table-cell>
          <table:table-cell table:style-name="ce1"/>
          <table:table-cell table:style-name="ce24"/>
          <table:table-cell table:number-columns-repeated="16374"/>
        </table:table-row>
        <table:table-row table:style-name="ro1">
          <table:table-cell office:value-type="string" table:style-name="ce1">
            <text:p>Reembolso Emp. M/L Prazo 2023</text:p>
          </table:table-cell>
          <table:table-cell table:number-columns-repeated="6" table:style-name="ce1"/>
          <table:table-cell office:value-type="float" office:value="0" table:formula="of:=IF([.G2]&gt;=[.$H$18]+[.$G$2];0;IF([.$H$18]+[.$G$2]&lt;=[.H$2];([.$H$7]/[.$H$18])*([.$H$18]-[.G2]+[.$G$2]);([.$H$7]/[.$H$18])*12))" table:style-name="ce24">
            <text:p>0,00</text:p>
          </table:table-cell>
          <table:table-cell table:style-name="ce1"/>
          <table:table-cell table:style-name="ce24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CAPITAL EM DÍVIDA INÍCIO</text:p>
          </table:table-cell>
          <table:table-cell table:style-name="ce9"/>
          <table:table-cell office:value-type="float" office:value="0" table:formula="of:=SUM([.$C$7:.C7])-SUM([.$B$28:.B28])" table:style-name="ce25">
            <text:p>0,00</text:p>
          </table:table-cell>
          <table:table-cell office:value-type="float" office:value="0" table:formula="of:=SUM([.$C$7:.D7])-SUM([.$B$28:.C28])" table:style-name="ce25">
            <text:p>0,00</text:p>
          </table:table-cell>
          <table:table-cell office:value-type="float" office:value="0" table:formula="of:=SUM([.$C$7:.E7])-SUM([.$B$28:.D28])" table:style-name="ce25">
            <text:p>0,00</text:p>
          </table:table-cell>
          <table:table-cell office:value-type="float" office:value="0" table:formula="of:=SUM([.$C$7:.F7])-SUM([.$B$28:.E28])" table:style-name="ce25">
            <text:p>0,00</text:p>
          </table:table-cell>
          <table:table-cell office:value-type="float" office:value="0" table:formula="of:=SUM([.$C$7:.G7])-SUM([.$B$28:.F28])" table:style-name="ce25">
            <text:p>0,00</text:p>
          </table:table-cell>
          <table:table-cell office:value-type="float" office:value="0" table:formula="of:=SUM([.$C$7:.H7])-SUM([.$B$28:.G28])" table:style-name="ce25">
            <text:p>0,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REEMBOLSOS TOTAIS</text:p>
          </table:table-cell>
          <table:table-cell table:style-name="ce9"/>
          <table:table-cell office:value-type="float" office:value="0" table:formula="of:=SUM([.C20:.C26])" table:style-name="ce25">
            <text:p>0,00</text:p>
          </table:table-cell>
          <table:table-cell office:value-type="float" office:value="0" table:formula="of:=SUM([.D20:.D26])" table:style-name="ce25">
            <text:p>0,00</text:p>
          </table:table-cell>
          <table:table-cell office:value-type="float" office:value="0" table:formula="of:=SUM([.E20:.E26])" table:style-name="ce25">
            <text:p>0,00</text:p>
          </table:table-cell>
          <table:table-cell office:value-type="float" office:value="0" table:formula="of:=SUM([.F20:.F26])" table:style-name="ce25">
            <text:p>0,00</text:p>
          </table:table-cell>
          <table:table-cell office:value-type="float" office:value="0" table:formula="of:=SUM([.G20:.G26])" table:style-name="ce25">
            <text:p>0,00</text:p>
          </table:table-cell>
          <table:table-cell office:value-type="float" office:value="0" table:formula="of:=SUM([.H20:.H26])" table:style-name="ce25">
            <text:p>0,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CAPITAL EM DÍVIDA FINAL</text:p>
          </table:table-cell>
          <table:table-cell table:style-name="ce9"/>
          <table:table-cell office:value-type="float" office:value="0" table:formula="of:=SUM([.$C$7:.C7])-SUM([.$C$28:.C28])" table:style-name="ce25">
            <text:p>0,00</text:p>
          </table:table-cell>
          <table:table-cell office:value-type="float" office:value="0" table:formula="of:=SUM([.$C$7:.D7])-SUM([.$C$28:.D28])" table:style-name="ce25">
            <text:p>0,00</text:p>
          </table:table-cell>
          <table:table-cell office:value-type="float" office:value="0" table:formula="of:=SUM([.$C$7:.E7])-SUM([.$C$28:.E28])" table:style-name="ce25">
            <text:p>0,00</text:p>
          </table:table-cell>
          <table:table-cell office:value-type="float" office:value="0" table:formula="of:=SUM([.$C$7:.F7])-SUM([.$C$28:.F28])" table:style-name="ce25">
            <text:p>0,00</text:p>
          </table:table-cell>
          <table:table-cell office:value-type="float" office:value="0" table:formula="of:=SUM([.$C$7:.G7])-SUM([.$C$28:.G28])" table:style-name="ce25">
            <text:p>0,00</text:p>
          </table:table-cell>
          <table:table-cell office:value-type="float" office:value="0" table:formula="of:=SUM([.$C$7:.H7])-SUM([.$C$28:.H28])" table:style-name="ce25">
            <text:p>0,00</text:p>
          </table:table-cell>
          <table:table-cell table:number-columns-repeated="16376" table:style-name="ce1"/>
        </table:table-row>
        <table:table-row table:style-name="ro1">
          <table:table-cell table:number-columns-repeated="8" table:style-name="ce9"/>
          <table:table-cell table:number-columns-repeated="16376" table:style-name="ce1"/>
        </table:table-row>
        <table:table-row table:style-name="ro1">
          <table:table-cell office:value-type="string" table:style-name="ce9">
            <text:p>JUROS</text:p>
          </table:table-cell>
          <table:table-cell table:style-name="ce9"/>
          <table:table-cell office:value-type="float" office:value="0" table:formula="of:=AVERAGE([.C27];[.C29])*[.$B$13]+IF(AVERAGE([.B8:.C8])&lt;0;-AVERAGE([.B8:.C8])*[.$B$14];0)" table:style-name="ce25">
            <text:p>0,00</text:p>
          </table:table-cell>
          <table:table-cell office:value-type="float" office:value="0" table:formula="of:=AVERAGE([.D27];[.D29])*[.$B$13]+IF(AVERAGE([.C8:.D8])&lt;0;-AVERAGE([.C8:.D8])*[.$B$14];0)" table:style-name="ce25">
            <text:p>0,00</text:p>
          </table:table-cell>
          <table:table-cell office:value-type="float" office:value="0" table:formula="of:=AVERAGE([.E27];[.E29])*[.$B$13]+IF(AVERAGE([.D8:.E8])&lt;0;-AVERAGE([.D8:.E8])*[.$B$14];0)" table:style-name="ce25">
            <text:p>0,00</text:p>
          </table:table-cell>
          <table:table-cell office:value-type="float" office:value="0" table:formula="of:=AVERAGE([.F27];[.F29])*[.$B$13]+IF(AVERAGE([.E8:.F8])&lt;0;-AVERAGE([.E8:.F8])*[.$B$14];0)" table:style-name="ce25">
            <text:p>0,00</text:p>
          </table:table-cell>
          <table:table-cell office:value-type="float" office:value="0" table:formula="of:=AVERAGE([.G27];[.G29])*[.$B$13]+IF(AVERAGE([.F8:.G8])&lt;0;-AVERAGE([.F8:.G8])*[.$B$14];0)" table:style-name="ce25">
            <text:p>0,00</text:p>
          </table:table-cell>
          <table:table-cell office:value-type="float" office:value="0" table:formula="of:=AVERAGE([.H27];[.H29])*[.$B$13]+IF(AVERAGE([.G8:.H8])&lt;0;-AVERAGE([.G8:.H8])*[.$B$14];0)" table:style-name="ce25">
            <text:p>0,00</text:p>
          </table:table-cell>
          <table:table-cell table:number-columns-repeated="16376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Pessoal" table:style-name="ta1">
        <table:table-column table:style-name="co15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table:number-columns-repeated="2" table:style-name="ce1"/>
          <table:table-cell office:value-type="float" office:value="0" table:formula="of:=[Pressupostos.B1]" table:style-name="ce1">
            <text:p>0</text:p>
          </table:table-cell>
          <table:table-cell office:value-type="float" office:value="0" table:formula="of:=[Pressupostos.C1]" table:style-name="ce1">
            <text:p>0</text:p>
          </table:table-cell>
          <table:table-cell office:value-type="float" office:value="0" table:formula="of:=[Pressupostos.D1]" table:style-name="ce1">
            <text:p>0</text:p>
          </table:table-cell>
          <table:table-cell office:value-type="float" office:value="0" table:formula="of:=[Pressupostos.E1]" table:style-name="ce1">
            <text:p>0</text:p>
          </table:table-cell>
          <table:table-cell office:value-type="float" office:value="0" table:formula="of:=[Pressupostos.F1]" table:style-name="ce1">
            <text:p>0</text:p>
          </table:table-cell>
          <table:table-cell office:value-type="float" office:value="0" table:formula="of:=[Pressupostos.G1]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NÚMER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EO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TO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dministrativo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écnico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table:number-columns-repeated="16376"/>
        </table:table-row>
        <table:table-row table:number-rows-repeated="8" table:style-name="ro1">
          <table:table-cell office:value-type="string" table:style-name="ce2">
            <text:p>Técnico</text:p>
          </table:table-cell>
          <table:table-cell table:number-columns-repeated="7"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VENCIMENTO BRUTO (MENSAL)</text:p>
          </table:table-cell>
          <table:table-cell table:number-columns-repeated="16383" table:style-name="ce1"/>
        </table:table-row>
        <table:table-row table:style-name="ro3">
          <table:table-cell office:value-type="string" office:string-value="CEO" table:formula="of:=[.A3]" table:style-name="ce1">
            <text:p>CEO</text:p>
          </table:table-cell>
          <table:table-cell table:style-name="ce1"/>
          <table:table-cell office:value-type="float" office:value="1200" table:style-name="ce10">
            <text:p>1 200,00</text:p>
          </table:table-cell>
          <table:table-cell office:value-type="float" office:value="1224" table:formula="of:=[.C17]+[.C17]*0.02" table:style-name="ce10">
            <text:p>1 224,00</text:p>
          </table:table-cell>
          <table:table-cell office:value-type="float" office:value="1248.48" table:formula="of:=[.D17]+[.D17]*0.02" table:style-name="ce10">
            <text:p>1 248,48</text:p>
          </table:table-cell>
          <table:table-cell office:value-type="float" office:value="1273.4495999999999" table:formula="of:=[.E17]+[.E17]*0.02" table:style-name="ce10">
            <text:p>1 273,45</text:p>
          </table:table-cell>
          <table:table-cell office:value-type="float" office:value="1298.918592" table:formula="of:=[.F17]+[.F17]*0.02" table:style-name="ce10">
            <text:p>1 298,92</text:p>
          </table:table-cell>
          <table:table-cell office:value-type="float" office:value="1324.8969638399999" table:formula="of:=[.G17]+[.G17]*0.02" table:style-name="ce10">
            <text:p>1 324,90</text:p>
          </table:table-cell>
          <table:table-cell table:number-columns-repeated="16376" table:style-name="ce1"/>
        </table:table-row>
        <table:table-row table:style-name="ro3">
          <table:table-cell office:value-type="string" office:string-value="CTO" table:formula="of:=[.A4]" table:style-name="ce1">
            <text:p>CTO</text:p>
          </table:table-cell>
          <table:table-cell table:style-name="ce1"/>
          <table:table-cell office:value-type="float" office:value="1200" table:style-name="ce10">
            <text:p>1 200,00</text:p>
          </table:table-cell>
          <table:table-cell office:value-type="float" office:value="1224" table:formula="of:=[.C18]+[.C18]*0.02" table:style-name="ce10">
            <text:p>1 224,00</text:p>
          </table:table-cell>
          <table:table-cell office:value-type="float" office:value="1248.48" table:formula="of:=[.D18]+[.D18]*0.02" table:style-name="ce10">
            <text:p>1 248,48</text:p>
          </table:table-cell>
          <table:table-cell office:value-type="float" office:value="1273.4495999999999" table:formula="of:=[.E18]+[.E18]*0.02" table:style-name="ce10">
            <text:p>1 273,45</text:p>
          </table:table-cell>
          <table:table-cell office:value-type="float" office:value="1298.918592" table:formula="of:=[.F18]+[.F18]*0.02" table:style-name="ce10">
            <text:p>1 298,92</text:p>
          </table:table-cell>
          <table:table-cell office:value-type="float" office:value="1324.8969638399999" table:formula="of:=[.G18]+[.G18]*0.02" table:style-name="ce10">
            <text:p>1 324,90</text:p>
          </table:table-cell>
          <table:table-cell table:number-columns-repeated="16376" table:style-name="ce1"/>
        </table:table-row>
        <table:table-row table:style-name="ro1">
          <table:table-cell office:value-type="string" office:string-value="Administrativo" table:formula="of:=[.A5]" table:style-name="ce1">
            <text:p>Administrativo</text:p>
          </table:table-cell>
          <table:table-cell table:style-name="ce1"/>
          <table:table-cell table:style-name="ce10"/>
          <table:table-cell office:value-type="float" office:value="850" table:style-name="ce10">
            <text:p>850,00</text:p>
          </table:table-cell>
          <table:table-cell office:value-type="float" office:value="867" table:formula="of:=[.D19]+[.D19]*0.02" table:style-name="ce10">
            <text:p>867,00</text:p>
          </table:table-cell>
          <table:table-cell office:value-type="float" office:value="884.34" table:formula="of:=[.E19]+[.E19]*0.02" table:style-name="ce10">
            <text:p>884,34</text:p>
          </table:table-cell>
          <table:table-cell office:value-type="float" office:value="902.02679999999998" table:formula="of:=[.F19]+[.F19]*0.02" table:style-name="ce10">
            <text:p>902,03</text:p>
          </table:table-cell>
          <table:table-cell office:value-type="float" office:value="920.06733599999995" table:formula="of:=[.G19]+[.G19]*0.02" table:style-name="ce10">
            <text:p>920,07</text:p>
          </table:table-cell>
          <table:table-cell table:number-columns-repeated="16376" table:style-name="ce1"/>
        </table:table-row>
        <table:table-row table:style-name="ro3">
          <table:table-cell office:value-type="string" office:string-value="Técnico" table:formula="of:=[.A6]" table:style-name="ce1">
            <text:p>Técnico</text:p>
          </table:table-cell>
          <table:table-cell table:style-name="ce1"/>
          <table:table-cell office:value-type="float" office:value="1500" table:style-name="ce10">
            <text:p>1 500,00</text:p>
          </table:table-cell>
          <table:table-cell office:value-type="float" office:value="1530" table:formula="of:=[.C20]+[.C20]*0.02" table:style-name="ce10">
            <text:p>1 530,00</text:p>
          </table:table-cell>
          <table:table-cell office:value-type="float" office:value="1560.6" table:formula="of:=[.D20]+[.D20]*0.02" table:style-name="ce10">
            <text:p>1 560,60</text:p>
          </table:table-cell>
          <table:table-cell office:value-type="float" office:value="1591.8119999999999" table:formula="of:=[.E20]+[.E20]*0.02" table:style-name="ce10">
            <text:p>1 591,81</text:p>
          </table:table-cell>
          <table:table-cell office:value-type="float" office:value="1623.64824" table:formula="of:=[.F20]+[.F20]*0.02" table:style-name="ce10">
            <text:p>1 623,65</text:p>
          </table:table-cell>
          <table:table-cell office:value-type="float" office:value="1656.1212048" table:formula="of:=[.G20]+[.G20]*0.02" table:style-name="ce10">
            <text:p>1 656,12</text:p>
          </table:table-cell>
          <table:table-cell table:number-columns-repeated="16376" table:style-name="ce1"/>
        </table:table-row>
        <table:table-row table:style-name="ro1">
          <table:table-cell office:value-type="string" office:string-value="Técnico" table:formula="of:=[.A7]" table:style-name="ce1">
            <text:p>Técnico</text:p>
          </table:table-cell>
          <table:table-cell table:style-name="ce1"/>
          <table:table-cell table:number-columns-repeated="6" table:style-name="ce10"/>
          <table:table-cell table:number-columns-repeated="16376" table:style-name="ce1"/>
        </table:table-row>
        <table:table-row table:style-name="ro1">
          <table:table-cell office:value-type="string" office:string-value="Técnico" table:formula="of:=[.A8]" table:style-name="ce1">
            <text:p>Técnico</text:p>
          </table:table-cell>
          <table:table-cell table:style-name="ce1"/>
          <table:table-cell table:number-columns-repeated="6" table:style-name="ce10"/>
          <table:table-cell table:number-columns-repeated="16376" table:style-name="ce1"/>
        </table:table-row>
        <table:table-row table:style-name="ro1">
          <table:table-cell office:value-type="string" office:string-value="Técnico" table:formula="of:=[.A9]" table:style-name="ce1">
            <text:p>Técnico</text:p>
          </table:table-cell>
          <table:table-cell table:style-name="ce1"/>
          <table:table-cell table:number-columns-repeated="6" table:style-name="ce10"/>
          <table:table-cell table:number-columns-repeated="16376" table:style-name="ce1"/>
        </table:table-row>
        <table:table-row table:style-name="ro1">
          <table:table-cell office:value-type="string" office:string-value="Técnico" table:formula="of:=[.A10]" table:style-name="ce1">
            <text:p>Técnico</text:p>
          </table:table-cell>
          <table:table-cell table:style-name="ce1"/>
          <table:table-cell table:number-columns-repeated="6" table:style-name="ce10"/>
          <table:table-cell table:number-columns-repeated="16376" table:style-name="ce1"/>
        </table:table-row>
        <table:table-row table:style-name="ro1">
          <table:table-cell office:value-type="string" office:string-value="Técnico" table:formula="of:=[.A11]" table:style-name="ce1">
            <text:p>Técnico</text:p>
          </table:table-cell>
          <table:table-cell table:style-name="ce1"/>
          <table:table-cell table:number-columns-repeated="6" table:style-name="ce10"/>
          <table:table-cell table:number-columns-repeated="16376" table:style-name="ce1"/>
        </table:table-row>
        <table:table-row table:style-name="ro1">
          <table:table-cell office:value-type="string" office:string-value="Técnico" table:formula="of:=[.A12]" table:style-name="ce1">
            <text:p>Técnico</text:p>
          </table:table-cell>
          <table:table-cell table:style-name="ce1"/>
          <table:table-cell table:number-columns-repeated="6" table:style-name="ce10"/>
          <table:table-cell table:number-columns-repeated="16376" table:style-name="ce1"/>
        </table:table-row>
        <table:table-row table:style-name="ro1">
          <table:table-cell office:value-type="string" office:string-value="Técnico" table:formula="of:=[.A13]" table:style-name="ce1">
            <text:p>Técnico</text:p>
          </table:table-cell>
          <table:table-cell table:style-name="ce1"/>
          <table:table-cell table:number-columns-repeated="6" table:style-name="ce10"/>
          <table:table-cell table:number-columns-repeated="16376" table:style-name="ce1"/>
        </table:table-row>
        <table:table-row table:style-name="ro1">
          <table:table-cell office:value-type="string" office:string-value="Técnico" table:formula="of:=[.A14]" table:style-name="ce1">
            <text:p>Técnico</text:p>
          </table:table-cell>
          <table:table-cell table:style-name="ce1"/>
          <table:table-cell table:number-columns-repeated="6" table:style-name="ce10"/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table:number-columns-repeated="6" table:style-name="ce24"/>
          <table:table-cell table:number-columns-repeated="16376" table:style-name="ce1"/>
        </table:table-row>
        <table:table-row table:style-name="ro1">
          <table:table-cell office:value-type="string" table:style-name="ce9">
            <text:p>TSU</text:p>
          </table:table-cell>
          <table:table-cell table:style-name="ce1"/>
          <table:table-cell table:number-columns-repeated="6" table:style-name="ce24"/>
          <table:table-cell table:number-columns-repeated="16376" table:style-name="ce1"/>
        </table:table-row>
        <table:table-row table:style-name="ro1">
          <table:table-cell office:value-type="string" office:string-value="CEO" table:formula="of:=[.A17]" table:style-name="ce1">
            <text:p>CEO</text:p>
          </table:table-cell>
          <table:table-cell table:style-name="ce1"/>
          <table:table-cell office:value-type="float" office:value="0" table:formula="of:=[.C3]*[.C17]*[Pressupostos.B$11]" table:style-name="ce24">
            <text:p>0,00</text:p>
          </table:table-cell>
          <table:table-cell office:value-type="float" office:value="0" table:formula="of:=[.D3]*[.D17]*[Pressupostos.C$11]" table:style-name="ce24">
            <text:p>0,00</text:p>
          </table:table-cell>
          <table:table-cell office:value-type="float" office:value="0" table:formula="of:=[.E3]*[.E17]*[Pressupostos.D$11]" table:style-name="ce24">
            <text:p>0,00</text:p>
          </table:table-cell>
          <table:table-cell office:value-type="float" office:value="0" table:formula="of:=[.F3]*[.F17]*[Pressupostos.E$11]" table:style-name="ce24">
            <text:p>0,00</text:p>
          </table:table-cell>
          <table:table-cell office:value-type="float" office:value="0" table:formula="of:=[.G3]*[.G17]*[Pressupostos.F$11]" table:style-name="ce24">
            <text:p>0,00</text:p>
          </table:table-cell>
          <table:table-cell office:value-type="float" office:value="0" table:formula="of:=[.H3]*[.H17]*[Pressupostos.G$11]" table:style-name="ce24">
            <text:p>0,00</text:p>
          </table:table-cell>
          <table:table-cell table:style-name="ce1"/>
          <table:table-cell office:value-type="string" table:style-name="ce1">
            <text:p>23,75% sobre o salário bruto</text:p>
          </table:table-cell>
          <table:table-cell table:number-columns-repeated="16374"/>
        </table:table-row>
        <table:table-row table:style-name="ro1">
          <table:table-cell office:value-type="string" office:string-value="CTO" table:formula="of:=[.A18]" table:style-name="ce1">
            <text:p>CTO</text:p>
          </table:table-cell>
          <table:table-cell table:style-name="ce1"/>
          <table:table-cell office:value-type="float" office:value="0" table:formula="of:=[.C4]*[.C18]*[Pressupostos.B$11]" table:style-name="ce24">
            <text:p>0,00</text:p>
          </table:table-cell>
          <table:table-cell office:value-type="float" office:value="0" table:formula="of:=[.D4]*[.D18]*[Pressupostos.C$11]" table:style-name="ce24">
            <text:p>0,00</text:p>
          </table:table-cell>
          <table:table-cell office:value-type="float" office:value="0" table:formula="of:=[.E4]*[.E18]*[Pressupostos.D$11]" table:style-name="ce24">
            <text:p>0,00</text:p>
          </table:table-cell>
          <table:table-cell office:value-type="float" office:value="0" table:formula="of:=[.F4]*[.F18]*[Pressupostos.E$11]" table:style-name="ce24">
            <text:p>0,00</text:p>
          </table:table-cell>
          <table:table-cell office:value-type="float" office:value="0" table:formula="of:=[.G4]*[.G18]*[Pressupostos.F$11]" table:style-name="ce24">
            <text:p>0,00</text:p>
          </table:table-cell>
          <table:table-cell office:value-type="float" office:value="0" table:formula="of:=[.H4]*[.H18]*[Pressupostos.G$11]" table:style-name="ce24">
            <text:p>0,00</text:p>
          </table:table-cell>
          <table:table-cell table:style-name="ce1"/>
          <table:table-cell office:value-type="string" table:style-name="ce1">
            <text:p>23,75% sobre o salário bruto</text:p>
          </table:table-cell>
          <table:table-cell table:number-columns-repeated="16374"/>
        </table:table-row>
        <table:table-row table:style-name="ro1">
          <table:table-cell office:value-type="string" office:string-value="Administrativo" table:formula="of:=[.A19]" table:style-name="ce1">
            <text:p>Administrativo</text:p>
          </table:table-cell>
          <table:table-cell table:style-name="ce1"/>
          <table:table-cell office:value-type="float" office:value="0" table:formula="of:=[.C5]*[.C19]*[Pressupostos.B$11]" table:style-name="ce24">
            <text:p>0,00</text:p>
          </table:table-cell>
          <table:table-cell office:value-type="float" office:value="0" table:formula="of:=[.D5]*[.D19]*[Pressupostos.C$11]" table:style-name="ce24">
            <text:p>0,00</text:p>
          </table:table-cell>
          <table:table-cell office:value-type="float" office:value="0" table:formula="of:=[.E5]*[.E19]*[Pressupostos.D$11]" table:style-name="ce24">
            <text:p>0,00</text:p>
          </table:table-cell>
          <table:table-cell office:value-type="float" office:value="0" table:formula="of:=[.F5]*[.F19]*[Pressupostos.E$11]" table:style-name="ce24">
            <text:p>0,00</text:p>
          </table:table-cell>
          <table:table-cell office:value-type="float" office:value="0" table:formula="of:=[.G5]*[.G19]*[Pressupostos.F$11]" table:style-name="ce24">
            <text:p>0,00</text:p>
          </table:table-cell>
          <table:table-cell office:value-type="float" office:value="0" table:formula="of:=[.H5]*[.H19]*[Pressupostos.G$11]" table:style-name="ce24">
            <text:p>0,00</text:p>
          </table:table-cell>
          <table:table-cell table:style-name="ce1"/>
          <table:table-cell office:value-type="string" table:style-name="ce1">
            <text:p>23,75% sobre o salário bruto</text:p>
          </table:table-cell>
          <table:table-cell table:number-columns-repeated="16374"/>
        </table:table-row>
        <table:table-row table:style-name="ro1">
          <table:table-cell office:value-type="string" office:string-value="Técnico" table:formula="of:=[.A20]" table:style-name="ce1">
            <text:p>Técnico</text:p>
          </table:table-cell>
          <table:table-cell table:style-name="ce1"/>
          <table:table-cell office:value-type="float" office:value="0" table:formula="of:=[.C6]*[.C20]*[Pressupostos.B$11]" table:style-name="ce24">
            <text:p>0,00</text:p>
          </table:table-cell>
          <table:table-cell office:value-type="float" office:value="0" table:formula="of:=[.D6]*[.D20]*[Pressupostos.C$11]" table:style-name="ce24">
            <text:p>0,00</text:p>
          </table:table-cell>
          <table:table-cell office:value-type="float" office:value="0" table:formula="of:=[.E6]*[.E20]*[Pressupostos.D$11]" table:style-name="ce24">
            <text:p>0,00</text:p>
          </table:table-cell>
          <table:table-cell office:value-type="float" office:value="0" table:formula="of:=[.F6]*[.F20]*[Pressupostos.E$11]" table:style-name="ce24">
            <text:p>0,00</text:p>
          </table:table-cell>
          <table:table-cell office:value-type="float" office:value="0" table:formula="of:=[.G6]*[.G20]*[Pressupostos.F$11]" table:style-name="ce24">
            <text:p>0,00</text:p>
          </table:table-cell>
          <table:table-cell office:value-type="float" office:value="0" table:formula="of:=[.H6]*[.H20]*[Pressupostos.G$11]" table:style-name="ce24">
            <text:p>0,00</text:p>
          </table:table-cell>
          <table:table-cell table:style-name="ce1"/>
          <table:table-cell office:value-type="string" table:style-name="ce1">
            <text:p>23,75% sobre o salário bruto</text:p>
          </table:table-cell>
          <table:table-cell table:number-columns-repeated="16374"/>
        </table:table-row>
        <table:table-row table:style-name="ro1">
          <table:table-cell office:value-type="string" office:string-value="Técnico" table:formula="of:=[.A21]" table:style-name="ce1">
            <text:p>Técnico</text:p>
          </table:table-cell>
          <table:table-cell table:style-name="ce1"/>
          <table:table-cell office:value-type="float" office:value="0" table:formula="of:=[.C7]*[.C21]*[Pressupostos.B$11]" table:style-name="ce24">
            <text:p>0,00</text:p>
          </table:table-cell>
          <table:table-cell office:value-type="float" office:value="0" table:formula="of:=[.D7]*[.D21]*[Pressupostos.C$11]" table:style-name="ce24">
            <text:p>0,00</text:p>
          </table:table-cell>
          <table:table-cell office:value-type="float" office:value="0" table:formula="of:=[.E7]*[.E21]*[Pressupostos.D$11]" table:style-name="ce24">
            <text:p>0,00</text:p>
          </table:table-cell>
          <table:table-cell office:value-type="float" office:value="0" table:formula="of:=[.F7]*[.F21]*[Pressupostos.E$11]" table:style-name="ce24">
            <text:p>0,00</text:p>
          </table:table-cell>
          <table:table-cell office:value-type="float" office:value="0" table:formula="of:=[.G7]*[.G21]*[Pressupostos.F$11]" table:style-name="ce24">
            <text:p>0,00</text:p>
          </table:table-cell>
          <table:table-cell office:value-type="float" office:value="0" table:formula="of:=[.H7]*[.H21]*[Pressupostos.G$11]" table:style-name="ce24">
            <text:p>0,00</text:p>
          </table:table-cell>
          <table:table-cell table:style-name="ce1"/>
          <table:table-cell office:value-type="string" table:style-name="ce1">
            <text:p>23,75% sobre o salário bruto</text:p>
          </table:table-cell>
          <table:table-cell table:number-columns-repeated="16374"/>
        </table:table-row>
        <table:table-row table:style-name="ro1">
          <table:table-cell office:value-type="string" office:string-value="Técnico" table:formula="of:=[.A22]" table:style-name="ce1">
            <text:p>Técnico</text:p>
          </table:table-cell>
          <table:table-cell table:style-name="ce1"/>
          <table:table-cell office:value-type="float" office:value="0" table:formula="of:=[.C8]*[.C22]*[Pressupostos.B$11]" table:style-name="ce24">
            <text:p>0,00</text:p>
          </table:table-cell>
          <table:table-cell office:value-type="float" office:value="0" table:formula="of:=[.D8]*[.D22]*[Pressupostos.C$11]" table:style-name="ce24">
            <text:p>0,00</text:p>
          </table:table-cell>
          <table:table-cell office:value-type="float" office:value="0" table:formula="of:=[.E8]*[.E22]*[Pressupostos.D$11]" table:style-name="ce24">
            <text:p>0,00</text:p>
          </table:table-cell>
          <table:table-cell office:value-type="float" office:value="0" table:formula="of:=[.F8]*[.F22]*[Pressupostos.E$11]" table:style-name="ce24">
            <text:p>0,00</text:p>
          </table:table-cell>
          <table:table-cell office:value-type="float" office:value="0" table:formula="of:=[.G8]*[.G22]*[Pressupostos.F$11]" table:style-name="ce24">
            <text:p>0,00</text:p>
          </table:table-cell>
          <table:table-cell office:value-type="float" office:value="0" table:formula="of:=[.H8]*[.H22]*[Pressupostos.G$11]" table:style-name="ce24">
            <text:p>0,00</text:p>
          </table:table-cell>
          <table:table-cell table:style-name="ce1"/>
          <table:table-cell office:value-type="string" table:style-name="ce1">
            <text:p>23,75% sobre o salário bruto</text:p>
          </table:table-cell>
          <table:table-cell table:number-columns-repeated="16374"/>
        </table:table-row>
        <table:table-row table:style-name="ro1">
          <table:table-cell office:value-type="string" office:string-value="Técnico" table:formula="of:=[.A23]" table:style-name="ce1">
            <text:p>Técnico</text:p>
          </table:table-cell>
          <table:table-cell table:style-name="ce1"/>
          <table:table-cell office:value-type="float" office:value="0" table:formula="of:=[.C9]*[.C23]*[Pressupostos.B$11]" table:style-name="ce24">
            <text:p>0,00</text:p>
          </table:table-cell>
          <table:table-cell office:value-type="float" office:value="0" table:formula="of:=[.D9]*[.D23]*[Pressupostos.C$11]" table:style-name="ce24">
            <text:p>0,00</text:p>
          </table:table-cell>
          <table:table-cell office:value-type="float" office:value="0" table:formula="of:=[.E9]*[.E23]*[Pressupostos.D$11]" table:style-name="ce24">
            <text:p>0,00</text:p>
          </table:table-cell>
          <table:table-cell office:value-type="float" office:value="0" table:formula="of:=[.F9]*[.F23]*[Pressupostos.E$11]" table:style-name="ce24">
            <text:p>0,00</text:p>
          </table:table-cell>
          <table:table-cell office:value-type="float" office:value="0" table:formula="of:=[.G9]*[.G23]*[Pressupostos.F$11]" table:style-name="ce24">
            <text:p>0,00</text:p>
          </table:table-cell>
          <table:table-cell office:value-type="float" office:value="0" table:formula="of:=[.H9]*[.H23]*[Pressupostos.G$11]" table:style-name="ce24">
            <text:p>0,00</text:p>
          </table:table-cell>
          <table:table-cell table:style-name="ce1"/>
          <table:table-cell office:value-type="string" table:style-name="ce1">
            <text:p>23,75% sobre o salário bruto</text:p>
          </table:table-cell>
          <table:table-cell table:number-columns-repeated="16374"/>
        </table:table-row>
        <table:table-row table:style-name="ro1">
          <table:table-cell office:value-type="string" office:string-value="Técnico" table:formula="of:=[.A24]" table:style-name="ce1">
            <text:p>Técnico</text:p>
          </table:table-cell>
          <table:table-cell table:style-name="ce1"/>
          <table:table-cell office:value-type="float" office:value="0" table:formula="of:=[.C10]*[.C24]*[Pressupostos.B$11]" table:style-name="ce24">
            <text:p>0,00</text:p>
          </table:table-cell>
          <table:table-cell office:value-type="float" office:value="0" table:formula="of:=[.D10]*[.D24]*[Pressupostos.C$11]" table:style-name="ce24">
            <text:p>0,00</text:p>
          </table:table-cell>
          <table:table-cell office:value-type="float" office:value="0" table:formula="of:=[.E10]*[.E24]*[Pressupostos.D$11]" table:style-name="ce24">
            <text:p>0,00</text:p>
          </table:table-cell>
          <table:table-cell office:value-type="float" office:value="0" table:formula="of:=[.F10]*[.F24]*[Pressupostos.E$11]" table:style-name="ce24">
            <text:p>0,00</text:p>
          </table:table-cell>
          <table:table-cell office:value-type="float" office:value="0" table:formula="of:=[.G10]*[.G24]*[Pressupostos.F$11]" table:style-name="ce24">
            <text:p>0,00</text:p>
          </table:table-cell>
          <table:table-cell office:value-type="float" office:value="0" table:formula="of:=[.H10]*[.H24]*[Pressupostos.G$11]" table:style-name="ce24">
            <text:p>0,00</text:p>
          </table:table-cell>
          <table:table-cell table:style-name="ce1"/>
          <table:table-cell office:value-type="string" table:style-name="ce1">
            <text:p>23,75% sobre o salário bruto</text:p>
          </table:table-cell>
          <table:table-cell table:number-columns-repeated="16374"/>
        </table:table-row>
        <table:table-row table:style-name="ro1">
          <table:table-cell office:value-type="string" office:string-value="Técnico" table:formula="of:=[.A25]" table:style-name="ce1">
            <text:p>Técnico</text:p>
          </table:table-cell>
          <table:table-cell table:style-name="ce1"/>
          <table:table-cell office:value-type="float" office:value="0" table:formula="of:=[.C11]*[.C25]*[Pressupostos.B$11]" table:style-name="ce24">
            <text:p>0,00</text:p>
          </table:table-cell>
          <table:table-cell office:value-type="float" office:value="0" table:formula="of:=[.D11]*[.D25]*[Pressupostos.C$11]" table:style-name="ce24">
            <text:p>0,00</text:p>
          </table:table-cell>
          <table:table-cell office:value-type="float" office:value="0" table:formula="of:=[.E11]*[.E25]*[Pressupostos.D$11]" table:style-name="ce24">
            <text:p>0,00</text:p>
          </table:table-cell>
          <table:table-cell office:value-type="float" office:value="0" table:formula="of:=[.F11]*[.F25]*[Pressupostos.E$11]" table:style-name="ce24">
            <text:p>0,00</text:p>
          </table:table-cell>
          <table:table-cell office:value-type="float" office:value="0" table:formula="of:=[.G11]*[.G25]*[Pressupostos.F$11]" table:style-name="ce24">
            <text:p>0,00</text:p>
          </table:table-cell>
          <table:table-cell office:value-type="float" office:value="0" table:formula="of:=[.H11]*[.H25]*[Pressupostos.G$11]" table:style-name="ce24">
            <text:p>0,00</text:p>
          </table:table-cell>
          <table:table-cell table:style-name="ce1"/>
          <table:table-cell office:value-type="string" table:style-name="ce1">
            <text:p>23,75% sobre o salário bruto</text:p>
          </table:table-cell>
          <table:table-cell table:number-columns-repeated="16374"/>
        </table:table-row>
        <table:table-row table:style-name="ro1">
          <table:table-cell office:value-type="string" office:string-value="Técnico" table:formula="of:=[.A26]" table:style-name="ce1">
            <text:p>Técnico</text:p>
          </table:table-cell>
          <table:table-cell table:style-name="ce1"/>
          <table:table-cell office:value-type="float" office:value="0" table:formula="of:=[.C12]*[.C26]*[Pressupostos.B$11]" table:style-name="ce24">
            <text:p>0,00</text:p>
          </table:table-cell>
          <table:table-cell office:value-type="float" office:value="0" table:formula="of:=[.D12]*[.D26]*[Pressupostos.C$11]" table:style-name="ce24">
            <text:p>0,00</text:p>
          </table:table-cell>
          <table:table-cell office:value-type="float" office:value="0" table:formula="of:=[.E12]*[.E26]*[Pressupostos.D$11]" table:style-name="ce24">
            <text:p>0,00</text:p>
          </table:table-cell>
          <table:table-cell office:value-type="float" office:value="0" table:formula="of:=[.F12]*[.F26]*[Pressupostos.E$11]" table:style-name="ce24">
            <text:p>0,00</text:p>
          </table:table-cell>
          <table:table-cell office:value-type="float" office:value="0" table:formula="of:=[.G12]*[.G26]*[Pressupostos.F$11]" table:style-name="ce24">
            <text:p>0,00</text:p>
          </table:table-cell>
          <table:table-cell office:value-type="float" office:value="0" table:formula="of:=[.H12]*[.H26]*[Pressupostos.G$11]" table:style-name="ce24">
            <text:p>0,00</text:p>
          </table:table-cell>
          <table:table-cell table:style-name="ce1"/>
          <table:table-cell office:value-type="string" table:style-name="ce1">
            <text:p>23,75% sobre o salário bruto</text:p>
          </table:table-cell>
          <table:table-cell table:number-columns-repeated="16374"/>
        </table:table-row>
        <table:table-row table:style-name="ro1">
          <table:table-cell office:value-type="string" office:string-value="Técnico" table:formula="of:=[.A27]" table:style-name="ce1">
            <text:p>Técnico</text:p>
          </table:table-cell>
          <table:table-cell table:style-name="ce1"/>
          <table:table-cell office:value-type="float" office:value="0" table:formula="of:=[.C13]*[.C27]*[Pressupostos.B$11]" table:style-name="ce24">
            <text:p>0,00</text:p>
          </table:table-cell>
          <table:table-cell office:value-type="float" office:value="0" table:formula="of:=[.D13]*[.D27]*[Pressupostos.C$11]" table:style-name="ce24">
            <text:p>0,00</text:p>
          </table:table-cell>
          <table:table-cell office:value-type="float" office:value="0" table:formula="of:=[.E13]*[.E27]*[Pressupostos.D$11]" table:style-name="ce24">
            <text:p>0,00</text:p>
          </table:table-cell>
          <table:table-cell office:value-type="float" office:value="0" table:formula="of:=[.F13]*[.F27]*[Pressupostos.E$11]" table:style-name="ce24">
            <text:p>0,00</text:p>
          </table:table-cell>
          <table:table-cell office:value-type="float" office:value="0" table:formula="of:=[.G13]*[.G27]*[Pressupostos.F$11]" table:style-name="ce24">
            <text:p>0,00</text:p>
          </table:table-cell>
          <table:table-cell office:value-type="float" office:value="0" table:formula="of:=[.H13]*[.H27]*[Pressupostos.G$11]" table:style-name="ce24">
            <text:p>0,00</text:p>
          </table:table-cell>
          <table:table-cell table:style-name="ce1"/>
          <table:table-cell office:value-type="string" table:style-name="ce1">
            <text:p>23,75% sobre o salário bruto</text:p>
          </table:table-cell>
          <table:table-cell table:number-columns-repeated="16374"/>
        </table:table-row>
        <table:table-row table:style-name="ro1">
          <table:table-cell office:value-type="string" office:string-value="Técnico" table:formula="of:=[.A28]" table:style-name="ce1">
            <text:p>Técnico</text:p>
          </table:table-cell>
          <table:table-cell table:style-name="ce1"/>
          <table:table-cell office:value-type="float" office:value="0" table:formula="of:=[.C14]*[.C28]*[Pressupostos.B$11]" table:style-name="ce24">
            <text:p>0,00</text:p>
          </table:table-cell>
          <table:table-cell office:value-type="float" office:value="0" table:formula="of:=[.D14]*[.D28]*[Pressupostos.C$11]" table:style-name="ce24">
            <text:p>0,00</text:p>
          </table:table-cell>
          <table:table-cell office:value-type="float" office:value="0" table:formula="of:=[.E14]*[.E28]*[Pressupostos.D$11]" table:style-name="ce24">
            <text:p>0,00</text:p>
          </table:table-cell>
          <table:table-cell office:value-type="float" office:value="0" table:formula="of:=[.F14]*[.F28]*[Pressupostos.E$11]" table:style-name="ce24">
            <text:p>0,00</text:p>
          </table:table-cell>
          <table:table-cell office:value-type="float" office:value="0" table:formula="of:=[.G14]*[.G28]*[Pressupostos.F$11]" table:style-name="ce24">
            <text:p>0,00</text:p>
          </table:table-cell>
          <table:table-cell office:value-type="float" office:value="0" table:formula="of:=[.H14]*[.H28]*[Pressupostos.G$11]" table:style-name="ce24">
            <text:p>0,00</text:p>
          </table:table-cell>
          <table:table-cell table:style-name="ce1"/>
          <table:table-cell office:value-type="string" table:style-name="ce1">
            <text:p>23,75% sobre o salário bruto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ubsídio de refeição</text:p>
          </table:table-cell>
          <table:table-cell table:style-name="ce1"/>
          <table:table-cell office:value-type="float" office:value="5539.38" table:formula="of:=SUM([.C3:.C14])*11*7.63*22" table:style-name="ce24">
            <text:p>5 539,38</text:p>
          </table:table-cell>
          <table:table-cell office:value-type="float" office:value="9232.2999999999993" table:formula="of:=SUM([.D3:.D14])*11*7.63*22" table:style-name="ce24">
            <text:p>9 232,30</text:p>
          </table:table-cell>
          <table:table-cell office:value-type="float" office:value="12925.22" table:formula="of:=SUM([.E3:.E14])*11*7.63*22" table:style-name="ce24">
            <text:p>12 925,22</text:p>
          </table:table-cell>
          <table:table-cell office:value-type="float" office:value="16618.14" table:formula="of:=SUM([.F3:.F14])*11*7.63*22" table:style-name="ce24">
            <text:p>16 618,14</text:p>
          </table:table-cell>
          <table:table-cell office:value-type="float" office:value="20311.060000000001" table:formula="of:=SUM([.G3:.G14])*11*7.63*22" table:style-name="ce24">
            <text:p>20 311,06</text:p>
          </table:table-cell>
          <table:table-cell office:value-type="float" office:value="20311.060000000001" table:formula="of:=SUM([.H3:.H14])*11*7.63*22" table:style-name="ce24">
            <text:p>20 311,06</text:p>
          </table:table-cell>
          <table:table-cell table:style-name="ce1"/>
          <table:table-cell office:value-type="string" table:style-name="ce1">
            <text:p>7,63€ através de vales de refeiçã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eguro acid. Trabalho</text:p>
          </table:table-cell>
          <table:table-cell table:style-name="ce1"/>
          <table:table-cell office:value-type="float" office:value="546" table:formula="of:=[.C48]*0.01" table:style-name="ce24">
            <text:p>546,00</text:p>
          </table:table-cell>
          <table:table-cell office:value-type="float" office:value="890.12" table:formula="of:=[.D48]*0.01" table:style-name="ce24">
            <text:p>890,12</text:p>
          </table:table-cell>
          <table:table-cell office:value-type="float" office:value="1344.8904" table:formula="of:=[.E48]*0.01" table:style-name="ce24">
            <text:p>1 344,89</text:p>
          </table:table-cell>
          <table:table-cell office:value-type="float" office:value="1817.495568" table:formula="of:=[.F48]*0.01" table:style-name="ce24">
            <text:p>1 817,50</text:p>
          </table:table-cell>
          <table:table-cell office:value-type="float" office:value="2308.4669865599999" table:formula="of:=[.G48]*0.01" table:style-name="ce24">
            <text:p>2 308,47</text:p>
          </table:table-cell>
          <table:table-cell office:value-type="float" office:value="2354.6363262912005" table:formula="of:=[.H48]*0.01" table:style-name="ce24">
            <text:p>2 354,64</text:p>
          </table:table-cell>
          <table:table-cell table:style-name="ce1"/>
          <table:table-cell office:value-type="string" table:style-name="ce1">
            <text:p>1% sobre a massa salarial total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 VENCIMENTOS</text:p>
          </table:table-cell>
          <table:table-cell table:style-name="ce1"/>
          <table:table-cell office:value-type="float" office:value="54600" table:formula="of:=SUMPRODUCT([.C3:.C14];[.C17:.C28])*14" table:style-name="ce24">
            <text:p>54 600,00</text:p>
          </table:table-cell>
          <table:table-cell office:value-type="float" office:value="89012" table:formula="of:=SUMPRODUCT([.D3:.D14];[.D17:.D28])*14" table:style-name="ce24">
            <text:p>89 012,00</text:p>
          </table:table-cell>
          <table:table-cell office:value-type="float" office:value="134489.04" table:formula="of:=SUMPRODUCT([.E3:.E14];[.E17:.E28])*14" table:style-name="ce24">
            <text:p>134 489,04</text:p>
          </table:table-cell>
          <table:table-cell office:value-type="float" office:value="181749.55679999999" table:formula="of:=SUMPRODUCT([.F3:.F14];[.F17:.F28])*14" table:style-name="ce24">
            <text:p>181 749,56</text:p>
          </table:table-cell>
          <table:table-cell office:value-type="float" office:value="230846.69865599999" table:formula="of:=SUMPRODUCT([.G3:.G14];[.G17:.G28])*14" table:style-name="ce24">
            <text:p>230 846,70</text:p>
          </table:table-cell>
          <table:table-cell office:value-type="float" office:value="235463.63262912002" table:formula="of:=SUMPRODUCT([.H3:.H14];[.H17:.H28])*14" table:style-name="ce24">
            <text:p>235 463,6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OTAL TSU</text:p>
          </table:table-cell>
          <table:table-cell table:style-name="ce1"/>
          <table:table-cell office:value-type="float" office:value="12967.5" table:formula="of:=SUM([.C31:.C42])*14" table:style-name="ce24">
            <text:p>12 967,50</text:p>
          </table:table-cell>
          <table:table-cell office:value-type="float" office:value="21140.350000000002" table:formula="of:=SUM([.D31:.D42])*14" table:style-name="ce24">
            <text:p>21 140,35</text:p>
          </table:table-cell>
          <table:table-cell office:value-type="float" office:value="31941.146999999997" table:formula="of:=SUM([.E31:.E42])*14" table:style-name="ce24">
            <text:p>31 941,15</text:p>
          </table:table-cell>
          <table:table-cell office:value-type="float" office:value="43165.519739999996" table:formula="of:=SUM([.F31:.F42])*14" table:style-name="ce24">
            <text:p>43 165,52</text:p>
          </table:table-cell>
          <table:table-cell office:value-type="float" office:value="54826.090930799997" table:formula="of:=SUM([.G31:.G42])*14" table:style-name="ce24">
            <text:p>54 826,09</text:p>
          </table:table-cell>
          <table:table-cell office:value-type="float" office:value="55922.612749415995" table:formula="of:=SUM([.H31:.H42])*14" table:style-name="ce24">
            <text:p>55 922,61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GRAND TOTAL</text:p>
          </table:table-cell>
          <table:table-cell table:style-name="ce9"/>
          <table:table-cell office:value-type="float" office:value="73652.88" table:formula="of:=SUM([.C45:.C49])" table:style-name="ce25">
            <text:p>73 652,88</text:p>
          </table:table-cell>
          <table:table-cell office:value-type="float" office:value="120274.77" table:formula="of:=SUM([.D45:.D49])" table:style-name="ce25">
            <text:p>120 274,77</text:p>
          </table:table-cell>
          <table:table-cell office:value-type="float" office:value="180700.29740000001" table:formula="of:=SUM([.E45:.E49])" table:style-name="ce25">
            <text:p>180 700,30</text:p>
          </table:table-cell>
          <table:table-cell office:value-type="float" office:value="243350.71210799998" table:formula="of:=SUM([.F45:.F49])" table:style-name="ce25">
            <text:p>243 350,71</text:p>
          </table:table-cell>
          <table:table-cell office:value-type="float" office:value="308292.31657336" table:formula="of:=SUM([.G45:.G49])" table:style-name="ce25">
            <text:p>308 292,32</text:p>
          </table:table-cell>
          <table:table-cell office:value-type="float" office:value="314051.94170482719" table:formula="of:=SUM([.H45:.H49])" table:style-name="ce25">
            <text:p>314 051,94</text:p>
          </table:table-cell>
          <table:table-cell table:number-columns-repeated="16376"/>
        </table:table-row>
        <table:table-row table:number-rows-repeated="1048526" table:style-name="ro1">
          <table:table-cell table:number-columns-repeated="16384"/>
        </table:table-row>
      </table:table>
      <table:table table:name="Corporate_Income_Tax" table:style-name="ta2">
        <table:table-column table:style-name="co2" table:number-columns-repeated="1024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1">
            <text:p>EBT</text:p>
          </table:table-cell>
          <table:table-cell table:style-name="ce1"/>
          <table:table-cell office:value-type="float" office:value="0" table:formula="of:=[Financials.C34]" table:style-name="ce8">
            <text:p>0</text:p>
          </table:table-cell>
          <table:table-cell office:value-type="float" office:value="0" table:formula="of:=[Financials.D34]" table:style-name="ce8">
            <text:p>0</text:p>
          </table:table-cell>
          <table:table-cell office:value-type="float" office:value="0" table:formula="of:=[Financials.E34]" table:style-name="ce8">
            <text:p>0</text:p>
          </table:table-cell>
          <table:table-cell office:value-type="float" office:value="0" table:formula="of:=[Financials.F34]" table:style-name="ce8">
            <text:p>0</text:p>
          </table:table-cell>
          <table:table-cell office:value-type="float" office:value="0" table:formula="of:=[Financials.G34]" table:style-name="ce8">
            <text:p>0</text:p>
          </table:table-cell>
          <table:table-cell office:value-type="float" office:value="0" table:formula="of:=[Financials.H34]" table:style-name="ce8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x Credit</text:p>
          </table:table-cell>
          <table:table-cell table:style-name="ce1"/>
          <table:table-cell office:value-type="float" office:value="32779.880000000005" table:formula="of:=IF(SUM([.$C$1:.C1])&lt;0;-SUM([.$C$1:.C1]);0)" table:style-name="ce8">
            <text:p>32 780</text:p>
          </table:table-cell>
          <table:table-cell office:value-type="float" office:value="61839.011000000057" table:formula="of:=IF(SUM([.$C$1:.D1])&lt;0;-SUM([.$C$1:.D1]);0)" table:style-name="ce8">
            <text:p>61 839</text:p>
          </table:table-cell>
          <table:table-cell office:value-type="float" office:value="93035.145853000111" table:formula="of:=IF(SUM([.$C$1:.E1])&lt;0;-SUM([.$C$1:.E1]);0)" table:style-name="ce8">
            <text:p>93 035</text:p>
          </table:table-cell>
          <table:table-cell office:value-type="float" office:value="145648.980013369" table:formula="of:=IF(SUM([.$C$1:.F1])&lt;0;-SUM([.$C$1:.F1]);0)" table:style-name="ce8">
            <text:p>145 649</text:p>
          </table:table-cell>
          <table:table-cell office:value-type="float" office:value="121250.50309975783" table:formula="of:=IF(SUM([.$C$1:.G1])&lt;0;-SUM([.$C$1:.G1]);0)" table:style-name="ce8">
            <text:p>121 251</text:p>
          </table:table-cell>
          <table:table-cell office:value-type="float" office:value="0" table:formula="of:=IF(SUM([.$C$1:.H1])&lt;0;-SUM([.$C$1:.H1]);0)" table:style-name="ce8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X</text:p>
          </table:table-cell>
          <table:table-cell table:style-name="ce1"/>
          <table:table-cell office:value-type="float" office:value="0" table:formula="of:=IF([.C1]&lt;0;0;IF(-[.B2]&gt;[.C1];0;([.C1]-[.B2])*[Pressupostos.B8]))" table:style-name="ce8">
            <text:p>0</text:p>
          </table:table-cell>
          <table:table-cell office:value-type="float" office:value="0" table:formula="of:=IF([.D1]&lt;0;0;IF(-[.C2]&gt;[.D1];0;([.D1]-[.C2])*[Pressupostos.C8]))" table:style-name="ce8">
            <text:p>0</text:p>
          </table:table-cell>
          <table:table-cell office:value-type="float" office:value="0" table:formula="of:=IF([.E1]&lt;0;0;IF(-[.D2]&gt;[.E1];0;([.E1]-[.D2])*[Pressupostos.D8]))" table:style-name="ce8">
            <text:p>0</text:p>
          </table:table-cell>
          <table:table-cell office:value-type="float" office:value="0" table:formula="of:=IF([.F1]&lt;0;0;IF(-[.E2]&gt;[.F1];0;([.F1]-[.E2])*[Pressupostos.E8]))" table:style-name="ce8">
            <text:p>0</text:p>
          </table:table-cell>
          <table:table-cell office:value-type="float" office:value="0" table:formula="of:=IF([.G1]&lt;0;0;IF(-[.F2]&gt;[.G1];0;([.G1]-[.F2])*[Pressupostos.F8]))" table:style-name="ce8">
            <text:p>0</text:p>
          </table:table-cell>
          <table:table-cell office:value-type="float" office:value="0" table:formula="of:=IF([.H1]&lt;0;0;IF(-[.G2]&gt;[.H1];0;([.H1]-[.G2])*[Pressupostos.G8]))" table:style-name="ce8">
            <text:p>0</text:p>
          </table:table-cell>
          <table:table-cell table:number-columns-repeated="16376"/>
        </table:table-row>
        <table:table-row table:number-rows-repeated="2" table:style-name="ro1">
          <table:table-cell table:number-columns-repeated="3" table:style-name="ce1"/>
          <table:table-cell table:number-columns-repeated="5" table:style-name="ce8"/>
          <table:table-cell table:number-columns-repeated="16376"/>
        </table:table-row>
        <table:table-row table:number-rows-repeated="1048571" table:style-name="ro1">
          <table:table-cell table:number-columns-repeated="16384"/>
        </table:table-row>
      </table:table>
      <table:table table:name="Financials" table:style-name="ta1">
        <table:table-column table:style-name="co16" table:default-cell-style-name="ce32"/>
        <table:table-column table:style-name="co17" table:default-cell-style-name="ce32"/>
        <table:table-column table:style-name="co5" table:default-cell-style-name="ce32"/>
        <table:table-column table:style-name="co9" table:number-columns-repeated="254" table:default-cell-style-name="ce32"/>
        <table:table-column table:style-name="co9" table:number-columns-repeated="767" table:default-cell-style-name="ce1"/>
        <table:table-column table:style-name="co3" table:number-columns-repeated="15360" table:default-cell-style-name="ce1"/>
        <table:table-row table:style-name="ro5">
          <table:table-cell table:number-columns-repeated="2" table:style-name="ce32"/>
          <table:table-cell office:value-type="float" office:value="0" table:formula="of:=[Pressupostos.B1]" table:style-name="ce33">
            <text:p>0</text:p>
          </table:table-cell>
          <table:table-cell office:value-type="float" office:value="0" table:formula="of:=[Pressupostos.C1]" table:style-name="ce33">
            <text:p>0</text:p>
          </table:table-cell>
          <table:table-cell office:value-type="float" office:value="0" table:formula="of:=[Pressupostos.D1]" table:style-name="ce33">
            <text:p>0</text:p>
          </table:table-cell>
          <table:table-cell office:value-type="float" office:value="0" table:formula="of:=[Pressupostos.E1]" table:style-name="ce33">
            <text:p>0</text:p>
          </table:table-cell>
          <table:table-cell office:value-type="float" office:value="0" table:formula="of:=[Pressupostos.F1]" table:style-name="ce33">
            <text:p>0</text:p>
          </table:table-cell>
          <table:table-cell office:value-type="float" office:value="0" table:formula="of:=[Pressupostos.G1]" table:style-name="ce33">
            <text:p>0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4">
            <text:p>BALANÇO</text:p>
          </table:table-cell>
          <table:table-cell table:number-columns-repeated="256" table:style-name="ce32"/>
          <table:table-cell table:number-columns-repeated="16127"/>
        </table:table-row>
        <table:table-row table:style-name="ro5">
          <table:table-cell office:value-type="string" table:style-name="ce32">
            <text:p>Ativos Fixos</text:p>
          </table:table-cell>
          <table:table-cell table:style-name="ce32"/>
          <table:table-cell office:value-type="float" office:value="0" table:formula="of:=[Investimentos_e_Depreciações.C125]" table:style-name="ce35">
            <text:p>0</text:p>
          </table:table-cell>
          <table:table-cell office:value-type="float" office:value="0" table:formula="of:=[Investimentos_e_Depreciações.D125]" table:style-name="ce35">
            <text:p>0</text:p>
          </table:table-cell>
          <table:table-cell office:value-type="float" office:value="0" table:formula="of:=[Investimentos_e_Depreciações.E125]" table:style-name="ce35">
            <text:p>0</text:p>
          </table:table-cell>
          <table:table-cell office:value-type="float" office:value="0" table:formula="of:=[Investimentos_e_Depreciações.F125]" table:style-name="ce35">
            <text:p>0</text:p>
          </table:table-cell>
          <table:table-cell office:value-type="float" office:value="0" table:formula="of:=[Investimentos_e_Depreciações.G125]" table:style-name="ce35">
            <text:p>0</text:p>
          </table:table-cell>
          <table:table-cell office:value-type="float" office:value="0" table:formula="of:=[Investimentos_e_Depreciações.H125]" table:style-name="ce35">
            <text:p>0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2">
            <text:p>Clientes</text:p>
          </table:table-cell>
          <table:table-cell table:style-name="ce32"/>
          <table:table-cell office:value-type="float" office:value="0" table:formula="of:=[Pressupostos.B3]/365*[Vendas.B19]" table:style-name="ce35">
            <text:p>0</text:p>
          </table:table-cell>
          <table:table-cell office:value-type="float" office:value="0" table:formula="of:=[Pressupostos.C3]/365*[Vendas.C19]" table:style-name="ce35">
            <text:p>0</text:p>
          </table:table-cell>
          <table:table-cell office:value-type="float" office:value="0" table:formula="of:=[Pressupostos.D3]/365*[Vendas.D19]" table:style-name="ce35">
            <text:p>0</text:p>
          </table:table-cell>
          <table:table-cell office:value-type="float" office:value="0" table:formula="of:=[Pressupostos.E3]/365*[Vendas.E19]" table:style-name="ce35">
            <text:p>0</text:p>
          </table:table-cell>
          <table:table-cell office:value-type="float" office:value="0" table:formula="of:=[Pressupostos.F3]/365*[Vendas.F19]" table:style-name="ce35">
            <text:p>0</text:p>
          </table:table-cell>
          <table:table-cell office:value-type="float" office:value="0" table:formula="of:=[Pressupostos.G3]/365*[Vendas.G19]" table:style-name="ce35">
            <text:p>0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2">
            <text:p>Inventários</text:p>
          </table:table-cell>
          <table:table-cell table:style-name="ce32"/>
          <table:table-cell office:value-type="float" office:value="0" table:formula="of:=([Pressupostos.B5]+[Pressupostos.B6])/365*[CMVMC.B21]" table:style-name="ce35">
            <text:p>0</text:p>
          </table:table-cell>
          <table:table-cell office:value-type="float" office:value="0" table:formula="of:=([Pressupostos.C5]+[Pressupostos.C6])/365*[CMVMC.C21]" table:style-name="ce35">
            <text:p>0</text:p>
          </table:table-cell>
          <table:table-cell office:value-type="float" office:value="0" table:formula="of:=([Pressupostos.D5]+[Pressupostos.D6])/365*[CMVMC.D21]" table:style-name="ce35">
            <text:p>0</text:p>
          </table:table-cell>
          <table:table-cell office:value-type="float" office:value="0" table:formula="of:=([Pressupostos.E5]+[Pressupostos.E6])/365*[CMVMC.E21]" table:style-name="ce35">
            <text:p>0</text:p>
          </table:table-cell>
          <table:table-cell office:value-type="float" office:value="0" table:formula="of:=([Pressupostos.F5]+[Pressupostos.F6])/365*[CMVMC.F21]" table:style-name="ce35">
            <text:p>0</text:p>
          </table:table-cell>
          <table:table-cell office:value-type="float" office:value="0" table:formula="of:=([Pressupostos.G5]+[Pressupostos.G6])/365*[CMVMC.G21]" table:style-name="ce35">
            <text:p>0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2">
            <text:p>Estado</text:p>
          </table:table-cell>
          <table:table-cell table:style-name="ce32"/>
          <table:table-cell office:value-type="float" office:value="0" table:formula="of:=IF([.C24]/12*[Pressupostos.B9]-([Financials.C25]+[Financials.C27])/12*[Pressupostos.B10]&lt;0;-([.C24]/12*[Pressupostos.B9]-([Financials.C25]+[Financials.C27])/12*[Pressupostos.B10]);0)" table:style-name="ce35">
            <text:p>0</text:p>
          </table:table-cell>
          <table:table-cell office:value-type="float" office:value="0" table:formula="of:=IF([.D24]/12*[Pressupostos.C9]-([Financials.D25]+[Financials.D27])/12*[Pressupostos.C10]&lt;0;-([.D24]/12*[Pressupostos.C9]-([Financials.D25]+[Financials.D27])/12*[Pressupostos.C10]);0)" table:style-name="ce35">
            <text:p>0</text:p>
          </table:table-cell>
          <table:table-cell office:value-type="float" office:value="0" table:formula="of:=IF([.E24]/12*[Pressupostos.D9]-([Financials.E25]+[Financials.E27])/12*[Pressupostos.D10]&lt;0;-([.E24]/12*[Pressupostos.D9]-([Financials.E25]+[Financials.E27])/12*[Pressupostos.D10]);0)" table:style-name="ce35">
            <text:p>0</text:p>
          </table:table-cell>
          <table:table-cell office:value-type="float" office:value="0" table:formula="of:=IF([.F24]/12*[Pressupostos.E9]-([Financials.F25]+[Financials.F27])/12*[Pressupostos.E10]&lt;0;-([.F24]/12*[Pressupostos.E9]-([Financials.F25]+[Financials.F27])/12*[Pressupostos.E10]);0)" table:style-name="ce35">
            <text:p>0</text:p>
          </table:table-cell>
          <table:table-cell office:value-type="float" office:value="0" table:formula="of:=IF([.G24]/12*[Pressupostos.F9]-([Financials.G25]+[Financials.G27])/12*[Pressupostos.F10]&lt;0;-([.G24]/12*[Pressupostos.F9]-([Financials.G25]+[Financials.G27])/12*[Pressupostos.F10]);0)" table:style-name="ce35">
            <text:p>0</text:p>
          </table:table-cell>
          <table:table-cell office:value-type="float" office:value="0" table:formula="of:=IF([.H24]/12*[Pressupostos.G9]-([Financials.H25]+[Financials.H27])/12*[Pressupostos.G10]&lt;0;-([.H24]/12*[Pressupostos.G9]-([Financials.H25]+[Financials.H27])/12*[Pressupostos.G10]);0)" table:style-name="ce35">
            <text:p>0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2">
            <text:p>Caixa &amp; Bancos</text:p>
          </table:table-cell>
          <table:table-cell table:style-name="ce32"/>
          <table:table-cell office:value-type="float" office:value="0" table:formula="of:=IF([Funding.C8]&gt;0;[Funding.C8];0)" table:style-name="ce35">
            <text:p>0</text:p>
          </table:table-cell>
          <table:table-cell office:value-type="float" office:value="0" table:formula="of:=IF([Funding.D8]&gt;0;[Funding.D8];0)" table:style-name="ce35">
            <text:p>0</text:p>
          </table:table-cell>
          <table:table-cell office:value-type="float" office:value="0" table:formula="of:=IF([Funding.E8]&gt;0;[Funding.E8];0)" table:style-name="ce35">
            <text:p>0</text:p>
          </table:table-cell>
          <table:table-cell office:value-type="float" office:value="0" table:formula="of:=IF([Funding.F8]&gt;0;[Funding.F8];0)" table:style-name="ce35">
            <text:p>0</text:p>
          </table:table-cell>
          <table:table-cell office:value-type="float" office:value="0" table:formula="of:=IF([Funding.G8]&gt;0;[Funding.G8];0)" table:style-name="ce35">
            <text:p>0</text:p>
          </table:table-cell>
          <table:table-cell office:value-type="float" office:value="0" table:formula="of:=IF([Funding.H8]&gt;0;[Funding.H8];0)" table:style-name="ce35">
            <text:p>0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4">
            <text:p>ATIVOS TOTAIS</text:p>
          </table:table-cell>
          <table:table-cell table:style-name="ce34"/>
          <table:table-cell office:value-type="float" office:value="16027.397260273972" table:formula="of:=SUM([.C3:.C7])" table:style-name="ce36">
            <text:p>16 027</text:p>
          </table:table-cell>
          <table:table-cell office:value-type="float" office:value="29489.178082191778" table:formula="of:=SUM([.D3:.D7])" table:style-name="ce36">
            <text:p>29 489</text:p>
          </table:table-cell>
          <table:table-cell office:value-type="float" office:value="43569.600410958905" table:formula="of:=SUM([.E3:.E7])" table:style-name="ce36">
            <text:p>43 570</text:p>
          </table:table-cell>
          <table:table-cell office:value-type="float" office:value="58303.003747808223" table:formula="of:=SUM([.F3:.F7])" table:style-name="ce36">
            <text:p>58 303</text:p>
          </table:table-cell>
          <table:table-cell office:value-type="float" office:value="87072.499034535198" table:formula="of:=SUM([.G3:.G7])" table:style-name="ce36">
            <text:p>87 072</text:p>
          </table:table-cell>
          <table:table-cell office:value-type="float" office:value="117109.1919862495" table:formula="of:=SUM([.H3:.H7])" table:style-name="ce36">
            <text:p>117 109</text:p>
          </table:table-cell>
          <table:table-cell table:number-columns-repeated="3" table:style-name="ce34"/>
          <table:table-cell table:number-columns-repeated="1637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2">
            <text:p>Capital Social</text:p>
          </table:table-cell>
          <table:table-cell table:style-name="ce32"/>
          <table:table-cell office:value-type="float" office:value="0" table:formula="of:=SUM([Funding.$C$5:.C5])" table:style-name="ce35">
            <text:p>0</text:p>
          </table:table-cell>
          <table:table-cell office:value-type="float" office:value="0" table:formula="of:=SUM([Funding.$C$5:.D5])" table:style-name="ce35">
            <text:p>0</text:p>
          </table:table-cell>
          <table:table-cell office:value-type="float" office:value="0" table:formula="of:=SUM([Funding.$C$5:.E5])" table:style-name="ce35">
            <text:p>0</text:p>
          </table:table-cell>
          <table:table-cell office:value-type="float" office:value="0" table:formula="of:=SUM([Funding.$C$5:.F5])" table:style-name="ce35">
            <text:p>0</text:p>
          </table:table-cell>
          <table:table-cell office:value-type="float" office:value="0" table:formula="of:=SUM([Funding.$C$5:.G5])" table:style-name="ce35">
            <text:p>0</text:p>
          </table:table-cell>
          <table:table-cell office:value-type="float" office:value="0" table:formula="of:=SUM([Funding.$C$5:.H5])" table:style-name="ce35">
            <text:p>0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2">
            <text:p>Resultados transitados</text:p>
          </table:table-cell>
          <table:table-cell table:style-name="ce32"/>
          <table:table-cell office:value-type="float" office:value="0" table:style-name="ce35">
            <text:p>0</text:p>
          </table:table-cell>
          <table:table-cell office:value-type="float" office:value="-32779.880000000005" table:formula="of:=[.C11]+[.C12]" table:style-name="ce35">
            <text:p>-32 780</text:p>
          </table:table-cell>
          <table:table-cell office:value-type="float" office:value="-61839.011000000057" table:formula="of:=[.D11]+[.D12]" table:style-name="ce35">
            <text:p>-61 839</text:p>
          </table:table-cell>
          <table:table-cell office:value-type="float" office:value="-93035.145853000111" table:formula="of:=[.E11]+[.E12]" table:style-name="ce35">
            <text:p>-93 035</text:p>
          </table:table-cell>
          <table:table-cell office:value-type="float" office:value="-145648.980013369" table:formula="of:=[.F11]+[.F12]" table:style-name="ce35">
            <text:p>-145 649</text:p>
          </table:table-cell>
          <table:table-cell office:value-type="float" office:value="-92756.634871314745" table:formula="of:=[.G11]+[.G12]" table:style-name="ce35">
            <text:p>-92 757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2">
            <text:p>Resultados líquidos</text:p>
          </table:table-cell>
          <table:table-cell table:style-name="ce32"/>
          <table:table-cell office:value-type="float" office:value="-32779.880000000005" table:formula="of:=[.C36]" table:style-name="ce35">
            <text:p>-32 780</text:p>
          </table:table-cell>
          <table:table-cell office:value-type="float" office:value="-29059.131000000052" table:formula="of:=[.D36]" table:style-name="ce35">
            <text:p>-29 059</text:p>
          </table:table-cell>
          <table:table-cell office:value-type="float" office:value="-31196.134853000054" table:formula="of:=[.E36]" table:style-name="ce35">
            <text:p>-31 196</text:p>
          </table:table-cell>
          <table:table-cell office:value-type="float" office:value="-52613.83416036889" table:formula="of:=[.F36]" table:style-name="ce35">
            <text:p>-52 614</text:p>
          </table:table-cell>
          <table:table-cell office:value-type="float" office:value="52892.345142054255" table:formula="of:=[.G36]" table:style-name="ce35">
            <text:p>52 892</text:p>
          </table:table-cell>
          <table:table-cell office:value-type="float" office:value="434760.71630122757" table:formula="of:=[.H36]" table:style-name="ce35">
            <text:p>434 761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4">
            <text:p>CAPITAL PRÓPRIO</text:p>
          </table:table-cell>
          <table:table-cell table:style-name="ce34"/>
          <table:table-cell office:value-type="float" office:value="-30779.880000000005" table:formula="of:=SUM([.C10:.C12])" table:style-name="ce36">
            <text:p>-30 780</text:p>
          </table:table-cell>
          <table:table-cell office:value-type="float" office:value="-57839.011000000057" table:formula="of:=SUM([.D10:.D12])" table:style-name="ce36">
            <text:p>-57 839</text:p>
          </table:table-cell>
          <table:table-cell office:value-type="float" office:value="-87035.145853000111" table:formula="of:=SUM([.E10:.E12])" table:style-name="ce36">
            <text:p>-87 035</text:p>
          </table:table-cell>
          <table:table-cell office:value-type="float" office:value="-137648.980013369" table:formula="of:=SUM([.F10:.F12])" table:style-name="ce36">
            <text:p>-137 649</text:p>
          </table:table-cell>
          <table:table-cell office:value-type="float" office:value="-82756.634871314745" table:formula="of:=SUM([.G10:.G12])" table:style-name="ce36">
            <text:p>-82 757</text:p>
          </table:table-cell>
          <table:table-cell office:value-type="float" office:value="354004.08142991283" table:formula="of:=SUM([.H10:.H12])" table:style-name="ce36">
            <text:p>354 004</text:p>
          </table:table-cell>
          <table:table-cell table:number-columns-repeated="2" table:style-name="ce34"/>
          <table:table-cell table:number-columns-repeated="247" table:style-name="ce32"/>
          <table:table-cell table:number-columns-repeated="16127"/>
        </table:table-row>
        <table:table-row table:style-name="ro5">
          <table:table-cell office:value-type="string" table:style-name="ce32">
            <text:p>Empréstimos de sócios/acionistas</text:p>
          </table:table-cell>
          <table:table-cell table:style-name="ce32"/>
          <table:table-cell office:value-type="float" office:value="0" table:formula="of:=SUM([Funding.$C$6:.C6])" table:style-name="ce35">
            <text:p>0</text:p>
          </table:table-cell>
          <table:table-cell office:value-type="float" office:value="0" table:formula="of:=SUM([Funding.$C$6:.D6])" table:style-name="ce35">
            <text:p>0</text:p>
          </table:table-cell>
          <table:table-cell office:value-type="float" office:value="0" table:formula="of:=SUM([Funding.$C$6:.E6])" table:style-name="ce35">
            <text:p>0</text:p>
          </table:table-cell>
          <table:table-cell office:value-type="float" office:value="0" table:formula="of:=SUM([Funding.$C$6:.F6])" table:style-name="ce35">
            <text:p>0</text:p>
          </table:table-cell>
          <table:table-cell office:value-type="float" office:value="0" table:formula="of:=SUM([Funding.$C$6:.G6])" table:style-name="ce35">
            <text:p>0</text:p>
          </table:table-cell>
          <table:table-cell office:value-type="float" office:value="0" table:formula="of:=SUM([Funding.$C$6:.H6])" table:style-name="ce35">
            <text:p>0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2">
            <text:p>Empréstimos de médio/longo prazo</text:p>
          </table:table-cell>
          <table:table-cell table:style-name="ce32"/>
          <table:table-cell office:value-type="float" office:value="0" table:formula="of:=[Funding.C29]" table:style-name="ce35">
            <text:p>0</text:p>
          </table:table-cell>
          <table:table-cell office:value-type="float" office:value="0" table:formula="of:=[Funding.D29]" table:style-name="ce35">
            <text:p>0</text:p>
          </table:table-cell>
          <table:table-cell office:value-type="float" office:value="0" table:formula="of:=[Funding.E29]" table:style-name="ce35">
            <text:p>0</text:p>
          </table:table-cell>
          <table:table-cell office:value-type="float" office:value="0" table:formula="of:=[Funding.F29]" table:style-name="ce35">
            <text:p>0</text:p>
          </table:table-cell>
          <table:table-cell office:value-type="float" office:value="0" table:formula="of:=[Funding.G29]" table:style-name="ce35">
            <text:p>0</text:p>
          </table:table-cell>
          <table:table-cell office:value-type="float" office:value="0" table:formula="of:=[Funding.H29]" table:style-name="ce35">
            <text:p>0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2">
            <text:p>Fornecedores</text:p>
          </table:table-cell>
          <table:table-cell table:style-name="ce32"/>
          <table:table-cell office:value-type="float" office:value="0" table:formula="of:=([CMVMC.B21]+[FSE.B38])*[Pressupostos.B4]/365" table:style-name="ce35">
            <text:p>0</text:p>
          </table:table-cell>
          <table:table-cell office:value-type="float" office:value="0" table:formula="of:=([CMVMC.C21]+[FSE.C38])*[Pressupostos.C4]/365" table:style-name="ce35">
            <text:p>0</text:p>
          </table:table-cell>
          <table:table-cell office:value-type="float" office:value="0" table:formula="of:=([CMVMC.D21]+[FSE.D38])*[Pressupostos.D4]/365" table:style-name="ce35">
            <text:p>0</text:p>
          </table:table-cell>
          <table:table-cell office:value-type="float" office:value="0" table:formula="of:=([CMVMC.E21]+[FSE.E38])*[Pressupostos.E4]/365" table:style-name="ce35">
            <text:p>0</text:p>
          </table:table-cell>
          <table:table-cell office:value-type="float" office:value="0" table:formula="of:=([CMVMC.F21]+[FSE.F38])*[Pressupostos.F4]/365" table:style-name="ce35">
            <text:p>0</text:p>
          </table:table-cell>
          <table:table-cell office:value-type="float" office:value="0" table:formula="of:=([CMVMC.G21]+[FSE.G38])*[Pressupostos.G4]/365" table:style-name="ce35">
            <text:p>0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2">
            <text:p>Estado</text:p>
          </table:table-cell>
          <table:table-cell table:style-name="ce32"/>
          <table:table-cell office:value-type="float" office:value="0" table:formula="of:=IF([.C24]/12*[Pressupostos.B9]-([Financials.C25]+[Financials.C27])/12*[Pressupostos.B10]&lt;0;0;[.C24]/12*[Pressupostos.B9]-([Financials.C25]+[Financials.C27])/12*[Pressupostos.B10])-[.C35]" table:style-name="ce35">
            <text:p>0</text:p>
          </table:table-cell>
          <table:table-cell office:value-type="float" office:value="0" table:formula="of:=IF([.D24]/12*[Pressupostos.C9]-([Financials.D25]+[Financials.D27])/12*[Pressupostos.C10]&lt;0;0;[.D24]/12*[Pressupostos.C9]-([Financials.D25]+[Financials.D27])/12*[Pressupostos.C10])-[.D35]" table:style-name="ce35">
            <text:p>0</text:p>
          </table:table-cell>
          <table:table-cell office:value-type="float" office:value="0" table:formula="of:=IF([.E24]/12*[Pressupostos.D9]-([Financials.E25]+[Financials.E27])/12*[Pressupostos.D10]&lt;0;0;[.E24]/12*[Pressupostos.D9]-([Financials.E25]+[Financials.E27])/12*[Pressupostos.D10])-[.E35]" table:style-name="ce35">
            <text:p>0</text:p>
          </table:table-cell>
          <table:table-cell office:value-type="float" office:value="0" table:formula="of:=IF([.F24]/12*[Pressupostos.E9]-([Financials.F25]+[Financials.F27])/12*[Pressupostos.E10]&lt;0;0;[.F24]/12*[Pressupostos.E9]-([Financials.F25]+[Financials.F27])/12*[Pressupostos.E10])-[.F35]" table:style-name="ce35">
            <text:p>0</text:p>
          </table:table-cell>
          <table:table-cell office:value-type="float" office:value="0" table:formula="of:=IF([.G24]/12*[Pressupostos.F9]-([Financials.G25]+[Financials.G27])/12*[Pressupostos.F10]&lt;0;0;[.G24]/12*[Pressupostos.F9]-([Financials.G25]+[Financials.G27])/12*[Pressupostos.F10])-[.G35]" table:style-name="ce35">
            <text:p>0</text:p>
          </table:table-cell>
          <table:table-cell office:value-type="float" office:value="0" table:formula="of:=IF([.H24]/12*[Pressupostos.G9]-([Financials.H25]+[Financials.H27])/12*[Pressupostos.G10]&lt;0;0;[.H24]/12*[Pressupostos.G9]-([Financials.H25]+[Financials.H27])/12*[Pressupostos.G10])-[.H35]" table:style-name="ce35">
            <text:p>0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2">
            <text:p>Empréstimos de curto prazo</text:p>
          </table:table-cell>
          <table:table-cell table:style-name="ce32"/>
          <table:table-cell office:value-type="float" office:value="0" table:formula="of:=IF([Funding.C8]&lt;0;-[Funding.C8];0)" table:style-name="ce35">
            <text:p>0</text:p>
          </table:table-cell>
          <table:table-cell office:value-type="float" office:value="0" table:formula="of:=IF([Funding.D8]&lt;0;-[Funding.D8];0)" table:style-name="ce35">
            <text:p>0</text:p>
          </table:table-cell>
          <table:table-cell office:value-type="float" office:value="0" table:formula="of:=IF([Funding.E8]&lt;0;-[Funding.E8];0)" table:style-name="ce35">
            <text:p>0</text:p>
          </table:table-cell>
          <table:table-cell office:value-type="float" office:value="0" table:formula="of:=IF([Funding.F8]&lt;0;-[Funding.F8];0)" table:style-name="ce35">
            <text:p>0</text:p>
          </table:table-cell>
          <table:table-cell office:value-type="float" office:value="0" table:formula="of:=IF([Funding.G8]&lt;0;-[Funding.G8];0)" table:style-name="ce35">
            <text:p>0</text:p>
          </table:table-cell>
          <table:table-cell office:value-type="float" office:value="0" table:formula="of:=IF([Funding.H8]&lt;0;-[Funding.H8];0)" table:style-name="ce35">
            <text:p>0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4">
            <text:p>PASSIVO TOTAL</text:p>
          </table:table-cell>
          <table:table-cell table:style-name="ce34"/>
          <table:table-cell office:value-type="float" office:value="21359.57343607306" table:formula="of:=SUM([.C14:.C18])" table:style-name="ce36">
            <text:p>21 360</text:p>
          </table:table-cell>
          <table:table-cell office:value-type="float" office:value="35997.127526472606" table:formula="of:=SUM([.D14:.D18])" table:style-name="ce36">
            <text:p>35 997</text:p>
          </table:table-cell>
          <table:table-cell office:value-type="float" office:value="50736.468127114014" table:formula="of:=SUM([.E14:.E18])" table:style-name="ce36">
            <text:p>50 736</text:p>
          </table:table-cell>
          <table:table-cell office:value-type="float" office:value="68162.083057041717" table:formula="of:=SUM([.F14:.F18])" table:style-name="ce36">
            <text:p>68 162</text:p>
          </table:table-cell>
          <table:table-cell office:value-type="float" office:value="67467.254562003174" table:formula="of:=SUM([.G14:.G18])" table:style-name="ce36">
            <text:p>67 467</text:p>
          </table:table-cell>
          <table:table-cell office:value-type="float" office:value="184374.65441930719" table:formula="of:=SUM([.H14:.H18])" table:style-name="ce36">
            <text:p>184 375</text:p>
          </table:table-cell>
          <table:table-cell table:number-columns-repeated="2" table:style-name="ce34"/>
          <table:table-cell table:number-columns-repeated="16374"/>
        </table:table-row>
        <table:table-row table:style-name="ro5">
          <table:table-cell office:value-type="string" table:style-name="ce34">
            <text:p>CAPITAL PRÓPRIO + PASSIVO</text:p>
          </table:table-cell>
          <table:table-cell table:style-name="ce34"/>
          <table:table-cell office:value-type="float" office:value="-9420.3065639269444" table:formula="of:=[.C19]+[.C13]" table:style-name="ce36">
            <text:p>-9 420</text:p>
          </table:table-cell>
          <table:table-cell office:value-type="float" office:value="-21841.88347352745" table:formula="of:=[.D19]+[.D13]" table:style-name="ce36">
            <text:p>-21 842</text:p>
          </table:table-cell>
          <table:table-cell office:value-type="float" office:value="-36298.677725886097" table:formula="of:=[.E19]+[.E13]" table:style-name="ce36">
            <text:p>-36 299</text:p>
          </table:table-cell>
          <table:table-cell office:value-type="float" office:value="-69486.896956327284" table:formula="of:=[.F19]+[.F13]" table:style-name="ce36">
            <text:p>-69 487</text:p>
          </table:table-cell>
          <table:table-cell office:value-type="float" office:value="-15289.380309311571" table:formula="of:=[.G19]+[.G13]" table:style-name="ce36">
            <text:p>-15 289</text:p>
          </table:table-cell>
          <table:table-cell office:value-type="float" office:value="538378.73584922007" table:formula="of:=[.H19]+[.H13]" table:style-name="ce36">
            <text:p>538 379</text:p>
          </table:table-cell>
          <table:table-cell table:number-columns-repeated="2" table:style-name="ce34"/>
          <table:table-cell table:number-columns-repeated="16374"/>
        </table:table-row>
        <table:table-row table:style-name="ro5">
          <table:table-cell office:value-type="string" table:style-name="ce32">
            <text:p>Check</text:p>
          </table:table-cell>
          <table:table-cell table:style-name="ce32"/>
          <table:table-cell office:value-type="float" office:value="-25447.703824200915" table:formula="of:=[.C20]-[.C8]" table:style-name="ce35">
            <text:p>-25 448</text:p>
          </table:table-cell>
          <table:table-cell office:value-type="float" office:value="-51331.061555719229" table:formula="of:=[.D20]-[.D8]" table:style-name="ce35">
            <text:p>-51 331</text:p>
          </table:table-cell>
          <table:table-cell office:value-type="float" office:value="-79868.278136845009" table:formula="of:=[.E20]-[.E8]" table:style-name="ce35">
            <text:p>-79 868</text:p>
          </table:table-cell>
          <table:table-cell office:value-type="float" office:value="-127789.90070413551" table:formula="of:=[.F20]-[.F8]" table:style-name="ce35">
            <text:p>-127 790</text:p>
          </table:table-cell>
          <table:table-cell office:value-type="float" office:value="-102361.87934384677" table:formula="of:=[.G20]-[.G8]" table:style-name="ce35">
            <text:p>-102 362</text:p>
          </table:table-cell>
          <table:table-cell office:value-type="float" office:value="421269.54386297055" table:formula="of:=[.H20]-[.H8]" table:style-name="ce35">
            <text:p>421 270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4">
            <text:p>DEMONSTRAÇÃO DE RESULTADOS</text:p>
          </table:table-cell>
          <table:table-cell table:number-columns-repeated="256" table:style-name="ce32"/>
          <table:table-cell table:number-columns-repeated="16127"/>
        </table:table-row>
        <table:table-row table:style-name="ro5">
          <table:table-cell office:value-type="string" table:style-name="ce32">
            <text:p>Volume de Negócios</text:p>
          </table:table-cell>
          <table:table-cell table:style-name="ce32"/>
          <table:table-cell office:value-type="float" office:value="0" table:formula="of:=[Vendas.B19]" table:style-name="ce35">
            <text:p>0</text:p>
          </table:table-cell>
          <table:table-cell office:value-type="float" office:value="0" table:formula="of:=[Vendas.C19]" table:style-name="ce35">
            <text:p>0</text:p>
          </table:table-cell>
          <table:table-cell office:value-type="float" office:value="0" table:formula="of:=[Vendas.D19]" table:style-name="ce35">
            <text:p>0</text:p>
          </table:table-cell>
          <table:table-cell office:value-type="float" office:value="0" table:formula="of:=[Vendas.E19]" table:style-name="ce35">
            <text:p>0</text:p>
          </table:table-cell>
          <table:table-cell office:value-type="float" office:value="0" table:formula="of:=[Vendas.F19]" table:style-name="ce35">
            <text:p>0</text:p>
          </table:table-cell>
          <table:table-cell office:value-type="float" office:value="0" table:formula="of:=[Vendas.G19]" table:style-name="ce35">
            <text:p>0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2">
            <text:p>CMVMC</text:p>
          </table:table-cell>
          <table:table-cell table:style-name="ce32"/>
          <table:table-cell office:value-type="float" office:value="0" table:formula="of:=-[CMVMC.B21]" table:style-name="ce35">
            <text:p>0</text:p>
          </table:table-cell>
          <table:table-cell office:value-type="float" office:value="0" table:formula="of:=-[CMVMC.C21]" table:style-name="ce35">
            <text:p>0</text:p>
          </table:table-cell>
          <table:table-cell office:value-type="float" office:value="0" table:formula="of:=-[CMVMC.D21]" table:style-name="ce35">
            <text:p>0</text:p>
          </table:table-cell>
          <table:table-cell office:value-type="float" office:value="0" table:formula="of:=-[CMVMC.E21]" table:style-name="ce35">
            <text:p>0</text:p>
          </table:table-cell>
          <table:table-cell office:value-type="float" office:value="0" table:formula="of:=-[CMVMC.F21]" table:style-name="ce35">
            <text:p>0</text:p>
          </table:table-cell>
          <table:table-cell office:value-type="float" office:value="0" table:formula="of:=-[CMVMC.G21]" table:style-name="ce35">
            <text:p>0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2">
            <text:p>Pessoal</text:p>
          </table:table-cell>
          <table:table-cell table:style-name="ce32"/>
          <table:table-cell office:value-type="float" office:value="0" table:formula="of:=-[Pessoal.C50]" table:style-name="ce35">
            <text:p>0</text:p>
          </table:table-cell>
          <table:table-cell office:value-type="float" office:value="0" table:formula="of:=-[Pessoal.D50]" table:style-name="ce35">
            <text:p>0</text:p>
          </table:table-cell>
          <table:table-cell office:value-type="float" office:value="0" table:formula="of:=-[Pessoal.E50]" table:style-name="ce35">
            <text:p>0</text:p>
          </table:table-cell>
          <table:table-cell office:value-type="float" office:value="0" table:formula="of:=-[Pessoal.F50]" table:style-name="ce35">
            <text:p>0</text:p>
          </table:table-cell>
          <table:table-cell office:value-type="float" office:value="0" table:formula="of:=-[Pessoal.G50]" table:style-name="ce35">
            <text:p>0</text:p>
          </table:table-cell>
          <table:table-cell office:value-type="float" office:value="0" table:formula="of:=-[Pessoal.H50]" table:style-name="ce35">
            <text:p>0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2">
            <text:p>Outros custos operacionais</text:p>
          </table:table-cell>
          <table:table-cell table:style-name="ce32"/>
          <table:table-cell office:value-type="float" office:value="0" table:formula="of:=-[FSE.B38]" table:style-name="ce35">
            <text:p>0</text:p>
          </table:table-cell>
          <table:table-cell office:value-type="float" office:value="0" table:formula="of:=-[FSE.C38]" table:style-name="ce35">
            <text:p>0</text:p>
          </table:table-cell>
          <table:table-cell office:value-type="float" office:value="0" table:formula="of:=-[FSE.D38]" table:style-name="ce35">
            <text:p>0</text:p>
          </table:table-cell>
          <table:table-cell office:value-type="float" office:value="0" table:formula="of:=-[FSE.E38]" table:style-name="ce35">
            <text:p>0</text:p>
          </table:table-cell>
          <table:table-cell office:value-type="float" office:value="0" table:formula="of:=-[FSE.F38]" table:style-name="ce35">
            <text:p>0</text:p>
          </table:table-cell>
          <table:table-cell office:value-type="float" office:value="0" table:formula="of:=-[FSE.G38]" table:style-name="ce35">
            <text:p>0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4">
            <text:p>Subtotal gastos desembolsáveis</text:p>
          </table:table-cell>
          <table:table-cell table:style-name="ce32"/>
          <table:table-cell office:value-type="float" office:value="-227779.88" table:formula="of:=SUM([.C25:.C27])" table:style-name="ce36">
            <text:p>-227 780</text:p>
          </table:table-cell>
          <table:table-cell office:value-type="float" office:value="-387844.13100000005" table:formula="of:=SUM([.D25:.D27])" table:style-name="ce36">
            <text:p>-387 844</text:p>
          </table:table-cell>
          <table:table-cell office:value-type="float" office:value="-561292.93985300011" table:formula="of:=SUM([.E25:.E27])" table:style-name="ce36">
            <text:p>-561 293</text:p>
          </table:table-cell>
          <table:table-cell office:value-type="float" office:value="-761967.04642536899" table:formula="of:=SUM([.F25:.F27])" table:style-name="ce36">
            <text:p>-761 967</text:p>
          </table:table-cell>
          <table:table-cell office:value-type="float" office:value="-1034983.5946732338" table:formula="of:=SUM([.G25:.G27])" table:style-name="ce36">
            <text:p>-1 034 984</text:p>
          </table:table-cell>
          <table:table-cell office:value-type="float" office:value="-893760.72724082717" table:formula="of:=SUM([.H25:.H27])" table:style-name="ce36">
            <text:p>-893 761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4">
            <text:p>EBITDA</text:p>
          </table:table-cell>
          <table:table-cell table:style-name="ce34"/>
          <table:table-cell office:value-type="float" office:value="-32779.880000000005" table:formula="of:=[.C24]+[.C28]" table:style-name="ce36">
            <text:p>-32 780</text:p>
          </table:table-cell>
          <table:table-cell office:value-type="float" office:value="-29059.131000000052" table:formula="of:=[.D24]+[.D28]" table:style-name="ce36">
            <text:p>-29 059</text:p>
          </table:table-cell>
          <table:table-cell office:value-type="float" office:value="-31196.134853000054" table:formula="of:=[.E24]+[.E28]" table:style-name="ce36">
            <text:p>-31 196</text:p>
          </table:table-cell>
          <table:table-cell office:value-type="float" office:value="-52613.83416036889" table:formula="of:=[.F24]+[.F28]" table:style-name="ce36">
            <text:p>-52 614</text:p>
          </table:table-cell>
          <table:table-cell office:value-type="float" office:value="24398.476913611172" table:formula="of:=[.G24]+[.G28]" table:style-name="ce36">
            <text:p>24 398</text:p>
          </table:table-cell>
          <table:table-cell office:value-type="float" office:value="531067.77525854181" table:formula="of:=[.H24]+[.H28]" table:style-name="ce36">
            <text:p>531 068</text:p>
          </table:table-cell>
          <table:table-cell table:number-columns-repeated="16376" table:style-name="ce34"/>
        </table:table-row>
        <table:table-row table:style-name="ro5">
          <table:table-cell office:value-type="string" table:style-name="ce32">
            <text:p>Depreciações</text:p>
          </table:table-cell>
          <table:table-cell table:style-name="ce32"/>
          <table:table-cell office:value-type="float" office:value="0" table:formula="of:=-[Investimentos_e_Depreciações.C124]" table:style-name="ce35">
            <text:p>0</text:p>
          </table:table-cell>
          <table:table-cell office:value-type="float" office:value="0" table:formula="of:=-[Investimentos_e_Depreciações.D124]" table:style-name="ce35">
            <text:p>0</text:p>
          </table:table-cell>
          <table:table-cell office:value-type="float" office:value="0" table:formula="of:=-[Investimentos_e_Depreciações.E124]" table:style-name="ce35">
            <text:p>0</text:p>
          </table:table-cell>
          <table:table-cell office:value-type="float" office:value="0" table:formula="of:=-[Investimentos_e_Depreciações.F124]" table:style-name="ce35">
            <text:p>0</text:p>
          </table:table-cell>
          <table:table-cell office:value-type="float" office:value="0" table:formula="of:=-[Investimentos_e_Depreciações.G124]" table:style-name="ce35">
            <text:p>0</text:p>
          </table:table-cell>
          <table:table-cell office:value-type="float" office:value="0" table:formula="of:=-[Investimentos_e_Depreciações.H124]" table:style-name="ce35">
            <text:p>0</text:p>
          </table:table-cell>
          <table:table-cell table:number-columns-repeated="249" table:style-name="ce32"/>
          <table:table-cell table:number-columns-repeated="16127"/>
        </table:table-row>
        <table:table-row table:style-name="ro5">
          <table:table-cell office:value-type="string" table:style-name="ce34">
            <text:p>Total Gastos de Exploração</text:p>
          </table:table-cell>
          <table:table-cell table:style-name="ce34"/>
          <table:table-cell office:value-type="float" office:value="-227779.88" table:formula="of:=[.C30]+[.C28]" table:style-name="ce36">
            <text:p>-227 780</text:p>
          </table:table-cell>
          <table:table-cell office:value-type="float" office:value="-387844.13100000005" table:formula="of:=[.D30]+[.D28]" table:style-name="ce36">
            <text:p>-387 844</text:p>
          </table:table-cell>
          <table:table-cell office:value-type="float" office:value="-561292.93985300011" table:formula="of:=[.E30]+[.E28]" table:style-name="ce36">
            <text:p>-561 293</text:p>
          </table:table-cell>
          <table:table-cell office:value-type="float" office:value="-761967.04642536899" table:formula="of:=[.F30]+[.F28]" table:style-name="ce36">
            <text:p>-761 967</text:p>
          </table:table-cell>
          <table:table-cell office:value-type="float" office:value="-1034983.5946732338" table:formula="of:=[.G30]+[.G28]" table:style-name="ce36">
            <text:p>-1 034 984</text:p>
          </table:table-cell>
          <table:table-cell office:value-type="float" office:value="-893760.72724082717" table:formula="of:=[.H30]+[.H28]" table:style-name="ce36">
            <text:p>-893 761</text:p>
          </table:table-cell>
          <table:table-cell table:number-columns-repeated="16376" table:style-name="ce34"/>
        </table:table-row>
        <table:table-row table:style-name="ro5">
          <table:table-cell office:value-type="string" table:style-name="ce34">
            <text:p>EBIT</text:p>
          </table:table-cell>
          <table:table-cell table:style-name="ce34"/>
          <table:table-cell office:value-type="float" office:value="-32779.880000000005" table:formula="of:=[.C29]+[.C30]" table:style-name="ce36">
            <text:p>-32 780</text:p>
          </table:table-cell>
          <table:table-cell office:value-type="float" office:value="-29059.131000000052" table:formula="of:=[.D29]+[.D30]" table:style-name="ce36">
            <text:p>-29 059</text:p>
          </table:table-cell>
          <table:table-cell office:value-type="float" office:value="-31196.134853000054" table:formula="of:=[.E29]+[.E30]" table:style-name="ce36">
            <text:p>-31 196</text:p>
          </table:table-cell>
          <table:table-cell office:value-type="float" office:value="-52613.83416036889" table:formula="of:=[.F29]+[.F30]" table:style-name="ce36">
            <text:p>-52 614</text:p>
          </table:table-cell>
          <table:table-cell office:value-type="float" office:value="24398.476913611172" table:formula="of:=[.G29]+[.G30]" table:style-name="ce36">
            <text:p>24 398</text:p>
          </table:table-cell>
          <table:table-cell office:value-type="float" office:value="531067.77525854181" table:formula="of:=[.H29]+[.H30]" table:style-name="ce36">
            <text:p>531 068</text:p>
          </table:table-cell>
          <table:table-cell table:number-columns-repeated="16376" table:style-name="ce34"/>
        </table:table-row>
        <table:table-row table:style-name="ro5">
          <table:table-cell office:value-type="string" table:style-name="ce32">
            <text:p>Encargos Financeiros</text:p>
          </table:table-cell>
          <table:table-cell table:style-name="ce32"/>
          <table:table-cell office:value-type="float" office:value="0" table:formula="of:=-[Funding.C31]" table:style-name="ce35">
            <text:p>0</text:p>
          </table:table-cell>
          <table:table-cell office:value-type="float" office:value="0" table:formula="of:=-[Funding.D31]" table:style-name="ce35">
            <text:p>0</text:p>
          </table:table-cell>
          <table:table-cell office:value-type="float" office:value="0" table:formula="of:=-[Funding.E31]" table:style-name="ce35">
            <text:p>0</text:p>
          </table:table-cell>
          <table:table-cell office:value-type="float" office:value="0" table:formula="of:=-[Funding.F31]" table:style-name="ce35">
            <text:p>0</text:p>
          </table:table-cell>
          <table:table-cell office:value-type="float" office:value="0" table:formula="of:=-[Funding.G31]" table:style-name="ce35">
            <text:p>0</text:p>
          </table:table-cell>
          <table:table-cell office:value-type="float" office:value="0" table:formula="of:=-[Funding.H31]" table:style-name="ce35">
            <text:p>0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Resultado Antes de Impostos</text:p>
          </table:table-cell>
          <table:table-cell table:style-name="ce34"/>
          <table:table-cell office:value-type="float" office:value="-32779.880000000005" table:formula="of:=+[.C32]+[.C33]" table:style-name="ce36">
            <text:p>-32 780</text:p>
          </table:table-cell>
          <table:table-cell office:value-type="float" office:value="-29059.131000000052" table:formula="of:=+[.D32]+[.D33]" table:style-name="ce36">
            <text:p>-29 059</text:p>
          </table:table-cell>
          <table:table-cell office:value-type="float" office:value="-31196.134853000054" table:formula="of:=+[.E32]+[.E33]" table:style-name="ce36">
            <text:p>-31 196</text:p>
          </table:table-cell>
          <table:table-cell office:value-type="float" office:value="-52613.83416036889" table:formula="of:=+[.F32]+[.F33]" table:style-name="ce36">
            <text:p>-52 614</text:p>
          </table:table-cell>
          <table:table-cell office:value-type="float" office:value="24398.476913611172" table:formula="of:=+[.G32]+[.G33]" table:style-name="ce36">
            <text:p>24 398</text:p>
          </table:table-cell>
          <table:table-cell office:value-type="float" office:value="531067.77525854181" table:formula="of:=+[.H32]+[.H33]" table:style-name="ce36">
            <text:p>531 068</text:p>
          </table:table-cell>
          <table:table-cell table:number-columns-repeated="16376" table:style-name="ce34"/>
        </table:table-row>
        <table:table-row table:style-name="ro5">
          <table:table-cell office:value-type="string" table:style-name="ce32">
            <text:p>Impostos</text:p>
          </table:table-cell>
          <table:table-cell table:style-name="ce32"/>
          <table:table-cell office:value-type="float" office:value="0" table:formula="of:=-[Corporate_Income_Tax.C3]" table:style-name="ce35">
            <text:p>0</text:p>
          </table:table-cell>
          <table:table-cell office:value-type="float" office:value="0" table:formula="of:=-[Corporate_Income_Tax.D3]" table:style-name="ce35">
            <text:p>0</text:p>
          </table:table-cell>
          <table:table-cell office:value-type="float" office:value="0" table:formula="of:=-[Corporate_Income_Tax.E3]" table:style-name="ce35">
            <text:p>0</text:p>
          </table:table-cell>
          <table:table-cell office:value-type="float" office:value="0" table:formula="of:=-[Corporate_Income_Tax.F3]" table:style-name="ce35">
            <text:p>0</text:p>
          </table:table-cell>
          <table:table-cell office:value-type="float" office:value="0" table:formula="of:=-[Corporate_Income_Tax.G3]" table:style-name="ce35">
            <text:p>0</text:p>
          </table:table-cell>
          <table:table-cell office:value-type="float" office:value="0" table:formula="of:=-[Corporate_Income_Tax.H3]" table:style-name="ce35">
            <text:p>0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RESULTADO LÍQUIDO</text:p>
          </table:table-cell>
          <table:table-cell table:style-name="ce34"/>
          <table:table-cell office:value-type="float" office:value="-32779.880000000005" table:formula="of:=[.C35]+[.C34]" table:style-name="ce36">
            <text:p>-32 780</text:p>
          </table:table-cell>
          <table:table-cell office:value-type="float" office:value="-29059.131000000052" table:formula="of:=[.D35]+[.D34]" table:style-name="ce36">
            <text:p>-29 059</text:p>
          </table:table-cell>
          <table:table-cell office:value-type="float" office:value="-31196.134853000054" table:formula="of:=[.E35]+[.E34]" table:style-name="ce36">
            <text:p>-31 196</text:p>
          </table:table-cell>
          <table:table-cell office:value-type="float" office:value="-52613.83416036889" table:formula="of:=[.F35]+[.F34]" table:style-name="ce36">
            <text:p>-52 614</text:p>
          </table:table-cell>
          <table:table-cell office:value-type="float" office:value="52892.345142054255" table:formula="of:=[.G35]+[.G34]" table:style-name="ce36">
            <text:p>52 892</text:p>
          </table:table-cell>
          <table:table-cell office:value-type="float" office:value="434760.71630122757" table:formula="of:=[.H35]+[.H34]" table:style-name="ce36">
            <text:p>434 761</text:p>
          </table:table-cell>
          <table:table-cell table:number-columns-repeated="16376" table:style-name="ce34"/>
        </table:table-row>
        <table:table-row table:style-name="ro5">
          <table:table-cell table:number-columns-repeated="2" table:style-name="ce34"/>
          <table:table-cell table:number-columns-repeated="6" table:style-name="ce36"/>
          <table:table-cell table:number-columns-repeated="16376" table:style-name="ce34"/>
        </table:table-row>
        <table:table-row table:style-name="ro5">
          <table:table-cell office:value-type="string" table:style-name="ce34">
            <text:p>CASH-FLOW</text:p>
          </table:table-cell>
          <table:table-cell table:style-name="ce34"/>
          <table:table-cell table:number-columns-repeated="6" table:style-name="ce36"/>
          <table:table-cell table:number-columns-repeated="16376" table:style-name="ce34"/>
        </table:table-row>
        <table:table-row table:style-name="ro5">
          <table:table-cell office:value-type="string" table:style-name="ce32">
            <text:p>Resultados líquidos</text:p>
          </table:table-cell>
          <table:table-cell table:style-name="ce34"/>
          <table:table-cell office:value-type="float" office:value="-32779.880000000005" table:formula="of:=[.C36]" table:style-name="ce36">
            <text:p>-32 780</text:p>
          </table:table-cell>
          <table:table-cell office:value-type="float" office:value="-29059.131000000052" table:formula="of:=[.D36]" table:style-name="ce36">
            <text:p>-29 059</text:p>
          </table:table-cell>
          <table:table-cell office:value-type="float" office:value="-31196.134853000054" table:formula="of:=[.E36]" table:style-name="ce36">
            <text:p>-31 196</text:p>
          </table:table-cell>
          <table:table-cell office:value-type="float" office:value="-52613.83416036889" table:formula="of:=[.F36]" table:style-name="ce36">
            <text:p>-52 614</text:p>
          </table:table-cell>
          <table:table-cell office:value-type="float" office:value="52892.345142054255" table:formula="of:=[.G36]" table:style-name="ce36">
            <text:p>52 892</text:p>
          </table:table-cell>
          <table:table-cell office:value-type="float" office:value="434760.71630122757" table:formula="of:=[.H36]" table:style-name="ce36">
            <text:p>434 761</text:p>
          </table:table-cell>
          <table:table-cell table:number-columns-repeated="16376" table:style-name="ce34"/>
        </table:table-row>
        <table:table-row table:style-name="ro5">
          <table:table-cell office:value-type="string" table:style-name="ce32">
            <text:p>Depreciações</text:p>
          </table:table-cell>
          <table:table-cell table:style-name="ce32"/>
          <table:table-cell office:value-type="float" office:value="0" table:formula="of:=-[.C30]" table:style-name="ce35">
            <text:p>0</text:p>
          </table:table-cell>
          <table:table-cell office:value-type="float" office:value="0" table:formula="of:=-[.D30]" table:style-name="ce35">
            <text:p>0</text:p>
          </table:table-cell>
          <table:table-cell office:value-type="float" office:value="0" table:formula="of:=-[.E30]" table:style-name="ce35">
            <text:p>0</text:p>
          </table:table-cell>
          <table:table-cell office:value-type="float" office:value="0" table:formula="of:=-[.F30]" table:style-name="ce35">
            <text:p>0</text:p>
          </table:table-cell>
          <table:table-cell office:value-type="float" office:value="0" table:formula="of:=-[.G30]" table:style-name="ce35">
            <text:p>0</text:p>
          </table:table-cell>
          <table:table-cell office:value-type="float" office:value="0" table:formula="of:=-[.H30]" table:style-name="ce35">
            <text:p>0</text:p>
          </table:table-cell>
          <table:table-cell table:number-columns-repeated="16376"/>
        </table:table-row>
        <table:table-row table:style-name="ro5">
          <table:table-cell office:value-type="string" table:style-name="ce32">
            <text:p>Variação no fundo de maneio</text:p>
          </table:table-cell>
          <table:table-cell table:style-name="ce32"/>
          <table:table-cell office:value-type="float" office:value="3332.176175799088" table:formula="of:=SUM([.C16:.C17])-SUM([.B16:.B17])-(SUM([.C4:.C6])-SUM([.B4:.B6]))" table:style-name="ce37">
            <text:p>3 332</text:p>
          </table:table-cell>
          <table:table-cell office:value-type="float" office:value="1175.7732684817402" table:formula="of:=SUM([.D16:.D17])-SUM([.C16:.C17])-(SUM([.D4:.D6])-SUM([.C4:.C6]))" table:style-name="ce37">
            <text:p>1 176</text:p>
          </table:table-cell>
          <table:table-cell office:value-type="float" office:value="658.91827187428134" table:formula="of:=SUM([.E16:.E17])-SUM([.D16:.D17])-(SUM([.E4:.E6])-SUM([.D4:.D6]))" table:style-name="ce37">
            <text:p>659</text:p>
          </table:table-cell>
          <table:table-cell office:value-type="float" office:value="2692.2115930783839" table:formula="of:=SUM([.F16:.F17])-SUM([.E16:.E17])-(SUM([.F4:.F6])-SUM([.E4:.E6]))" table:style-name="ce37">
            <text:p>2 692</text:p>
          </table:table-cell>
          <table:table-cell office:value-type="float" office:value="-29464.323781765517" table:formula="of:=SUM([.G16:.G17])-SUM([.F16:.F17])-(SUM([.G4:.G6])-SUM([.F4:.F6]))" table:style-name="ce37">
            <text:p>-29 464</text:p>
          </table:table-cell>
          <table:table-cell office:value-type="float" office:value="86870.706905589715" table:formula="of:=SUM([.H16:.H17])-SUM([.G16:.G17])-(SUM([.H4:.H6])-SUM([.G4:.G6]))" table:style-name="ce37">
            <text:p>86 871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Cash-Flow from Operations</text:p>
          </table:table-cell>
          <table:table-cell table:style-name="ce34"/>
          <table:table-cell office:value-type="float" office:value="-29447.703824200915" table:formula="of:=SUM([.C39:.C41])" table:style-name="ce36">
            <text:p>-29 448</text:p>
          </table:table-cell>
          <table:table-cell office:value-type="float" office:value="-27883.357731518314" table:formula="of:=SUM([.D39:.D41])" table:style-name="ce36">
            <text:p>-27 883</text:p>
          </table:table-cell>
          <table:table-cell office:value-type="float" office:value="-30537.216581125773" table:formula="of:=SUM([.E39:.E41])" table:style-name="ce36">
            <text:p>-30 537</text:p>
          </table:table-cell>
          <table:table-cell office:value-type="float" office:value="-49921.622567290506" table:formula="of:=SUM([.F39:.F41])" table:style-name="ce36">
            <text:p>-49 922</text:p>
          </table:table-cell>
          <table:table-cell office:value-type="float" office:value="23428.021360288738" table:formula="of:=SUM([.G39:.G41])" table:style-name="ce36">
            <text:p>23 428</text:p>
          </table:table-cell>
          <table:table-cell office:value-type="float" office:value="521631.4232068173" table:formula="of:=SUM([.H39:.H41])" table:style-name="ce36">
            <text:p>521 631</text:p>
          </table:table-cell>
          <table:table-cell table:number-columns-repeated="16376"/>
        </table:table-row>
        <table:table-row table:style-name="ro5">
          <table:table-cell office:value-type="string" table:style-name="ce32">
            <text:p>Investimentos em ativos fixos</text:p>
          </table:table-cell>
          <table:table-cell table:style-name="ce32"/>
          <table:table-cell office:value-type="float" office:value="0" table:formula="of:=-SUM([Investimentos_e_Depreciações.C5:.C16])" table:style-name="ce35">
            <text:p>0</text:p>
          </table:table-cell>
          <table:table-cell office:value-type="float" office:value="0" table:formula="of:=-SUM([Investimentos_e_Depreciações.D5:.D16])" table:style-name="ce35">
            <text:p>0</text:p>
          </table:table-cell>
          <table:table-cell office:value-type="float" office:value="0" table:formula="of:=-SUM([Investimentos_e_Depreciações.E5:.E16])" table:style-name="ce35">
            <text:p>0</text:p>
          </table:table-cell>
          <table:table-cell office:value-type="float" office:value="0" table:formula="of:=-SUM([Investimentos_e_Depreciações.F5:.F16])" table:style-name="ce35">
            <text:p>0</text:p>
          </table:table-cell>
          <table:table-cell office:value-type="float" office:value="0" table:formula="of:=-SUM([Investimentos_e_Depreciações.G5:.G16])" table:style-name="ce35">
            <text:p>0</text:p>
          </table:table-cell>
          <table:table-cell office:value-type="float" office:value="0" table:formula="of:=-SUM([Investimentos_e_Depreciações.H5:.H16])" table:style-name="ce35">
            <text:p>0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Free Cash Flow</text:p>
          </table:table-cell>
          <table:table-cell table:style-name="ce34"/>
          <table:table-cell office:value-type="float" office:value="-29447.703824200915" table:formula="of:=SUM([.C42:.C43])" table:style-name="ce36">
            <text:p>-29 448</text:p>
          </table:table-cell>
          <table:table-cell office:value-type="float" office:value="-27883.357731518314" table:formula="of:=SUM([.D42:.D43])" table:style-name="ce36">
            <text:p>-27 883</text:p>
          </table:table-cell>
          <table:table-cell office:value-type="float" office:value="-30537.216581125773" table:formula="of:=SUM([.E42:.E43])" table:style-name="ce36">
            <text:p>-30 537</text:p>
          </table:table-cell>
          <table:table-cell office:value-type="float" office:value="-49921.622567290506" table:formula="of:=SUM([.F42:.F43])" table:style-name="ce36">
            <text:p>-49 922</text:p>
          </table:table-cell>
          <table:table-cell office:value-type="float" office:value="23428.021360288738" table:formula="of:=SUM([.G42:.G43])" table:style-name="ce36">
            <text:p>23 428</text:p>
          </table:table-cell>
          <table:table-cell office:value-type="float" office:value="521631.4232068173" table:formula="of:=SUM([.H42:.H43])" table:style-name="ce36">
            <text:p>521 631</text:p>
          </table:table-cell>
          <table:table-cell table:number-columns-repeated="16376"/>
        </table:table-row>
        <table:table-row table:style-name="ro5">
          <table:table-cell office:value-type="string" table:style-name="ce32">
            <text:p>Variação em empréstimos</text:p>
          </table:table-cell>
          <table:table-cell table:style-name="ce32"/>
          <table:table-cell office:value-type="float" office:value="2000" table:formula="of:=([.C14]+[.C15]+[.C18])-([.B14]+[.B15]+[.B18])" table:style-name="ce35">
            <text:p>2 000</text:p>
          </table:table-cell>
          <table:table-cell office:value-type="float" office:value="0" table:formula="of:=([.D14]+[.D15]+[.D18])-([.C14]+[.C15]+[.C18])" table:style-name="ce35">
            <text:p>0</text:p>
          </table:table-cell>
          <table:table-cell office:value-type="float" office:value="0" table:formula="of:=([.E14]+[.E15]+[.E18])-([.D14]+[.D15]+[.D18])" table:style-name="ce35">
            <text:p>0</text:p>
          </table:table-cell>
          <table:table-cell office:value-type="float" office:value="0" table:formula="of:=([.F14]+[.F15]+[.F18])-([.E14]+[.E15]+[.E18])" table:style-name="ce35">
            <text:p>0</text:p>
          </table:table-cell>
          <table:table-cell office:value-type="float" office:value="0" table:formula="of:=([.G14]+[.G15]+[.G18])-([.F14]+[.F15]+[.F18])" table:style-name="ce35">
            <text:p>0</text:p>
          </table:table-cell>
          <table:table-cell office:value-type="float" office:value="0" table:formula="of:=([.H14]+[.H15]+[.H18])-([.G14]+[.G15]+[.G18])" table:style-name="ce35">
            <text:p>0</text:p>
          </table:table-cell>
          <table:table-cell table:number-columns-repeated="16376"/>
        </table:table-row>
        <table:table-row table:style-name="ro5">
          <table:table-cell office:value-type="string" table:style-name="ce32">
            <text:p>Variação no capital próprio</text:p>
          </table:table-cell>
          <table:table-cell table:style-name="ce32"/>
          <table:table-cell office:value-type="float" office:value="2000" table:formula="of:=[.C13]-[.B13]-[.C12]" table:style-name="ce35">
            <text:p>2 000</text:p>
          </table:table-cell>
          <table:table-cell office:value-type="float" office:value="2000" table:formula="of:=[.D13]-[.C13]-[.D12]" table:style-name="ce35">
            <text:p>2 000</text:p>
          </table:table-cell>
          <table:table-cell office:value-type="float" office:value="2000" table:formula="of:=[.E13]-[.D13]-[.E12]" table:style-name="ce35">
            <text:p>2 000</text:p>
          </table:table-cell>
          <table:table-cell office:value-type="float" office:value="2000" table:formula="of:=[.F13]-[.E13]-[.F12]" table:style-name="ce35">
            <text:p>2 000</text:p>
          </table:table-cell>
          <table:table-cell office:value-type="float" office:value="2000" table:formula="of:=[.G13]-[.F13]-[.G12]" table:style-name="ce35">
            <text:p>2 000</text:p>
          </table:table-cell>
          <table:table-cell office:value-type="float" office:value="2000" table:formula="of:=[.H13]-[.G13]-[.H12]" table:style-name="ce35">
            <text:p>2 000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Variação em caixa &amp; bancos</text:p>
          </table:table-cell>
          <table:table-cell table:style-name="ce34"/>
          <table:table-cell office:value-type="float" office:value="-25447.703824200915" table:formula="of:=SUM([.C44:.C46])" table:style-name="ce36">
            <text:p>-25 448</text:p>
          </table:table-cell>
          <table:table-cell office:value-type="float" office:value="-25883.357731518314" table:formula="of:=SUM([.D44:.D46])" table:style-name="ce36">
            <text:p>-25 883</text:p>
          </table:table-cell>
          <table:table-cell office:value-type="float" office:value="-28537.216581125773" table:formula="of:=SUM([.E44:.E46])" table:style-name="ce36">
            <text:p>-28 537</text:p>
          </table:table-cell>
          <table:table-cell office:value-type="float" office:value="-47921.622567290506" table:formula="of:=SUM([.F44:.F46])" table:style-name="ce36">
            <text:p>-47 922</text:p>
          </table:table-cell>
          <table:table-cell office:value-type="float" office:value="25428.021360288738" table:formula="of:=SUM([.G44:.G46])" table:style-name="ce36">
            <text:p>25 428</text:p>
          </table:table-cell>
          <table:table-cell office:value-type="float" office:value="523631.4232068173" table:formula="of:=SUM([.H44:.H46])" table:style-name="ce36">
            <text:p>523 631</text:p>
          </table:table-cell>
          <table:table-cell table:number-columns-repeated="16376"/>
        </table:table-row>
        <table:table-row table:style-name="ro5">
          <table:table-cell office:value-type="string" table:style-name="ce32">
            <text:p>Check</text:p>
          </table:table-cell>
          <table:table-cell table:style-name="ce32"/>
          <table:table-cell office:value-type="float" office:value="25447.703824200915" table:formula="of:=[.C7]-[.B7]-[.C47]" table:style-name="ce35">
            <text:p>25 448</text:p>
          </table:table-cell>
          <table:table-cell office:value-type="float" office:value="25883.357731518314" table:formula="of:=[.D7]-[.C7]-[.D47]" table:style-name="ce35">
            <text:p>25 883</text:p>
          </table:table-cell>
          <table:table-cell office:value-type="float" office:value="28537.216581125773" table:formula="of:=[.E7]-[.D7]-[.E47]" table:style-name="ce35">
            <text:p>28 537</text:p>
          </table:table-cell>
          <table:table-cell office:value-type="float" office:value="47921.622567290506" table:formula="of:=[.F7]-[.E7]-[.F47]" table:style-name="ce35">
            <text:p>47 922</text:p>
          </table:table-cell>
          <table:table-cell office:value-type="float" office:value="-25428.021360288738" table:formula="of:=[.G7]-[.F7]-[.G47]" table:style-name="ce35">
            <text:p>-25 428</text:p>
          </table:table-cell>
          <table:table-cell office:value-type="float" office:value="-523631.4232068173" table:formula="of:=[.H7]-[.G7]-[.H47]" table:style-name="ce35">
            <text:p>-523 631</text:p>
          </table:table-cell>
          <table:table-cell table:number-columns-repeated="16376"/>
        </table:table-row>
        <table:table-row table:number-rows-repeated="2" table:style-name="ro5">
          <table:table-cell table:number-columns-repeated="2" table:style-name="ce32"/>
          <table:table-cell table:style-name="ce35"/>
          <table:table-cell table:number-columns-repeated="254" table:style-name="ce32"/>
          <table:table-cell table:number-columns-repeated="16127"/>
        </table:table-row>
        <table:table-row table:style-name="ro5">
          <table:table-cell table:number-columns-repeated="2" table:style-name="ce34"/>
          <table:table-cell table:style-name="ce35"/>
          <table:table-cell table:number-columns-repeated="254" table:style-name="ce32"/>
          <table:table-cell table:number-columns-repeated="16127"/>
        </table:table-row>
        <table:table-row table:style-name="ro5">
          <table:table-cell office:value-type="string" table:style-name="ce34">
            <text:p>Free cash flow to Equity</text:p>
          </table:table-cell>
          <table:table-cell table:style-name="ce34"/>
          <table:table-cell office:value-type="float" office:value="-27447.703824200915" table:formula="of:=[.C47]-[.C46]" table:style-name="ce35">
            <text:p>-27 448</text:p>
          </table:table-cell>
          <table:table-cell office:value-type="float" office:value="-27883.357731518314" table:formula="of:=[.D47]-[.D46]" table:style-name="ce35">
            <text:p>-27 883</text:p>
          </table:table-cell>
          <table:table-cell office:value-type="float" office:value="-30537.216581125773" table:formula="of:=[.E47]-[.E46]" table:style-name="ce35">
            <text:p>-30 537</text:p>
          </table:table-cell>
          <table:table-cell office:value-type="float" office:value="-49921.622567290506" table:formula="of:=[.F47]-[.F46]" table:style-name="ce35">
            <text:p>-49 922</text:p>
          </table:table-cell>
          <table:table-cell office:value-type="float" office:value="23428.021360288738" table:formula="of:=[.G47]-[.G46]" table:style-name="ce35">
            <text:p>23 428</text:p>
          </table:table-cell>
          <table:table-cell office:value-type="float" office:value="521631.4232068173" table:formula="of:=[.H47]-[.H46]" table:style-name="ce35">
            <text:p>521 631</text:p>
          </table:table-cell>
          <table:table-cell table:number-columns-repeated="16376"/>
        </table:table-row>
        <table:table-row table:style-name="ro5">
          <table:table-cell table:number-columns-repeated="2" table:style-name="ce34"/>
          <table:table-cell table:style-name="ce38"/>
          <table:table-cell table:number-columns-repeated="254" table:style-name="ce32"/>
          <table:table-cell table:number-columns-repeated="16127"/>
        </table:table-row>
        <table:table-row table:style-name="ro5">
          <table:table-cell office:value-type="string" table:style-name="ce34">
            <text:p>ROI primeiros 6 anos</text:p>
          </table:table-cell>
          <table:table-cell table:style-name="ce34"/>
          <table:table-cell office:value-type="percentage" office:value="0.49411881385797174" table:formula="of:=IRR([.C52:.H52])" table:style-name="ce38">
            <text:p>49,41%</text:p>
          </table:table-cell>
          <table:table-cell table:number-columns-repeated="254" table:style-name="ce32"/>
          <table:table-cell table:number-columns-repeated="16127"/>
        </table:table-row>
        <table:table-row table:style-name="ro5">
          <table:table-cell office:value-type="string" table:style-name="ce34">
            <text:p>VAL @ 10% sem perpetuidade</text:p>
          </table:table-cell>
          <table:table-cell table:style-name="ce34"/>
          <table:table-cell office:value-type="float" office:value="-90489.800023940494" table:formula="of:=NPV(0.1;[.C52:.G52])" table:style-name="ce36">
            <text:p>-90 490</text:p>
          </table:table-cell>
          <table:table-cell table:number-columns-repeated="254" table:style-name="ce32"/>
          <table:table-cell table:number-columns-repeated="16127"/>
        </table:table-row>
        <table:table-row table:style-name="ro5">
          <table:table-cell office:value-type="string" table:style-name="ce34">
            <text:p>VAL @ 10% com perpetuidade</text:p>
          </table:table-cell>
          <table:table-cell table:style-name="ce34"/>
          <table:table-cell office:value-type="float" office:value="3148430.9344441295" table:formula="of:=[.C55]+([.H52]/0.1)/(1.1^5)" table:style-name="ce36">
            <text:p>3 148 431</text:p>
          </table:table-cell>
          <table:table-cell table:number-columns-repeated="254" table:style-name="ce32"/>
          <table:table-cell table:number-columns-repeated="16127"/>
        </table:table-row>
        <table:table-row table:number-rows-repeated="104852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3" number:min-integer-digits="1" number:grouping="true"/>
    </number:number-style>
    <number:number-style style:name="N37P0">
      <number:number number:decimal-places="0" number:min-integer-digits="1" number:grouping="true"/>
    </number:number-style>
    <number:number-style style:name="N37">
      <style:text-properties fo:color="#FF0000"/>
      <number:text>-</number:text>
      <number:number number:decimal-places="0" number:min-integer-digits="1" number:grouping="true"/>
      <style:map style:condition="value()&gt;=0" style:apply-style-name="N37P0"/>
    </number:number-style>
    <number:percentage-style style:name="N38">
      <number:number number:decimal-places="3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Percent" style:family="table-cell" style:data-style-name="N13">
      <style:table-cell-properties style:vertical-align="automatic" fo:background-color="transparent"/>
      <style:text-properties fo:font-size="11pt" style:font-size-asian="11pt" style:font-size-complex="11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title/>
    <dc:description/>
    <dc:subject/>
    <meta:initial-creator>MP</meta:initial-creator>
    <dc:creator>Filipe  Neto</dc:creator>
    <meta:creation-date>2017-04-08T11:15:39Z</meta:creation-date>
    <dc:date>2019-11-28T12:54:30Z</dc:date>
    <meta:editing-cycles>1</meta:editing-cycles>
  </office:meta>
</office:document-meta>
</file>